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7.235in" svg:y="0.4161in">
            <draw:object draw:notify-on-update-of-ranges="Sheet1.AC1:Sheet1.AC1 Sheet1.AC2:Sheet1.AC49 Sheet1.AI1:Sheet1.AI1 Sheet1.AI2:Sheet1.AI49 Sheet1.AK1:Sheet1.AK1 Sheet1.AK2:Sheet1.AK4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4.7339in" svg:y="0.3925in">
            <draw:object draw:notify-on-update-of-ranges="Sheet1.K1:Sheet1.K1 Sheet1.K2:Sheet1.K49 Sheet1.L1:Sheet1.L1 Sheet1.L2:Sheet1.L4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0.9449in" svg:y="0.3819in">
            <draw:object draw:notify-on-update-of-ranges="Sheet1.Q1:Sheet1.Q1 Sheet1.Q2:Sheet1.Q49 Sheet1.R1:Sheet1.R1 Sheet1.R2:Sheet1.R4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0in" svg:y="5.0488in">
            <draw:object draw:notify-on-update-of-ranges="Sheet1.D51:Sheet1.D51 Sheet1.D52:Sheet1.D99 Sheet1.E51:Sheet1.E51 Sheet1.E52:Sheet1.E9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0in" svg:y="9.5346in">
            <draw:object draw:notify-on-update-of-ranges="Sheet1.D51:Sheet1.D51 Sheet1.D52:Sheet1.D99 Sheet1.E51:Sheet1.E51 Sheet1.E52:Sheet1.E99 Sheet1.F51:Sheet1.F51 Sheet1.F52:Sheet1.F9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6.2748in" svg:y="9.5453in">
            <draw:object draw:notify-on-update-of-ranges="Sheet1.D51:Sheet1.F51 Sheet1.D101:Sheet1.F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7" table:default-cell-style-name="Default"/>
        <table:table-row table:style-name="ro1">
          <table:table-cell table:number-columns-repeated="4"/>
          <table:table-cell table:formula="of:=[.B2]" office:value-type="string" office:string-value="main_create" calcext:value-type="string">
            <text:p>main_create</text:p>
          </table:table-cell>
          <table:table-cell table:number-columns-repeated="5"/>
          <table:table-cell table:formula="of:=[.H2]" office:value-type="string" office:string-value="create_domain" calcext:value-type="string">
            <text:p>create_domain</text:p>
          </table:table-cell>
          <table:table-cell office:value-type="string" calcext:value-type="string">
            <text:p>others</text:p>
          </table:table-cell>
          <table:table-cell table:number-columns-repeated="4"/>
          <table:table-cell table:formula="of:=[.N2]" office:value-type="string" office:string-value="libxl_domain_create_new" calcext:value-type="string">
            <text:p>libxl_domain_create_new</text:p>
          </table:table-cell>
          <table:table-cell office:value-type="string" calcext:value-type="string">
            <text:p>others</text:p>
          </table:table-cell>
          <table:table-cell table:number-columns-repeated="4"/>
          <table:table-cell table:formula="of:=[.T2]" office:value-type="string" office:string-value="initiate_domain_create" calcext:value-type="string">
            <text:p>initiate_domain_create</text:p>
          </table:table-cell>
          <table:table-cell table:number-columns-repeated="5"/>
          <table:table-cell table:formula="of:=[.Z2]" office:value-type="string" office:string-value="libxl__domain_make" calcext:value-type="string">
            <text:p>libxl__domain_make</text:p>
          </table:table-cell>
          <table:table-cell table:number-columns-repeated="5"/>
          <table:table-cell table:formula="of:=[.AF2]" office:value-type="string" office:string-value="libxl__bootloader_run" calcext:value-type="string">
            <text:p>libxl__bootloader_run</text:p>
          </table:table-cell>
          <table:table-cell/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results/boot.128.1.0.1/expe1/boot.10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6679424E+015" calcext:value-type="float">
            <text:p>1466601766794240</text:p>
          </table:table-cell>
          <table:table-cell office:value-type="float" office:value="1.46660176683394E+015" calcext:value-type="float">
            <text:p>1466601766833940</text:p>
          </table:table-cell>
          <table:table-cell office:value-type="float" office:value="39701" calcext:value-type="float">
            <text:p>39701</text:p>
          </table:table-cell>
          <table:table-cell/>
          <table:table-cell office:value-type="string" calcext:value-type="string">
            <text:p>results/boot.128.1.0.1/expe1/boot.10.128.1.0.1:33</text:p>
          </table:table-cell>
          <table:table-cell office:value-type="string" calcext:value-type="string">
            <text:p>create_domain</text:p>
          </table:table-cell>
          <table:table-cell office:value-type="float" office:value="1.46660176679427E+015" calcext:value-type="float">
            <text:p>1466601766794270</text:p>
          </table:table-cell>
          <table:table-cell office:value-type="float" office:value="1.46660176683393E+015" calcext:value-type="float">
            <text:p>1466601766833930</text:p>
          </table:table-cell>
          <table:table-cell office:value-type="float" office:value="39654" calcext:value-type="float">
            <text:p>39654</text:p>
          </table:table-cell>
          <table:table-cell table:formula="of:=[.E2]-[.K2]" office:value-type="float" office:value="47" calcext:value-type="float">
            <text:p>47</text:p>
          </table:table-cell>
          <table:table-cell office:value-type="string" calcext:value-type="string">
            <text:p>results/boot.128.1.0.1/expe1/boot.10.128.1.0.1:77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6679501E+015" calcext:value-type="float">
            <text:p>1466601766795010</text:p>
          </table:table-cell>
          <table:table-cell office:value-type="float" office:value="1.46660176683126E+015" calcext:value-type="float">
            <text:p>1466601766831260</text:p>
          </table:table-cell>
          <table:table-cell office:value-type="float" office:value="36247" calcext:value-type="float">
            <text:p>36247</text:p>
          </table:table-cell>
          <table:table-cell table:formula="of:=[.K2]-[.Q2]" office:value-type="float" office:value="3407" calcext:value-type="float">
            <text:p>3407</text:p>
          </table:table-cell>
          <table:table-cell office:value-type="string" calcext:value-type="string">
            <text:p>results/boot.128.1.0.1/expe1/boot.10.128.1.0.1:95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6679519E+015" calcext:value-type="float">
            <text:p>1466601766795190</text:p>
          </table:table-cell>
          <table:table-cell office:value-type="float" office:value="1.46660176683125E+015" calcext:value-type="float">
            <text:p>1466601766831250</text:p>
          </table:table-cell>
          <table:table-cell office:value-type="float" office:value="36063" calcext:value-type="float">
            <text:p>36063</text:p>
          </table:table-cell>
          <table:table-cell/>
          <table:table-cell office:value-type="string" calcext:value-type="string">
            <text:p>results/boot.128.1.0.1/expe1/boot.10.128.1.0.1:1286</text:p>
          </table:table-cell>
          <table:table-cell office:value-type="string" calcext:value-type="string">
            <text:p>libxl__domain_make</text:p>
          </table:table-cell>
          <table:table-cell office:value-type="float" office:value="1.46660176679552E+015" calcext:value-type="float">
            <text:p>1466601766795520</text:p>
          </table:table-cell>
          <table:table-cell office:value-type="float" office:value="1.46660176680843E+015" calcext:value-type="float">
            <text:p>1466601766808430</text:p>
          </table:table-cell>
          <table:table-cell office:value-type="float" office:value="12901" calcext:value-type="float">
            <text:p>12901</text:p>
          </table:table-cell>
          <table:table-cell/>
          <table:table-cell office:value-type="string" calcext:value-type="string">
            <text:p>results/boot.128.1.0.1/expe1/boot.10.128.1.0.1:14475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6680871E+015" calcext:value-type="float">
            <text:p>1466601766808710</text:p>
          </table:table-cell>
          <table:table-cell office:value-type="float" office:value="1.46660176683125E+015" calcext:value-type="float">
            <text:p>1466601766831250</text:p>
          </table:table-cell>
          <table:table-cell office:value-type="float" office:value="22537" calcext:value-type="float">
            <text:p>22537</text:p>
          </table:table-cell>
          <table:table-cell/>
          <table:table-cell table:formula="of:=[.W2]-[.AC2]-[.AI2]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results/boot.128.1.0.1/expe1/boot.11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7723571E+015" calcext:value-type="float">
            <text:p>1466601777235710</text:p>
          </table:table-cell>
          <table:table-cell office:value-type="float" office:value="1.46660177727524E+015" calcext:value-type="float">
            <text:p>1466601777275240</text:p>
          </table:table-cell>
          <table:table-cell office:value-type="float" office:value="39534" calcext:value-type="float">
            <text:p>39534</text:p>
          </table:table-cell>
          <table:table-cell/>
          <table:table-cell office:value-type="string" calcext:value-type="string">
            <text:p>results/boot.128.1.0.1/expe1/boot.11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77723574E+015" calcext:value-type="float">
            <text:p>1466601777235740</text:p>
          </table:table-cell>
          <table:table-cell office:value-type="float" office:value="1.46660177727523E+015" calcext:value-type="float">
            <text:p>1466601777275230</text:p>
          </table:table-cell>
          <table:table-cell office:value-type="float" office:value="39491" calcext:value-type="float">
            <text:p>39491</text:p>
          </table:table-cell>
          <table:table-cell table:formula="of:=[.E3]-[.K3]" office:value-type="float" office:value="43" calcext:value-type="float">
            <text:p>43</text:p>
          </table:table-cell>
          <table:table-cell office:value-type="string" calcext:value-type="string">
            <text:p>results/boot.128.1.0.1/expe1/boot.11.128.1.0.1:71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7723643E+015" calcext:value-type="float">
            <text:p>1466601777236430</text:p>
          </table:table-cell>
          <table:table-cell office:value-type="float" office:value="1.46660177727077E+015" calcext:value-type="float">
            <text:p>1466601777270770</text:p>
          </table:table-cell>
          <table:table-cell office:value-type="float" office:value="34343" calcext:value-type="float">
            <text:p>34343</text:p>
          </table:table-cell>
          <table:table-cell table:formula="of:=[.K3]-[.Q3]" office:value-type="float" office:value="5148" calcext:value-type="float">
            <text:p>5148</text:p>
          </table:table-cell>
          <table:table-cell office:value-type="string" calcext:value-type="string">
            <text:p>results/boot.128.1.0.1/expe1/boot.11.128.1.0.1:813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7723652E+015" calcext:value-type="float">
            <text:p>1466601777236520</text:p>
          </table:table-cell>
          <table:table-cell office:value-type="float" office:value="1.46660177727076E+015" calcext:value-type="float">
            <text:p>1466601777270760</text:p>
          </table:table-cell>
          <table:table-cell office:value-type="float" office:value="34241" calcext:value-type="float">
            <text:p>34241</text:p>
          </table:table-cell>
          <table:table-cell/>
          <table:table-cell office:value-type="string" calcext:value-type="string">
            <text:p>results/boot.128.1.0.1/expe1/boot.11.128.1.0.1:1139</text:p>
          </table:table-cell>
          <table:table-cell office:value-type="string" calcext:value-type="string">
            <text:p>libxl__domain_make</text:p>
          </table:table-cell>
          <table:table-cell office:value-type="float" office:value="1.46660177723685E+015" calcext:value-type="float">
            <text:p>1466601777236850</text:p>
          </table:table-cell>
          <table:table-cell office:value-type="float" office:value="1.46660177724836E+015" calcext:value-type="float">
            <text:p>1466601777248360</text:p>
          </table:table-cell>
          <table:table-cell office:value-type="float" office:value="11513" calcext:value-type="float">
            <text:p>11513</text:p>
          </table:table-cell>
          <table:table-cell/>
          <table:table-cell office:value-type="string" calcext:value-type="string">
            <text:p>results/boot.128.1.0.1/expe1/boot.11.128.1.0.1:1293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7724864E+015" calcext:value-type="float">
            <text:p>1466601777248640</text:p>
          </table:table-cell>
          <table:table-cell office:value-type="float" office:value="1.46660177727076E+015" calcext:value-type="float">
            <text:p>1466601777270760</text:p>
          </table:table-cell>
          <table:table-cell office:value-type="float" office:value="22123" calcext:value-type="float">
            <text:p>22123</text:p>
          </table:table-cell>
          <table:table-cell/>
          <table:table-cell table:formula="of:=[.W3]-[.AC3]-[.AI3]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results/boot.128.1.0.1/expe1/boot.12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8766383E+015" calcext:value-type="float">
            <text:p>1466601787663830</text:p>
          </table:table-cell>
          <table:table-cell office:value-type="float" office:value="1.46660178769483E+015" calcext:value-type="float">
            <text:p>1466601787694830</text:p>
          </table:table-cell>
          <table:table-cell office:value-type="float" office:value="30999" calcext:value-type="float">
            <text:p>30999</text:p>
          </table:table-cell>
          <table:table-cell/>
          <table:table-cell office:value-type="string" calcext:value-type="string">
            <text:p>results/boot.128.1.0.1/expe1/boot.12.128.1.0.1:55</text:p>
          </table:table-cell>
          <table:table-cell office:value-type="string" calcext:value-type="string">
            <text:p>create_domain</text:p>
          </table:table-cell>
          <table:table-cell office:value-type="float" office:value="1.46660178766388E+015" calcext:value-type="float">
            <text:p>1466601787663880</text:p>
          </table:table-cell>
          <table:table-cell office:value-type="float" office:value="1.46660178769478E+015" calcext:value-type="float">
            <text:p>1466601787694780</text:p>
          </table:table-cell>
          <table:table-cell office:value-type="float" office:value="30898" calcext:value-type="float">
            <text:p>30898</text:p>
          </table:table-cell>
          <table:table-cell table:formula="of:=[.E4]-[.K4]" office:value-type="float" office:value="101" calcext:value-type="float">
            <text:p>101</text:p>
          </table:table-cell>
          <table:table-cell office:value-type="string" calcext:value-type="string">
            <text:p>results/boot.128.1.0.1/expe1/boot.12.128.1.0.1:76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8766459E+015" calcext:value-type="float">
            <text:p>1466601787664590</text:p>
          </table:table-cell>
          <table:table-cell office:value-type="float" office:value="1.46660178769231E+015" calcext:value-type="float">
            <text:p>1466601787692310</text:p>
          </table:table-cell>
          <table:table-cell office:value-type="float" office:value="27717" calcext:value-type="float">
            <text:p>27717</text:p>
          </table:table-cell>
          <table:table-cell table:formula="of:=[.K4]-[.Q4]" office:value-type="float" office:value="3181" calcext:value-type="float">
            <text:p>3181</text:p>
          </table:table-cell>
          <table:table-cell office:value-type="string" calcext:value-type="string">
            <text:p>results/boot.128.1.0.1/expe1/boot.12.128.1.0.1:915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8766474E+015" calcext:value-type="float">
            <text:p>1466601787664740</text:p>
          </table:table-cell>
          <table:table-cell office:value-type="float" office:value="1.4666017876923E+015" calcext:value-type="float">
            <text:p>1466601787692300</text:p>
          </table:table-cell>
          <table:table-cell office:value-type="float" office:value="27555" calcext:value-type="float">
            <text:p>27555</text:p>
          </table:table-cell>
          <table:table-cell/>
          <table:table-cell office:value-type="string" calcext:value-type="string">
            <text:p>results/boot.128.1.0.1/expe1/boot.12.128.1.0.1:1258</text:p>
          </table:table-cell>
          <table:table-cell office:value-type="string" calcext:value-type="string">
            <text:p>libxl__domain_make</text:p>
          </table:table-cell>
          <table:table-cell office:value-type="float" office:value="1.46660178766509E+015" calcext:value-type="float">
            <text:p>1466601787665090</text:p>
          </table:table-cell>
          <table:table-cell office:value-type="float" office:value="1.4666017876768E+015" calcext:value-type="float">
            <text:p>1466601787676800</text:p>
          </table:table-cell>
          <table:table-cell office:value-type="float" office:value="11713" calcext:value-type="float">
            <text:p>11713</text:p>
          </table:table-cell>
          <table:table-cell/>
          <table:table-cell office:value-type="string" calcext:value-type="string">
            <text:p>results/boot.128.1.0.1/expe1/boot.12.128.1.0.1:13254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8767708E+015" calcext:value-type="float">
            <text:p>1466601787677080</text:p>
          </table:table-cell>
          <table:table-cell office:value-type="float" office:value="1.4666017876923E+015" calcext:value-type="float">
            <text:p>1466601787692300</text:p>
          </table:table-cell>
          <table:table-cell office:value-type="float" office:value="15215" calcext:value-type="float">
            <text:p>15215</text:p>
          </table:table-cell>
          <table:table-cell/>
          <table:table-cell table:formula="of:=[.W4]-[.AC4]-[.AI4]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results/boot.128.1.0.1/expe1/boot.13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9804721E+015" calcext:value-type="float">
            <text:p>1466601798047210</text:p>
          </table:table-cell>
          <table:table-cell office:value-type="float" office:value="1.46660179807623E+015" calcext:value-type="float">
            <text:p>1466601798076230</text:p>
          </table:table-cell>
          <table:table-cell office:value-type="float" office:value="29019" calcext:value-type="float">
            <text:p>29019</text:p>
          </table:table-cell>
          <table:table-cell/>
          <table:table-cell office:value-type="string" calcext:value-type="string">
            <text:p>results/boot.128.1.0.1/expe1/boot.13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79804724E+015" calcext:value-type="float">
            <text:p>1466601798047240</text:p>
          </table:table-cell>
          <table:table-cell office:value-type="float" office:value="1.46660179807621E+015" calcext:value-type="float">
            <text:p>1466601798076210</text:p>
          </table:table-cell>
          <table:table-cell office:value-type="float" office:value="28972" calcext:value-type="float">
            <text:p>28972</text:p>
          </table:table-cell>
          <table:table-cell table:formula="of:=[.E5]-[.K5]" office:value-type="float" office:value="47" calcext:value-type="float">
            <text:p>47</text:p>
          </table:table-cell>
          <table:table-cell office:value-type="string" calcext:value-type="string">
            <text:p>results/boot.128.1.0.1/expe1/boot.13.128.1.0.1:67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9804788E+015" calcext:value-type="float">
            <text:p>1466601798047880</text:p>
          </table:table-cell>
          <table:table-cell office:value-type="float" office:value="1.46660179807344E+015" calcext:value-type="float">
            <text:p>1466601798073440</text:p>
          </table:table-cell>
          <table:table-cell office:value-type="float" office:value="25553" calcext:value-type="float">
            <text:p>25553</text:p>
          </table:table-cell>
          <table:table-cell table:formula="of:=[.K5]-[.Q5]" office:value-type="float" office:value="3419" calcext:value-type="float">
            <text:p>3419</text:p>
          </table:table-cell>
          <table:table-cell office:value-type="string" calcext:value-type="string">
            <text:p>results/boot.128.1.0.1/expe1/boot.13.128.1.0.1:83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9804804E+015" calcext:value-type="float">
            <text:p>1466601798048040</text:p>
          </table:table-cell>
          <table:table-cell office:value-type="float" office:value="1.46660179807343E+015" calcext:value-type="float">
            <text:p>1466601798073430</text:p>
          </table:table-cell>
          <table:table-cell office:value-type="float" office:value="25388" calcext:value-type="float">
            <text:p>25388</text:p>
          </table:table-cell>
          <table:table-cell/>
          <table:table-cell office:value-type="string" calcext:value-type="string">
            <text:p>results/boot.128.1.0.1/expe1/boot.13.128.1.0.1:1177</text:p>
          </table:table-cell>
          <table:table-cell office:value-type="string" calcext:value-type="string">
            <text:p>libxl__domain_make</text:p>
          </table:table-cell>
          <table:table-cell office:value-type="float" office:value="1.46660179804839E+015" calcext:value-type="float">
            <text:p>1466601798048390</text:p>
          </table:table-cell>
          <table:table-cell office:value-type="float" office:value="1.46660179805905E+015" calcext:value-type="float">
            <text:p>1466601798059050</text:p>
          </table:table-cell>
          <table:table-cell office:value-type="float" office:value="10664" calcext:value-type="float">
            <text:p>10664</text:p>
          </table:table-cell>
          <table:table-cell/>
          <table:table-cell office:value-type="string" calcext:value-type="string">
            <text:p>results/boot.128.1.0.1/expe1/boot.13.128.1.0.1:1192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9805913E+015" calcext:value-type="float">
            <text:p>1466601798059130</text:p>
          </table:table-cell>
          <table:table-cell office:value-type="float" office:value="1.46660179807343E+015" calcext:value-type="float">
            <text:p>1466601798073430</text:p>
          </table:table-cell>
          <table:table-cell office:value-type="float" office:value="14298" calcext:value-type="float">
            <text:p>14298</text:p>
          </table:table-cell>
          <table:table-cell/>
          <table:table-cell table:formula="of:=[.W5]-[.AC5]-[.AI5]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results/boot.128.1.0.1/expe1/boot.14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0849156E+015" calcext:value-type="float">
            <text:p>1466601808491560</text:p>
          </table:table-cell>
          <table:table-cell office:value-type="float" office:value="1.4666018085327E+015" calcext:value-type="float">
            <text:p>1466601808532700</text:p>
          </table:table-cell>
          <table:table-cell office:value-type="float" office:value="41144" calcext:value-type="float">
            <text:p>41144</text:p>
          </table:table-cell>
          <table:table-cell/>
          <table:table-cell office:value-type="string" calcext:value-type="string">
            <text:p>results/boot.128.1.0.1/expe1/boot.14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80849159E+015" calcext:value-type="float">
            <text:p>1466601808491590</text:p>
          </table:table-cell>
          <table:table-cell office:value-type="float" office:value="1.46660180853267E+015" calcext:value-type="float">
            <text:p>1466601808532670</text:p>
          </table:table-cell>
          <table:table-cell office:value-type="float" office:value="41083" calcext:value-type="float">
            <text:p>41083</text:p>
          </table:table-cell>
          <table:table-cell table:formula="of:=[.E6]-[.K6]" office:value-type="float" office:value="61" calcext:value-type="float">
            <text:p>61</text:p>
          </table:table-cell>
          <table:table-cell office:value-type="string" calcext:value-type="string">
            <text:p>results/boot.128.1.0.1/expe1/boot.14.128.1.0.1:67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0849223E+015" calcext:value-type="float">
            <text:p>1466601808492230</text:p>
          </table:table-cell>
          <table:table-cell office:value-type="float" office:value="1.46660180852962E+015" calcext:value-type="float">
            <text:p>1466601808529620</text:p>
          </table:table-cell>
          <table:table-cell office:value-type="float" office:value="37394" calcext:value-type="float">
            <text:p>37394</text:p>
          </table:table-cell>
          <table:table-cell table:formula="of:=[.K6]-[.Q6]" office:value-type="float" office:value="3689" calcext:value-type="float">
            <text:p>3689</text:p>
          </table:table-cell>
          <table:table-cell office:value-type="string" calcext:value-type="string">
            <text:p>results/boot.128.1.0.1/expe1/boot.14.128.1.0.1:826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0849238E+015" calcext:value-type="float">
            <text:p>1466601808492380</text:p>
          </table:table-cell>
          <table:table-cell office:value-type="float" office:value="1.46660180852962E+015" calcext:value-type="float">
            <text:p>1466601808529620</text:p>
          </table:table-cell>
          <table:table-cell office:value-type="float" office:value="37232" calcext:value-type="float">
            <text:p>37232</text:p>
          </table:table-cell>
          <table:table-cell/>
          <table:table-cell office:value-type="string" calcext:value-type="string">
            <text:p>results/boot.128.1.0.1/expe1/boot.14.128.1.0.1:1147</text:p>
          </table:table-cell>
          <table:table-cell office:value-type="string" calcext:value-type="string">
            <text:p>libxl__domain_make</text:p>
          </table:table-cell>
          <table:table-cell office:value-type="float" office:value="1.4666018084927E+015" calcext:value-type="float">
            <text:p>1466601808492700</text:p>
          </table:table-cell>
          <table:table-cell office:value-type="float" office:value="1.46660180850534E+015" calcext:value-type="float">
            <text:p>1466601808505340</text:p>
          </table:table-cell>
          <table:table-cell office:value-type="float" office:value="12634" calcext:value-type="float">
            <text:p>12634</text:p>
          </table:table-cell>
          <table:table-cell/>
          <table:table-cell office:value-type="string" calcext:value-type="string">
            <text:p>results/boot.128.1.0.1/expe1/boot.14.128.1.0.1:1407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0850563E+015" calcext:value-type="float">
            <text:p>1466601808505630</text:p>
          </table:table-cell>
          <table:table-cell office:value-type="float" office:value="1.46660180852961E+015" calcext:value-type="float">
            <text:p>1466601808529610</text:p>
          </table:table-cell>
          <table:table-cell office:value-type="float" office:value="23986" calcext:value-type="float">
            <text:p>23986</text:p>
          </table:table-cell>
          <table:table-cell/>
          <table:table-cell table:formula="of:=[.W6]-[.AC6]-[.AI6]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results/boot.128.1.0.1/expe1/boot.15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1897945E+015" calcext:value-type="float">
            <text:p>1466601818979450</text:p>
          </table:table-cell>
          <table:table-cell office:value-type="float" office:value="1.46660181900022E+015" calcext:value-type="float">
            <text:p>1466601819000220</text:p>
          </table:table-cell>
          <table:table-cell office:value-type="float" office:value="20771" calcext:value-type="float">
            <text:p>20771</text:p>
          </table:table-cell>
          <table:table-cell/>
          <table:table-cell office:value-type="string" calcext:value-type="string">
            <text:p>results/boot.128.1.0.1/expe1/boot.15.128.1.0.1:10</text:p>
          </table:table-cell>
          <table:table-cell office:value-type="string" calcext:value-type="string">
            <text:p>create_domain</text:p>
          </table:table-cell>
          <table:table-cell office:value-type="float" office:value="1.46660181897946E+015" calcext:value-type="float">
            <text:p>1466601818979460</text:p>
          </table:table-cell>
          <table:table-cell office:value-type="float" office:value="1.46660181900021E+015" calcext:value-type="float">
            <text:p>1466601819000210</text:p>
          </table:table-cell>
          <table:table-cell office:value-type="float" office:value="20748" calcext:value-type="float">
            <text:p>20748</text:p>
          </table:table-cell>
          <table:table-cell table:formula="of:=[.E7]-[.K7]" office:value-type="float" office:value="23" calcext:value-type="float">
            <text:p>23</text:p>
          </table:table-cell>
          <table:table-cell office:value-type="string" calcext:value-type="string">
            <text:p>results/boot.128.1.0.1/expe1/boot.15.128.1.0.1:21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1897966E+015" calcext:value-type="float">
            <text:p>1466601818979660</text:p>
          </table:table-cell>
          <table:table-cell office:value-type="float" office:value="1.46660181899746E+015" calcext:value-type="float">
            <text:p>1466601818997460</text:p>
          </table:table-cell>
          <table:table-cell office:value-type="float" office:value="17796" calcext:value-type="float">
            <text:p>17796</text:p>
          </table:table-cell>
          <table:table-cell table:formula="of:=[.K7]-[.Q7]" office:value-type="float" office:value="2952" calcext:value-type="float">
            <text:p>2952</text:p>
          </table:table-cell>
          <table:table-cell office:value-type="string" calcext:value-type="string">
            <text:p>results/boot.128.1.0.1/expe1/boot.15.128.1.0.1:24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1897969E+015" calcext:value-type="float">
            <text:p>1466601818979690</text:p>
          </table:table-cell>
          <table:table-cell office:value-type="float" office:value="1.46660181899745E+015" calcext:value-type="float">
            <text:p>1466601818997450</text:p>
          </table:table-cell>
          <table:table-cell office:value-type="float" office:value="17760" calcext:value-type="float">
            <text:p>17760</text:p>
          </table:table-cell>
          <table:table-cell/>
          <table:table-cell office:value-type="string" calcext:value-type="string">
            <text:p>results/boot.128.1.0.1/expe1/boot.15.128.1.0.1:332</text:p>
          </table:table-cell>
          <table:table-cell office:value-type="string" calcext:value-type="string">
            <text:p>libxl__domain_make</text:p>
          </table:table-cell>
          <table:table-cell office:value-type="float" office:value="1.46660181897978E+015" calcext:value-type="float">
            <text:p>1466601818979780</text:p>
          </table:table-cell>
          <table:table-cell office:value-type="float" office:value="1.46660181898319E+015" calcext:value-type="float">
            <text:p>1466601818983190</text:p>
          </table:table-cell>
          <table:table-cell office:value-type="float" office:value="3415" calcext:value-type="float">
            <text:p>3415</text:p>
          </table:table-cell>
          <table:table-cell/>
          <table:table-cell office:value-type="string" calcext:value-type="string">
            <text:p>results/boot.128.1.0.1/expe1/boot.15.128.1.0.1:3829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1898328E+015" calcext:value-type="float">
            <text:p>1466601818983280</text:p>
          </table:table-cell>
          <table:table-cell office:value-type="float" office:value="1.46660181899745E+015" calcext:value-type="float">
            <text:p>1466601818997450</text:p>
          </table:table-cell>
          <table:table-cell office:value-type="float" office:value="14173" calcext:value-type="float">
            <text:p>14173</text:p>
          </table:table-cell>
          <table:table-cell/>
          <table:table-cell table:formula="of:=[.W7]-[.AC7]-[.AI7]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results/boot.128.1.0.1/expe1/boot.16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2938983E+015" calcext:value-type="float">
            <text:p>1466601829389830</text:p>
          </table:table-cell>
          <table:table-cell office:value-type="float" office:value="1.46660182943163E+015" calcext:value-type="float">
            <text:p>1466601829431630</text:p>
          </table:table-cell>
          <table:table-cell office:value-type="float" office:value="41792" calcext:value-type="float">
            <text:p>41792</text:p>
          </table:table-cell>
          <table:table-cell/>
          <table:table-cell office:value-type="string" calcext:value-type="string">
            <text:p>results/boot.128.1.0.1/expe1/boot.16.128.1.0.1:32</text:p>
          </table:table-cell>
          <table:table-cell office:value-type="string" calcext:value-type="string">
            <text:p>create_domain</text:p>
          </table:table-cell>
          <table:table-cell office:value-type="float" office:value="1.46660182938987E+015" calcext:value-type="float">
            <text:p>1466601829389870</text:p>
          </table:table-cell>
          <table:table-cell office:value-type="float" office:value="1.46660182943161E+015" calcext:value-type="float">
            <text:p>1466601829431610</text:p>
          </table:table-cell>
          <table:table-cell office:value-type="float" office:value="41743" calcext:value-type="float">
            <text:p>41743</text:p>
          </table:table-cell>
          <table:table-cell table:formula="of:=[.E8]-[.K8]" office:value-type="float" office:value="49" calcext:value-type="float">
            <text:p>49</text:p>
          </table:table-cell>
          <table:table-cell office:value-type="string" calcext:value-type="string">
            <text:p>results/boot.128.1.0.1/expe1/boot.16.128.1.0.1:786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2939062E+015" calcext:value-type="float">
            <text:p>1466601829390620</text:p>
          </table:table-cell>
          <table:table-cell office:value-type="float" office:value="1.46660182942825E+015" calcext:value-type="float">
            <text:p>1466601829428250</text:p>
          </table:table-cell>
          <table:table-cell office:value-type="float" office:value="37630" calcext:value-type="float">
            <text:p>37630</text:p>
          </table:table-cell>
          <table:table-cell table:formula="of:=[.K8]-[.Q8]" office:value-type="float" office:value="4113" calcext:value-type="float">
            <text:p>4113</text:p>
          </table:table-cell>
          <table:table-cell office:value-type="string" calcext:value-type="string">
            <text:p>results/boot.128.1.0.1/expe1/boot.16.128.1.0.1:88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2939072E+015" calcext:value-type="float">
            <text:p>1466601829390720</text:p>
          </table:table-cell>
          <table:table-cell office:value-type="float" office:value="1.46660182942824E+015" calcext:value-type="float">
            <text:p>1466601829428240</text:p>
          </table:table-cell>
          <table:table-cell office:value-type="float" office:value="37526" calcext:value-type="float">
            <text:p>37526</text:p>
          </table:table-cell>
          <table:table-cell/>
          <table:table-cell office:value-type="string" calcext:value-type="string">
            <text:p>results/boot.128.1.0.1/expe1/boot.16.128.1.0.1:1305</text:p>
          </table:table-cell>
          <table:table-cell office:value-type="string" calcext:value-type="string">
            <text:p>libxl__domain_make</text:p>
          </table:table-cell>
          <table:table-cell office:value-type="float" office:value="1.46660182939114E+015" calcext:value-type="float">
            <text:p>1466601829391140</text:p>
          </table:table-cell>
          <table:table-cell office:value-type="float" office:value="1.46660182940303E+015" calcext:value-type="float">
            <text:p>1466601829403030</text:p>
          </table:table-cell>
          <table:table-cell office:value-type="float" office:value="11889" calcext:value-type="float">
            <text:p>11889</text:p>
          </table:table-cell>
          <table:table-cell/>
          <table:table-cell office:value-type="string" calcext:value-type="string">
            <text:p>results/boot.128.1.0.1/expe1/boot.16.128.1.0.1:13525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2940336E+015" calcext:value-type="float">
            <text:p>1466601829403360</text:p>
          </table:table-cell>
          <table:table-cell office:value-type="float" office:value="1.46660182942824E+015" calcext:value-type="float">
            <text:p>1466601829428240</text:p>
          </table:table-cell>
          <table:table-cell office:value-type="float" office:value="24883" calcext:value-type="float">
            <text:p>24883</text:p>
          </table:table-cell>
          <table:table-cell/>
          <table:table-cell table:formula="of:=[.W8]-[.AC8]-[.AI8]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results/boot.128.1.0.1/expe1/boot.17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3980552E+015" calcext:value-type="float">
            <text:p>1466601839805520</text:p>
          </table:table-cell>
          <table:table-cell office:value-type="float" office:value="1.4666018398352E+015" calcext:value-type="float">
            <text:p>1466601839835200</text:p>
          </table:table-cell>
          <table:table-cell office:value-type="float" office:value="29677" calcext:value-type="float">
            <text:p>29677</text:p>
          </table:table-cell>
          <table:table-cell/>
          <table:table-cell office:value-type="string" calcext:value-type="string">
            <text:p>results/boot.128.1.0.1/expe1/boot.17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83980555E+015" calcext:value-type="float">
            <text:p>1466601839805550</text:p>
          </table:table-cell>
          <table:table-cell office:value-type="float" office:value="1.46660183983518E+015" calcext:value-type="float">
            <text:p>1466601839835180</text:p>
          </table:table-cell>
          <table:table-cell office:value-type="float" office:value="29633" calcext:value-type="float">
            <text:p>29633</text:p>
          </table:table-cell>
          <table:table-cell table:formula="of:=[.E9]-[.K9]" office:value-type="float" office:value="44" calcext:value-type="float">
            <text:p>44</text:p>
          </table:table-cell>
          <table:table-cell office:value-type="string" calcext:value-type="string">
            <text:p>results/boot.128.1.0.1/expe1/boot.17.128.1.0.1:67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3980619E+015" calcext:value-type="float">
            <text:p>1466601839806190</text:p>
          </table:table-cell>
          <table:table-cell office:value-type="float" office:value="1.46660183983278E+015" calcext:value-type="float">
            <text:p>1466601839832780</text:p>
          </table:table-cell>
          <table:table-cell office:value-type="float" office:value="26591" calcext:value-type="float">
            <text:p>26591</text:p>
          </table:table-cell>
          <table:table-cell table:formula="of:=[.K9]-[.Q9]" office:value-type="float" office:value="3042" calcext:value-type="float">
            <text:p>3042</text:p>
          </table:table-cell>
          <table:table-cell office:value-type="string" calcext:value-type="string">
            <text:p>results/boot.128.1.0.1/expe1/boot.17.128.1.0.1:796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3980632E+015" calcext:value-type="float">
            <text:p>1466601839806320</text:p>
          </table:table-cell>
          <table:table-cell office:value-type="float" office:value="1.46660183983278E+015" calcext:value-type="float">
            <text:p>1466601839832780</text:p>
          </table:table-cell>
          <table:table-cell office:value-type="float" office:value="26460" calcext:value-type="float">
            <text:p>26460</text:p>
          </table:table-cell>
          <table:table-cell/>
          <table:table-cell office:value-type="string" calcext:value-type="string">
            <text:p>results/boot.128.1.0.1/expe1/boot.17.128.1.0.1:1105</text:p>
          </table:table-cell>
          <table:table-cell office:value-type="string" calcext:value-type="string">
            <text:p>libxl__domain_make</text:p>
          </table:table-cell>
          <table:table-cell office:value-type="float" office:value="1.46660183980662E+015" calcext:value-type="float">
            <text:p>1466601839806620</text:p>
          </table:table-cell>
          <table:table-cell office:value-type="float" office:value="1.4666018398187E+015" calcext:value-type="float">
            <text:p>1466601839818700</text:p>
          </table:table-cell>
          <table:table-cell office:value-type="float" office:value="12074" calcext:value-type="float">
            <text:p>12074</text:p>
          </table:table-cell>
          <table:table-cell/>
          <table:table-cell office:value-type="string" calcext:value-type="string">
            <text:p>results/boot.128.1.0.1/expe1/boot.17.128.1.0.1:1327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3981879E+015" calcext:value-type="float">
            <text:p>1466601839818790</text:p>
          </table:table-cell>
          <table:table-cell office:value-type="float" office:value="1.46660183983277E+015" calcext:value-type="float">
            <text:p>1466601839832770</text:p>
          </table:table-cell>
          <table:table-cell office:value-type="float" office:value="13984" calcext:value-type="float">
            <text:p>13984</text:p>
          </table:table-cell>
          <table:table-cell/>
          <table:table-cell table:formula="of:=[.W9]-[.AC9]-[.AI9]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results/boot.128.1.0.1/expe1/boot.18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5019326E+015" calcext:value-type="float">
            <text:p>1466601850193260</text:p>
          </table:table-cell>
          <table:table-cell office:value-type="float" office:value="1.46660185021602E+015" calcext:value-type="float">
            <text:p>1466601850216020</text:p>
          </table:table-cell>
          <table:table-cell office:value-type="float" office:value="22767" calcext:value-type="float">
            <text:p>22767</text:p>
          </table:table-cell>
          <table:table-cell/>
          <table:table-cell office:value-type="string" calcext:value-type="string">
            <text:p>results/boot.128.1.0.1/expe1/boot.18.128.1.0.1:33</text:p>
          </table:table-cell>
          <table:table-cell office:value-type="string" calcext:value-type="string">
            <text:p>create_domain</text:p>
          </table:table-cell>
          <table:table-cell office:value-type="float" office:value="1.46660185019329E+015" calcext:value-type="float">
            <text:p>1466601850193290</text:p>
          </table:table-cell>
          <table:table-cell office:value-type="float" office:value="1.46660185021601E+015" calcext:value-type="float">
            <text:p>1466601850216010</text:p>
          </table:table-cell>
          <table:table-cell office:value-type="float" office:value="22721" calcext:value-type="float">
            <text:p>22721</text:p>
          </table:table-cell>
          <table:table-cell table:formula="of:=[.E10]-[.K10]" office:value-type="float" office:value="46" calcext:value-type="float">
            <text:p>46</text:p>
          </table:table-cell>
          <table:table-cell office:value-type="string" calcext:value-type="string">
            <text:p>results/boot.128.1.0.1/expe1/boot.18.128.1.0.1:75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5019401E+015" calcext:value-type="float">
            <text:p>1466601850194010</text:p>
          </table:table-cell>
          <table:table-cell office:value-type="float" office:value="1.46660185021326E+015" calcext:value-type="float">
            <text:p>1466601850213260</text:p>
          </table:table-cell>
          <table:table-cell office:value-type="float" office:value="19250" calcext:value-type="float">
            <text:p>19250</text:p>
          </table:table-cell>
          <table:table-cell table:formula="of:=[.K10]-[.Q10]" office:value-type="float" office:value="3471" calcext:value-type="float">
            <text:p>3471</text:p>
          </table:table-cell>
          <table:table-cell office:value-type="string" calcext:value-type="string">
            <text:p>results/boot.128.1.0.1/expe1/boot.18.128.1.0.1:88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5019414E+015" calcext:value-type="float">
            <text:p>1466601850194140</text:p>
          </table:table-cell>
          <table:table-cell office:value-type="float" office:value="1.46660185021325E+015" calcext:value-type="float">
            <text:p>1466601850213250</text:p>
          </table:table-cell>
          <table:table-cell office:value-type="float" office:value="19116" calcext:value-type="float">
            <text:p>19116</text:p>
          </table:table-cell>
          <table:table-cell/>
          <table:table-cell office:value-type="string" calcext:value-type="string">
            <text:p>results/boot.128.1.0.1/expe1/boot.18.128.1.0.1:1224</text:p>
          </table:table-cell>
          <table:table-cell office:value-type="string" calcext:value-type="string">
            <text:p>libxl__domain_make</text:p>
          </table:table-cell>
          <table:table-cell office:value-type="float" office:value="1.46660185019448E+015" calcext:value-type="float">
            <text:p>1466601850194480</text:p>
          </table:table-cell>
          <table:table-cell office:value-type="float" office:value="1.46660185019911E+015" calcext:value-type="float">
            <text:p>1466601850199110</text:p>
          </table:table-cell>
          <table:table-cell office:value-type="float" office:value="4634" calcext:value-type="float">
            <text:p>4634</text:p>
          </table:table-cell>
          <table:table-cell/>
          <table:table-cell office:value-type="string" calcext:value-type="string">
            <text:p>results/boot.128.1.0.1/expe1/boot.18.128.1.0.1:592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5019918E+015" calcext:value-type="float">
            <text:p>1466601850199180</text:p>
          </table:table-cell>
          <table:table-cell office:value-type="float" office:value="1.46660185021325E+015" calcext:value-type="float">
            <text:p>1466601850213250</text:p>
          </table:table-cell>
          <table:table-cell office:value-type="float" office:value="14077" calcext:value-type="float">
            <text:p>14077</text:p>
          </table:table-cell>
          <table:table-cell/>
          <table:table-cell table:formula="of:=[.W10]-[.AC10]-[.AI10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results/boot.128.1.0.1/expe1/boot.19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6062449E+015" calcext:value-type="float">
            <text:p>1466601860624490</text:p>
          </table:table-cell>
          <table:table-cell office:value-type="float" office:value="1.46660186065397E+015" calcext:value-type="float">
            <text:p>1466601860653970</text:p>
          </table:table-cell>
          <table:table-cell office:value-type="float" office:value="29474" calcext:value-type="float">
            <text:p>29474</text:p>
          </table:table-cell>
          <table:table-cell/>
          <table:table-cell office:value-type="string" calcext:value-type="string">
            <text:p>results/boot.128.1.0.1/expe1/boot.19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86062452E+015" calcext:value-type="float">
            <text:p>1466601860624520</text:p>
          </table:table-cell>
          <table:table-cell office:value-type="float" office:value="1.46660186065395E+015" calcext:value-type="float">
            <text:p>1466601860653950</text:p>
          </table:table-cell>
          <table:table-cell office:value-type="float" office:value="29426" calcext:value-type="float">
            <text:p>29426</text:p>
          </table:table-cell>
          <table:table-cell table:formula="of:=[.E11]-[.K11]" office:value-type="float" office:value="48" calcext:value-type="float">
            <text:p>48</text:p>
          </table:table-cell>
          <table:table-cell office:value-type="string" calcext:value-type="string">
            <text:p>results/boot.128.1.0.1/expe1/boot.19.128.1.0.1:68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6062518E+015" calcext:value-type="float">
            <text:p>1466601860625180</text:p>
          </table:table-cell>
          <table:table-cell office:value-type="float" office:value="1.46660186065102E+015" calcext:value-type="float">
            <text:p>1466601860651020</text:p>
          </table:table-cell>
          <table:table-cell office:value-type="float" office:value="25839" calcext:value-type="float">
            <text:p>25839</text:p>
          </table:table-cell>
          <table:table-cell table:formula="of:=[.K11]-[.Q11]" office:value-type="float" office:value="3587" calcext:value-type="float">
            <text:p>3587</text:p>
          </table:table-cell>
          <table:table-cell office:value-type="string" calcext:value-type="string">
            <text:p>results/boot.128.1.0.1/expe1/boot.19.128.1.0.1:813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606253E+015" calcext:value-type="float">
            <text:p>1466601860625300</text:p>
          </table:table-cell>
          <table:table-cell office:value-type="float" office:value="1.46660186065101E+015" calcext:value-type="float">
            <text:p>1466601860651010</text:p>
          </table:table-cell>
          <table:table-cell office:value-type="float" office:value="25707" calcext:value-type="float">
            <text:p>25707</text:p>
          </table:table-cell>
          <table:table-cell/>
          <table:table-cell office:value-type="string" calcext:value-type="string">
            <text:p>results/boot.128.1.0.1/expe1/boot.19.128.1.0.1:1172</text:p>
          </table:table-cell>
          <table:table-cell office:value-type="string" calcext:value-type="string">
            <text:p>libxl__domain_make</text:p>
          </table:table-cell>
          <table:table-cell office:value-type="float" office:value="1.46660186062566E+015" calcext:value-type="float">
            <text:p>1466601860625660</text:p>
          </table:table-cell>
          <table:table-cell office:value-type="float" office:value="1.46660186063674E+015" calcext:value-type="float">
            <text:p>1466601860636740</text:p>
          </table:table-cell>
          <table:table-cell office:value-type="float" office:value="11079" calcext:value-type="float">
            <text:p>11079</text:p>
          </table:table-cell>
          <table:table-cell/>
          <table:table-cell office:value-type="string" calcext:value-type="string">
            <text:p>results/boot.128.1.0.1/expe1/boot.19.128.1.0.1:1232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6063682E+015" calcext:value-type="float">
            <text:p>1466601860636820</text:p>
          </table:table-cell>
          <table:table-cell office:value-type="float" office:value="1.46660186065101E+015" calcext:value-type="float">
            <text:p>1466601860651010</text:p>
          </table:table-cell>
          <table:table-cell office:value-type="float" office:value="14191" calcext:value-type="float">
            <text:p>14191</text:p>
          </table:table-cell>
          <table:table-cell/>
          <table:table-cell table:formula="of:=[.W11]-[.AC11]-[.AI11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results/boot.128.1.0.1/expe1/boot.20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7112269E+015" calcext:value-type="float">
            <text:p>1466601871122690</text:p>
          </table:table-cell>
          <table:table-cell office:value-type="float" office:value="1.46660187114331E+015" calcext:value-type="float">
            <text:p>1466601871143310</text:p>
          </table:table-cell>
          <table:table-cell office:value-type="float" office:value="20621" calcext:value-type="float">
            <text:p>20621</text:p>
          </table:table-cell>
          <table:table-cell/>
          <table:table-cell office:value-type="string" calcext:value-type="string">
            <text:p>results/boot.128.1.0.1/expe1/boot.20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18711227E+015" calcext:value-type="float">
            <text:p>1466601871122700</text:p>
          </table:table-cell>
          <table:table-cell office:value-type="float" office:value="1.4666018711433E+015" calcext:value-type="float">
            <text:p>1466601871143300</text:p>
          </table:table-cell>
          <table:table-cell office:value-type="float" office:value="20602" calcext:value-type="float">
            <text:p>20602</text:p>
          </table:table-cell>
          <table:table-cell table:formula="of:=[.E12]-[.K12]" office:value-type="float" office:value="19" calcext:value-type="float">
            <text:p>19</text:p>
          </table:table-cell>
          <table:table-cell office:value-type="string" calcext:value-type="string">
            <text:p>results/boot.128.1.0.1/expe1/boot.20.128.1.0.1:22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7112291E+015" calcext:value-type="float">
            <text:p>1466601871122910</text:p>
          </table:table-cell>
          <table:table-cell office:value-type="float" office:value="1.46660187114058E+015" calcext:value-type="float">
            <text:p>1466601871140580</text:p>
          </table:table-cell>
          <table:table-cell office:value-type="float" office:value="17665" calcext:value-type="float">
            <text:p>17665</text:p>
          </table:table-cell>
          <table:table-cell table:formula="of:=[.K12]-[.Q12]" office:value-type="float" office:value="2937" calcext:value-type="float">
            <text:p>2937</text:p>
          </table:table-cell>
          <table:table-cell office:value-type="string" calcext:value-type="string">
            <text:p>results/boot.128.1.0.1/expe1/boot.20.128.1.0.1:25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7112294E+015" calcext:value-type="float">
            <text:p>1466601871122940</text:p>
          </table:table-cell>
          <table:table-cell office:value-type="float" office:value="1.46660187114057E+015" calcext:value-type="float">
            <text:p>1466601871140570</text:p>
          </table:table-cell>
          <table:table-cell office:value-type="float" office:value="17628" calcext:value-type="float">
            <text:p>17628</text:p>
          </table:table-cell>
          <table:table-cell/>
          <table:table-cell office:value-type="string" calcext:value-type="string">
            <text:p>results/boot.128.1.0.1/expe1/boot.20.128.1.0.1:358</text:p>
          </table:table-cell>
          <table:table-cell office:value-type="string" calcext:value-type="string">
            <text:p>libxl__domain_make</text:p>
          </table:table-cell>
          <table:table-cell office:value-type="float" office:value="1.46660187112305E+015" calcext:value-type="float">
            <text:p>1466601871123050</text:p>
          </table:table-cell>
          <table:table-cell office:value-type="float" office:value="1.46660187112597E+015" calcext:value-type="float">
            <text:p>1466601871125970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results/boot.128.1.0.1/expe1/boot.20.128.1.0.1:3346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7112604E+015" calcext:value-type="float">
            <text:p>1466601871126040</text:p>
          </table:table-cell>
          <table:table-cell office:value-type="float" office:value="1.46660187114057E+015" calcext:value-type="float">
            <text:p>1466601871140570</text:p>
          </table:table-cell>
          <table:table-cell office:value-type="float" office:value="14531" calcext:value-type="float">
            <text:p>14531</text:p>
          </table:table-cell>
          <table:table-cell/>
          <table:table-cell table:formula="of:=[.W12]-[.AC12]-[.AI12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esults/boot.128.1.0.1/expe1/boot.21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8152105E+015" calcext:value-type="float">
            <text:p>1466601881521050</text:p>
          </table:table-cell>
          <table:table-cell office:value-type="float" office:value="1.46660188154207E+015" calcext:value-type="float">
            <text:p>1466601881542070</text:p>
          </table:table-cell>
          <table:table-cell office:value-type="float" office:value="21019" calcext:value-type="float">
            <text:p>21019</text:p>
          </table:table-cell>
          <table:table-cell/>
          <table:table-cell office:value-type="string" calcext:value-type="string">
            <text:p>results/boot.128.1.0.1/expe1/boot.21.128.1.0.1:9</text:p>
          </table:table-cell>
          <table:table-cell office:value-type="string" calcext:value-type="string">
            <text:p>create_domain</text:p>
          </table:table-cell>
          <table:table-cell office:value-type="float" office:value="1.46660188152106E+015" calcext:value-type="float">
            <text:p>1466601881521060</text:p>
          </table:table-cell>
          <table:table-cell office:value-type="float" office:value="1.46660188154205E+015" calcext:value-type="float">
            <text:p>1466601881542050</text:p>
          </table:table-cell>
          <table:table-cell office:value-type="float" office:value="20998" calcext:value-type="float">
            <text:p>20998</text:p>
          </table:table-cell>
          <table:table-cell table:formula="of:=[.E13]-[.K13]" office:value-type="float" office:value="21" calcext:value-type="float">
            <text:p>21</text:p>
          </table:table-cell>
          <table:table-cell office:value-type="string" calcext:value-type="string">
            <text:p>results/boot.128.1.0.1/expe1/boot.21.128.1.0.1:21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8152126E+015" calcext:value-type="float">
            <text:p>1466601881521260</text:p>
          </table:table-cell>
          <table:table-cell office:value-type="float" office:value="1.46660188153945E+015" calcext:value-type="float">
            <text:p>1466601881539450</text:p>
          </table:table-cell>
          <table:table-cell office:value-type="float" office:value="18195" calcext:value-type="float">
            <text:p>18195</text:p>
          </table:table-cell>
          <table:table-cell table:formula="of:=[.K13]-[.Q13]" office:value-type="float" office:value="2803" calcext:value-type="float">
            <text:p>2803</text:p>
          </table:table-cell>
          <table:table-cell office:value-type="string" calcext:value-type="string">
            <text:p>results/boot.128.1.0.1/expe1/boot.21.128.1.0.1:255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815213E+015" calcext:value-type="float">
            <text:p>1466601881521300</text:p>
          </table:table-cell>
          <table:table-cell office:value-type="float" office:value="1.46660188153945E+015" calcext:value-type="float">
            <text:p>1466601881539450</text:p>
          </table:table-cell>
          <table:table-cell office:value-type="float" office:value="18146" calcext:value-type="float">
            <text:p>18146</text:p>
          </table:table-cell>
          <table:table-cell/>
          <table:table-cell office:value-type="string" calcext:value-type="string">
            <text:p>results/boot.128.1.0.1/expe1/boot.21.128.1.0.1:346</text:p>
          </table:table-cell>
          <table:table-cell office:value-type="string" calcext:value-type="string">
            <text:p>libxl__domain_make</text:p>
          </table:table-cell>
          <table:table-cell office:value-type="float" office:value="1.46660188152139E+015" calcext:value-type="float">
            <text:p>1466601881521390</text:p>
          </table:table-cell>
          <table:table-cell office:value-type="float" office:value="1.46660188152464E+015" calcext:value-type="float">
            <text:p>1466601881524640</text:p>
          </table:table-cell>
          <table:table-cell office:value-type="float" office:value="3248" calcext:value-type="float">
            <text:p>3248</text:p>
          </table:table-cell>
          <table:table-cell/>
          <table:table-cell office:value-type="string" calcext:value-type="string">
            <text:p>results/boot.128.1.0.1/expe1/boot.21.128.1.0.1:3665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8152471E+015" calcext:value-type="float">
            <text:p>1466601881524710</text:p>
          </table:table-cell>
          <table:table-cell office:value-type="float" office:value="1.46660188153944E+015" calcext:value-type="float">
            <text:p>1466601881539440</text:p>
          </table:table-cell>
          <table:table-cell office:value-type="float" office:value="14733" calcext:value-type="float">
            <text:p>14733</text:p>
          </table:table-cell>
          <table:table-cell/>
          <table:table-cell table:formula="of:=[.W13]-[.AC13]-[.AI13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esults/boot.128.1.0.1/expe1/boot.2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68338656E+015" calcext:value-type="float">
            <text:p>1466601683386560</text:p>
          </table:table-cell>
          <table:table-cell office:value-type="float" office:value="1.46660168340784E+015" calcext:value-type="float">
            <text:p>1466601683407840</text:p>
          </table:table-cell>
          <table:table-cell office:value-type="float" office:value="21279" calcext:value-type="float">
            <text:p>21279</text:p>
          </table:table-cell>
          <table:table-cell/>
          <table:table-cell office:value-type="string" calcext:value-type="string">
            <text:p>results/boot.128.1.0.1/expe1/boot.2.128.1.0.1:9</text:p>
          </table:table-cell>
          <table:table-cell office:value-type="string" calcext:value-type="string">
            <text:p>create_domain</text:p>
          </table:table-cell>
          <table:table-cell office:value-type="float" office:value="1.46660168338657E+015" calcext:value-type="float">
            <text:p>1466601683386570</text:p>
          </table:table-cell>
          <table:table-cell office:value-type="float" office:value="1.46660168340783E+015" calcext:value-type="float">
            <text:p>1466601683407830</text:p>
          </table:table-cell>
          <table:table-cell office:value-type="float" office:value="21257" calcext:value-type="float">
            <text:p>21257</text:p>
          </table:table-cell>
          <table:table-cell table:formula="of:=[.E14]-[.K14]" office:value-type="float" office:value="22" calcext:value-type="float">
            <text:p>22</text:p>
          </table:table-cell>
          <table:table-cell office:value-type="string" calcext:value-type="string">
            <text:p>results/boot.128.1.0.1/expe1/boot.2.128.1.0.1:216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68338678E+015" calcext:value-type="float">
            <text:p>1466601683386780</text:p>
          </table:table-cell>
          <table:table-cell office:value-type="float" office:value="1.46660168340511E+015" calcext:value-type="float">
            <text:p>1466601683405110</text:p>
          </table:table-cell>
          <table:table-cell office:value-type="float" office:value="18332" calcext:value-type="float">
            <text:p>18332</text:p>
          </table:table-cell>
          <table:table-cell table:formula="of:=[.K14]-[.Q14]" office:value-type="float" office:value="2925" calcext:value-type="float">
            <text:p>2925</text:p>
          </table:table-cell>
          <table:table-cell office:value-type="string" calcext:value-type="string">
            <text:p>results/boot.128.1.0.1/expe1/boot.2.128.1.0.1:25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68338682E+015" calcext:value-type="float">
            <text:p>1466601683386820</text:p>
          </table:table-cell>
          <table:table-cell office:value-type="float" office:value="1.4666016834051E+015" calcext:value-type="float">
            <text:p>1466601683405100</text:p>
          </table:table-cell>
          <table:table-cell office:value-type="float" office:value="18284" calcext:value-type="float">
            <text:p>18284</text:p>
          </table:table-cell>
          <table:table-cell/>
          <table:table-cell office:value-type="string" calcext:value-type="string">
            <text:p>results/boot.128.1.0.1/expe1/boot.2.128.1.0.1:369</text:p>
          </table:table-cell>
          <table:table-cell office:value-type="string" calcext:value-type="string">
            <text:p>libxl__domain_make</text:p>
          </table:table-cell>
          <table:table-cell office:value-type="float" office:value="1.46660168338693E+015" calcext:value-type="float">
            <text:p>1466601683386930</text:p>
          </table:table-cell>
          <table:table-cell office:value-type="float" office:value="1.4666016833904E+015" calcext:value-type="float">
            <text:p>1466601683390400</text:p>
          </table:table-cell>
          <table:table-cell office:value-type="float" office:value="3465" calcext:value-type="float">
            <text:p>3465</text:p>
          </table:table-cell>
          <table:table-cell/>
          <table:table-cell office:value-type="string" calcext:value-type="string">
            <text:p>results/boot.128.1.0.1/expe1/boot.2.128.1.0.1:390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68339047E+015" calcext:value-type="float">
            <text:p>1466601683390470</text:p>
          </table:table-cell>
          <table:table-cell office:value-type="float" office:value="1.4666016834051E+015" calcext:value-type="float">
            <text:p>1466601683405100</text:p>
          </table:table-cell>
          <table:table-cell office:value-type="float" office:value="14632" calcext:value-type="float">
            <text:p>14632</text:p>
          </table:table-cell>
          <table:table-cell/>
          <table:table-cell table:formula="of:=[.W14]-[.AC14]-[.AI14]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results/boot.128.1.0.1/expe1/boot.22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89188192E+015" calcext:value-type="float">
            <text:p>1466601891881920</text:p>
          </table:table-cell>
          <table:table-cell office:value-type="float" office:value="1.46660189191378E+015" calcext:value-type="float">
            <text:p>1466601891913780</text:p>
          </table:table-cell>
          <table:table-cell office:value-type="float" office:value="31860" calcext:value-type="float">
            <text:p>31860</text:p>
          </table:table-cell>
          <table:table-cell/>
          <table:table-cell office:value-type="string" calcext:value-type="string">
            <text:p>results/boot.128.1.0.1/expe1/boot.22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89188195E+015" calcext:value-type="float">
            <text:p>1466601891881950</text:p>
          </table:table-cell>
          <table:table-cell office:value-type="float" office:value="1.46660189191376E+015" calcext:value-type="float">
            <text:p>1466601891913760</text:p>
          </table:table-cell>
          <table:table-cell office:value-type="float" office:value="31812" calcext:value-type="float">
            <text:p>31812</text:p>
          </table:table-cell>
          <table:table-cell table:formula="of:=[.E15]-[.K15]" office:value-type="float" office:value="48" calcext:value-type="float">
            <text:p>48</text:p>
          </table:table-cell>
          <table:table-cell office:value-type="string" calcext:value-type="string">
            <text:p>results/boot.128.1.0.1/expe1/boot.22.128.1.0.1:65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89188258E+015" calcext:value-type="float">
            <text:p>1466601891882580</text:p>
          </table:table-cell>
          <table:table-cell office:value-type="float" office:value="1.46660189190901E+015" calcext:value-type="float">
            <text:p>1466601891909010</text:p>
          </table:table-cell>
          <table:table-cell office:value-type="float" office:value="26426" calcext:value-type="float">
            <text:p>26426</text:p>
          </table:table-cell>
          <table:table-cell table:formula="of:=[.K15]-[.Q15]" office:value-type="float" office:value="5386" calcext:value-type="float">
            <text:p>5386</text:p>
          </table:table-cell>
          <table:table-cell office:value-type="string" calcext:value-type="string">
            <text:p>results/boot.128.1.0.1/expe1/boot.22.128.1.0.1:81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89188274E+015" calcext:value-type="float">
            <text:p>1466601891882740</text:p>
          </table:table-cell>
          <table:table-cell office:value-type="float" office:value="1.46660189190899E+015" calcext:value-type="float">
            <text:p>1466601891908990</text:p>
          </table:table-cell>
          <table:table-cell office:value-type="float" office:value="26257" calcext:value-type="float">
            <text:p>26257</text:p>
          </table:table-cell>
          <table:table-cell/>
          <table:table-cell office:value-type="string" calcext:value-type="string">
            <text:p>results/boot.128.1.0.1/expe1/boot.22.128.1.0.1:1254</text:p>
          </table:table-cell>
          <table:table-cell office:value-type="string" calcext:value-type="string">
            <text:p>libxl__domain_make</text:p>
          </table:table-cell>
          <table:table-cell office:value-type="float" office:value="1.46660189188318E+015" calcext:value-type="float">
            <text:p>1466601891883180</text:p>
          </table:table-cell>
          <table:table-cell office:value-type="float" office:value="1.46660189189469E+015" calcext:value-type="float">
            <text:p>1466601891894690</text:p>
          </table:table-cell>
          <table:table-cell office:value-type="float" office:value="11514" calcext:value-type="float">
            <text:p>11514</text:p>
          </table:table-cell>
          <table:table-cell/>
          <table:table-cell office:value-type="string" calcext:value-type="string">
            <text:p>results/boot.128.1.0.1/expe1/boot.22.128.1.0.1:13132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89189505E+015" calcext:value-type="float">
            <text:p>1466601891895050</text:p>
          </table:table-cell>
          <table:table-cell office:value-type="float" office:value="1.46660189190899E+015" calcext:value-type="float">
            <text:p>1466601891908990</text:p>
          </table:table-cell>
          <table:table-cell office:value-type="float" office:value="13938" calcext:value-type="float">
            <text:p>13938</text:p>
          </table:table-cell>
          <table:table-cell/>
          <table:table-cell table:formula="of:=[.W15]-[.AC15]-[.AI15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results/boot.128.1.0.1/expe1/boot.23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0231876E+015" calcext:value-type="float">
            <text:p>1466601902318760</text:p>
          </table:table-cell>
          <table:table-cell office:value-type="float" office:value="1.46660190234038E+015" calcext:value-type="float">
            <text:p>1466601902340380</text:p>
          </table:table-cell>
          <table:table-cell office:value-type="float" office:value="21618" calcext:value-type="float">
            <text:p>21618</text:p>
          </table:table-cell>
          <table:table-cell/>
          <table:table-cell office:value-type="string" calcext:value-type="string">
            <text:p>results/boot.128.1.0.1/expe1/boot.23.128.1.0.1:9</text:p>
          </table:table-cell>
          <table:table-cell office:value-type="string" calcext:value-type="string">
            <text:p>create_domain</text:p>
          </table:table-cell>
          <table:table-cell office:value-type="float" office:value="1.46660190231877E+015" calcext:value-type="float">
            <text:p>1466601902318770</text:p>
          </table:table-cell>
          <table:table-cell office:value-type="float" office:value="1.46660190234037E+015" calcext:value-type="float">
            <text:p>1466601902340370</text:p>
          </table:table-cell>
          <table:table-cell office:value-type="float" office:value="21593" calcext:value-type="float">
            <text:p>21593</text:p>
          </table:table-cell>
          <table:table-cell table:formula="of:=[.E16]-[.K16]" office:value-type="float" office:value="25" calcext:value-type="float">
            <text:p>25</text:p>
          </table:table-cell>
          <table:table-cell office:value-type="string" calcext:value-type="string">
            <text:p>results/boot.128.1.0.1/expe1/boot.23.128.1.0.1:301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0231906E+015" calcext:value-type="float">
            <text:p>1466601902319060</text:p>
          </table:table-cell>
          <table:table-cell office:value-type="float" office:value="1.4666019023371E+015" calcext:value-type="float">
            <text:p>1466601902337100</text:p>
          </table:table-cell>
          <table:table-cell office:value-type="float" office:value="18036" calcext:value-type="float">
            <text:p>18036</text:p>
          </table:table-cell>
          <table:table-cell table:formula="of:=[.K16]-[.Q16]" office:value-type="float" office:value="3557" calcext:value-type="float">
            <text:p>3557</text:p>
          </table:table-cell>
          <table:table-cell office:value-type="string" calcext:value-type="string">
            <text:p>results/boot.128.1.0.1/expe1/boot.23.128.1.0.1:33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0231909E+015" calcext:value-type="float">
            <text:p>1466601902319090</text:p>
          </table:table-cell>
          <table:table-cell office:value-type="float" office:value="1.46660190233709E+015" calcext:value-type="float">
            <text:p>1466601902337090</text:p>
          </table:table-cell>
          <table:table-cell office:value-type="float" office:value="17998" calcext:value-type="float">
            <text:p>17998</text:p>
          </table:table-cell>
          <table:table-cell/>
          <table:table-cell office:value-type="string" calcext:value-type="string">
            <text:p>results/boot.128.1.0.1/expe1/boot.23.128.1.0.1:457</text:p>
          </table:table-cell>
          <table:table-cell office:value-type="string" calcext:value-type="string">
            <text:p>libxl__domain_make</text:p>
          </table:table-cell>
          <table:table-cell office:value-type="float" office:value="1.46660190231922E+015" calcext:value-type="float">
            <text:p>1466601902319220</text:p>
          </table:table-cell>
          <table:table-cell office:value-type="float" office:value="1.46660190232241E+015" calcext:value-type="float">
            <text:p>1466601902322410</text:p>
          </table:table-cell>
          <table:table-cell office:value-type="float" office:value="3190" calcext:value-type="float">
            <text:p>3190</text:p>
          </table:table-cell>
          <table:table-cell/>
          <table:table-cell office:value-type="string" calcext:value-type="string">
            <text:p>results/boot.128.1.0.1/expe1/boot.23.128.1.0.1:3717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0232248E+015" calcext:value-type="float">
            <text:p>1466601902322480</text:p>
          </table:table-cell>
          <table:table-cell office:value-type="float" office:value="1.46660190233709E+015" calcext:value-type="float">
            <text:p>1466601902337090</text:p>
          </table:table-cell>
          <table:table-cell office:value-type="float" office:value="14610" calcext:value-type="float">
            <text:p>14610</text:p>
          </table:table-cell>
          <table:table-cell/>
          <table:table-cell table:formula="of:=[.W16]-[.AC16]-[.AI16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esults/boot.128.1.0.1/expe1/boot.24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1276059E+015" calcext:value-type="float">
            <text:p>1466601912760590</text:p>
          </table:table-cell>
          <table:table-cell office:value-type="float" office:value="1.46660191278263E+015" calcext:value-type="float">
            <text:p>1466601912782630</text:p>
          </table:table-cell>
          <table:table-cell office:value-type="float" office:value="22035" calcext:value-type="float">
            <text:p>22035</text:p>
          </table:table-cell>
          <table:table-cell/>
          <table:table-cell office:value-type="string" calcext:value-type="string">
            <text:p>results/boot.128.1.0.1/expe1/boot.24.128.1.0.1:9</text:p>
          </table:table-cell>
          <table:table-cell office:value-type="string" calcext:value-type="string">
            <text:p>create_domain</text:p>
          </table:table-cell>
          <table:table-cell office:value-type="float" office:value="1.4666019127606E+015" calcext:value-type="float">
            <text:p>1466601912760600</text:p>
          </table:table-cell>
          <table:table-cell office:value-type="float" office:value="1.46660191278262E+015" calcext:value-type="float">
            <text:p>1466601912782620</text:p>
          </table:table-cell>
          <table:table-cell office:value-type="float" office:value="22014" calcext:value-type="float">
            <text:p>22014</text:p>
          </table:table-cell>
          <table:table-cell table:formula="of:=[.E17]-[.K17]" office:value-type="float" office:value="21" calcext:value-type="float">
            <text:p>21</text:p>
          </table:table-cell>
          <table:table-cell office:value-type="string" calcext:value-type="string">
            <text:p>results/boot.128.1.0.1/expe1/boot.24.128.1.0.1:17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1276076E+015" calcext:value-type="float">
            <text:p>1466601912760760</text:p>
          </table:table-cell>
          <table:table-cell office:value-type="float" office:value="1.46660191277906E+015" calcext:value-type="float">
            <text:p>1466601912779060</text:p>
          </table:table-cell>
          <table:table-cell office:value-type="float" office:value="18299" calcext:value-type="float">
            <text:p>18299</text:p>
          </table:table-cell>
          <table:table-cell table:formula="of:=[.K17]-[.Q17]" office:value-type="float" office:value="3715" calcext:value-type="float">
            <text:p>3715</text:p>
          </table:table-cell>
          <table:table-cell office:value-type="string" calcext:value-type="string">
            <text:p>results/boot.128.1.0.1/expe1/boot.24.128.1.0.1:209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127608E+015" calcext:value-type="float">
            <text:p>1466601912760800</text:p>
          </table:table-cell>
          <table:table-cell office:value-type="float" office:value="1.46660191277904E+015" calcext:value-type="float">
            <text:p>1466601912779040</text:p>
          </table:table-cell>
          <table:table-cell office:value-type="float" office:value="18235" calcext:value-type="float">
            <text:p>18235</text:p>
          </table:table-cell>
          <table:table-cell/>
          <table:table-cell office:value-type="string" calcext:value-type="string">
            <text:p>results/boot.128.1.0.1/expe1/boot.24.128.1.0.1:316</text:p>
          </table:table-cell>
          <table:table-cell office:value-type="string" calcext:value-type="string">
            <text:p>libxl__domain_make</text:p>
          </table:table-cell>
          <table:table-cell office:value-type="float" office:value="1.46660191276091E+015" calcext:value-type="float">
            <text:p>1466601912760910</text:p>
          </table:table-cell>
          <table:table-cell office:value-type="float" office:value="1.46660191276407E+015" calcext:value-type="float">
            <text:p>1466601912764070</text:p>
          </table:table-cell>
          <table:table-cell office:value-type="float" office:value="3164" calcext:value-type="float">
            <text:p>3164</text:p>
          </table:table-cell>
          <table:table-cell/>
          <table:table-cell office:value-type="string" calcext:value-type="string">
            <text:p>results/boot.128.1.0.1/expe1/boot.24.128.1.0.1:3544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1276414E+015" calcext:value-type="float">
            <text:p>1466601912764140</text:p>
          </table:table-cell>
          <table:table-cell office:value-type="float" office:value="1.46660191277903E+015" calcext:value-type="float">
            <text:p>1466601912779030</text:p>
          </table:table-cell>
          <table:table-cell office:value-type="float" office:value="14895" calcext:value-type="float">
            <text:p>14895</text:p>
          </table:table-cell>
          <table:table-cell/>
          <table:table-cell table:formula="of:=[.W17]-[.AC17]-[.AI17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results/boot.128.1.0.1/expe1/boot.25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2318261E+015" calcext:value-type="float">
            <text:p>1466601923182610</text:p>
          </table:table-cell>
          <table:table-cell office:value-type="float" office:value="1.46660192322733E+015" calcext:value-type="float">
            <text:p>1466601923227330</text:p>
          </table:table-cell>
          <table:table-cell office:value-type="float" office:value="44719" calcext:value-type="float">
            <text:p>44719</text:p>
          </table:table-cell>
          <table:table-cell/>
          <table:table-cell office:value-type="string" calcext:value-type="string">
            <text:p>results/boot.128.1.0.1/expe1/boot.25.128.1.0.1:34</text:p>
          </table:table-cell>
          <table:table-cell office:value-type="string" calcext:value-type="string">
            <text:p>create_domain</text:p>
          </table:table-cell>
          <table:table-cell office:value-type="float" office:value="1.46660192318265E+015" calcext:value-type="float">
            <text:p>1466601923182650</text:p>
          </table:table-cell>
          <table:table-cell office:value-type="float" office:value="1.46660192322732E+015" calcext:value-type="float">
            <text:p>1466601923227320</text:p>
          </table:table-cell>
          <table:table-cell office:value-type="float" office:value="44672" calcext:value-type="float">
            <text:p>44672</text:p>
          </table:table-cell>
          <table:table-cell table:formula="of:=[.E18]-[.K18]" office:value-type="float" office:value="47" calcext:value-type="float">
            <text:p>47</text:p>
          </table:table-cell>
          <table:table-cell office:value-type="string" calcext:value-type="string">
            <text:p>results/boot.128.1.0.1/expe1/boot.25.128.1.0.1:93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2318355E+015" calcext:value-type="float">
            <text:p>1466601923183550</text:p>
          </table:table-cell>
          <table:table-cell office:value-type="float" office:value="1.46660192322497E+015" calcext:value-type="float">
            <text:p>1466601923224970</text:p>
          </table:table-cell>
          <table:table-cell office:value-type="float" office:value="41416" calcext:value-type="float">
            <text:p>41416</text:p>
          </table:table-cell>
          <table:table-cell table:formula="of:=[.K18]-[.Q18]" office:value-type="float" office:value="3256" calcext:value-type="float">
            <text:p>3256</text:p>
          </table:table-cell>
          <table:table-cell office:value-type="string" calcext:value-type="string">
            <text:p>results/boot.128.1.0.1/expe1/boot.25.128.1.0.1:104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2318365E+015" calcext:value-type="float">
            <text:p>1466601923183650</text:p>
          </table:table-cell>
          <table:table-cell office:value-type="float" office:value="1.46660192322496E+015" calcext:value-type="float">
            <text:p>1466601923224960</text:p>
          </table:table-cell>
          <table:table-cell office:value-type="float" office:value="41305" calcext:value-type="float">
            <text:p>41305</text:p>
          </table:table-cell>
          <table:table-cell/>
          <table:table-cell office:value-type="string" calcext:value-type="string">
            <text:p>results/boot.128.1.0.1/expe1/boot.25.128.1.0.1:1376</text:p>
          </table:table-cell>
          <table:table-cell office:value-type="string" calcext:value-type="string">
            <text:p>libxl__domain_make</text:p>
          </table:table-cell>
          <table:table-cell office:value-type="float" office:value="1.46660192318399E+015" calcext:value-type="float">
            <text:p>1466601923183990</text:p>
          </table:table-cell>
          <table:table-cell office:value-type="float" office:value="1.46660192319534E+015" calcext:value-type="float">
            <text:p>1466601923195340</text:p>
          </table:table-cell>
          <table:table-cell office:value-type="float" office:value="11348" calcext:value-type="float">
            <text:p>11348</text:p>
          </table:table-cell>
          <table:table-cell/>
          <table:table-cell office:value-type="string" calcext:value-type="string">
            <text:p>results/boot.128.1.0.1/expe1/boot.25.128.1.0.1:12993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231956E+015" calcext:value-type="float">
            <text:p>1466601923195600</text:p>
          </table:table-cell>
          <table:table-cell office:value-type="float" office:value="1.46660192322496E+015" calcext:value-type="float">
            <text:p>1466601923224960</text:p>
          </table:table-cell>
          <table:table-cell office:value-type="float" office:value="29353" calcext:value-type="float">
            <text:p>29353</text:p>
          </table:table-cell>
          <table:table-cell/>
          <table:table-cell table:formula="of:=[.W18]-[.AC18]-[.AI18]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results/boot.128.1.0.1/expe1/boot.26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3362701E+015" calcext:value-type="float">
            <text:p>1466601933627010</text:p>
          </table:table-cell>
          <table:table-cell office:value-type="float" office:value="1.4666019336681E+015" calcext:value-type="float">
            <text:p>1466601933668100</text:p>
          </table:table-cell>
          <table:table-cell office:value-type="float" office:value="41085" calcext:value-type="float">
            <text:p>41085</text:p>
          </table:table-cell>
          <table:table-cell/>
          <table:table-cell office:value-type="string" calcext:value-type="string">
            <text:p>results/boot.128.1.0.1/expe1/boot.26.128.1.0.1:54</text:p>
          </table:table-cell>
          <table:table-cell office:value-type="string" calcext:value-type="string">
            <text:p>create_domain</text:p>
          </table:table-cell>
          <table:table-cell office:value-type="float" office:value="1.46660193362707E+015" calcext:value-type="float">
            <text:p>1466601933627070</text:p>
          </table:table-cell>
          <table:table-cell office:value-type="float" office:value="1.46660193366809E+015" calcext:value-type="float">
            <text:p>1466601933668090</text:p>
          </table:table-cell>
          <table:table-cell office:value-type="float" office:value="41017" calcext:value-type="float">
            <text:p>41017</text:p>
          </table:table-cell>
          <table:table-cell table:formula="of:=[.E19]-[.K19]" office:value-type="float" office:value="68" calcext:value-type="float">
            <text:p>68</text:p>
          </table:table-cell>
          <table:table-cell office:value-type="string" calcext:value-type="string">
            <text:p>results/boot.128.1.0.1/expe1/boot.26.128.1.0.1:69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3362771E+015" calcext:value-type="float">
            <text:p>1466601933627710</text:p>
          </table:table-cell>
          <table:table-cell office:value-type="float" office:value="1.46660193366564E+015" calcext:value-type="float">
            <text:p>1466601933665640</text:p>
          </table:table-cell>
          <table:table-cell office:value-type="float" office:value="37937" calcext:value-type="float">
            <text:p>37937</text:p>
          </table:table-cell>
          <table:table-cell table:formula="of:=[.K19]-[.Q19]" office:value-type="float" office:value="3080" calcext:value-type="float">
            <text:p>3080</text:p>
          </table:table-cell>
          <table:table-cell office:value-type="string" calcext:value-type="string">
            <text:p>results/boot.128.1.0.1/expe1/boot.26.128.1.0.1:84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3362786E+015" calcext:value-type="float">
            <text:p>1466601933627860</text:p>
          </table:table-cell>
          <table:table-cell office:value-type="float" office:value="1.46660193366564E+015" calcext:value-type="float">
            <text:p>1466601933665640</text:p>
          </table:table-cell>
          <table:table-cell office:value-type="float" office:value="37778" calcext:value-type="float">
            <text:p>37778</text:p>
          </table:table-cell>
          <table:table-cell/>
          <table:table-cell office:value-type="string" calcext:value-type="string">
            <text:p>results/boot.128.1.0.1/expe1/boot.26.128.1.0.1:1177</text:p>
          </table:table-cell>
          <table:table-cell office:value-type="string" calcext:value-type="string">
            <text:p>libxl__domain_make</text:p>
          </table:table-cell>
          <table:table-cell office:value-type="float" office:value="1.46660193362819E+015" calcext:value-type="float">
            <text:p>1466601933628190</text:p>
          </table:table-cell>
          <table:table-cell office:value-type="float" office:value="1.46660193364035E+015" calcext:value-type="float">
            <text:p>1466601933640350</text:p>
          </table:table-cell>
          <table:table-cell office:value-type="float" office:value="12163" calcext:value-type="float">
            <text:p>12163</text:p>
          </table:table-cell>
          <table:table-cell/>
          <table:table-cell office:value-type="string" calcext:value-type="string">
            <text:p>results/boot.128.1.0.1/expe1/boot.26.128.1.0.1:1369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336407E+015" calcext:value-type="float">
            <text:p>1466601933640700</text:p>
          </table:table-cell>
          <table:table-cell office:value-type="float" office:value="1.46660193366564E+015" calcext:value-type="float">
            <text:p>1466601933665640</text:p>
          </table:table-cell>
          <table:table-cell office:value-type="float" office:value="24931" calcext:value-type="float">
            <text:p>24931</text:p>
          </table:table-cell>
          <table:table-cell/>
          <table:table-cell table:formula="of:=[.W19]-[.AC19]-[.AI19]"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results/boot.128.1.0.1/expe1/boot.27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4405923E+015" calcext:value-type="float">
            <text:p>1466601944059230</text:p>
          </table:table-cell>
          <table:table-cell office:value-type="float" office:value="1.46660194407993E+015" calcext:value-type="float">
            <text:p>1466601944079930</text:p>
          </table:table-cell>
          <table:table-cell office:value-type="float" office:value="20704" calcext:value-type="float">
            <text:p>20704</text:p>
          </table:table-cell>
          <table:table-cell/>
          <table:table-cell office:value-type="string" calcext:value-type="string">
            <text:p>results/boot.128.1.0.1/expe1/boot.27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194405924E+015" calcext:value-type="float">
            <text:p>1466601944059240</text:p>
          </table:table-cell>
          <table:table-cell office:value-type="float" office:value="1.46660194407992E+015" calcext:value-type="float">
            <text:p>1466601944079920</text:p>
          </table:table-cell>
          <table:table-cell office:value-type="float" office:value="20681" calcext:value-type="float">
            <text:p>20681</text:p>
          </table:table-cell>
          <table:table-cell table:formula="of:=[.E20]-[.K20]" office:value-type="float" office:value="23" calcext:value-type="float">
            <text:p>23</text:p>
          </table:table-cell>
          <table:table-cell office:value-type="string" calcext:value-type="string">
            <text:p>results/boot.128.1.0.1/expe1/boot.27.128.1.0.1:21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4405945E+015" calcext:value-type="float">
            <text:p>1466601944059450</text:p>
          </table:table-cell>
          <table:table-cell office:value-type="float" office:value="1.46660194407758E+015" calcext:value-type="float">
            <text:p>1466601944077580</text:p>
          </table:table-cell>
          <table:table-cell office:value-type="float" office:value="18130" calcext:value-type="float">
            <text:p>18130</text:p>
          </table:table-cell>
          <table:table-cell table:formula="of:=[.K20]-[.Q20]" office:value-type="float" office:value="2551" calcext:value-type="float">
            <text:p>2551</text:p>
          </table:table-cell>
          <table:table-cell office:value-type="string" calcext:value-type="string">
            <text:p>results/boot.128.1.0.1/expe1/boot.27.128.1.0.1:26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4405949E+015" calcext:value-type="float">
            <text:p>1466601944059490</text:p>
          </table:table-cell>
          <table:table-cell office:value-type="float" office:value="1.46660194407757E+015" calcext:value-type="float">
            <text:p>1466601944077570</text:p>
          </table:table-cell>
          <table:table-cell office:value-type="float" office:value="18083" calcext:value-type="float">
            <text:p>18083</text:p>
          </table:table-cell>
          <table:table-cell/>
          <table:table-cell office:value-type="string" calcext:value-type="string">
            <text:p>results/boot.128.1.0.1/expe1/boot.27.128.1.0.1:417</text:p>
          </table:table-cell>
          <table:table-cell office:value-type="string" calcext:value-type="string">
            <text:p>libxl__domain_make</text:p>
          </table:table-cell>
          <table:table-cell office:value-type="float" office:value="1.46660194405965E+015" calcext:value-type="float">
            <text:p>1466601944059650</text:p>
          </table:table-cell>
          <table:table-cell office:value-type="float" office:value="1.46660194406272E+015" calcext:value-type="float">
            <text:p>1466601944062720</text:p>
          </table:table-cell>
          <table:table-cell office:value-type="float" office:value="3075" calcext:value-type="float">
            <text:p>3075</text:p>
          </table:table-cell>
          <table:table-cell/>
          <table:table-cell office:value-type="string" calcext:value-type="string">
            <text:p>results/boot.128.1.0.1/expe1/boot.27.128.1.0.1:3553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4406278E+015" calcext:value-type="float">
            <text:p>1466601944062780</text:p>
          </table:table-cell>
          <table:table-cell office:value-type="float" office:value="1.46660194407757E+015" calcext:value-type="float">
            <text:p>1466601944077570</text:p>
          </table:table-cell>
          <table:table-cell office:value-type="float" office:value="14789" calcext:value-type="float">
            <text:p>14789</text:p>
          </table:table-cell>
          <table:table-cell/>
          <table:table-cell table:formula="of:=[.W20]-[.AC20]-[.AI20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results/boot.128.1.0.1/expe1/boot.28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5446219E+015" calcext:value-type="float">
            <text:p>1466601954462190</text:p>
          </table:table-cell>
          <table:table-cell office:value-type="float" office:value="1.46660195450675E+015" calcext:value-type="float">
            <text:p>1466601954506750</text:p>
          </table:table-cell>
          <table:table-cell office:value-type="float" office:value="44569" calcext:value-type="float">
            <text:p>44569</text:p>
          </table:table-cell>
          <table:table-cell/>
          <table:table-cell office:value-type="string" calcext:value-type="string">
            <text:p>results/boot.128.1.0.1/expe1/boot.28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95446222E+015" calcext:value-type="float">
            <text:p>1466601954462220</text:p>
          </table:table-cell>
          <table:table-cell office:value-type="float" office:value="1.46660195450674E+015" calcext:value-type="float">
            <text:p>1466601954506740</text:p>
          </table:table-cell>
          <table:table-cell office:value-type="float" office:value="44523" calcext:value-type="float">
            <text:p>44523</text:p>
          </table:table-cell>
          <table:table-cell table:formula="of:=[.E21]-[.K21]" office:value-type="float" office:value="46" calcext:value-type="float">
            <text:p>46</text:p>
          </table:table-cell>
          <table:table-cell office:value-type="string" calcext:value-type="string">
            <text:p>results/boot.128.1.0.1/expe1/boot.28.128.1.0.1:729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5446291E+015" calcext:value-type="float">
            <text:p>1466601954462910</text:p>
          </table:table-cell>
          <table:table-cell office:value-type="float" office:value="1.46660195450429E+015" calcext:value-type="float">
            <text:p>1466601954504290</text:p>
          </table:table-cell>
          <table:table-cell office:value-type="float" office:value="41374" calcext:value-type="float">
            <text:p>41374</text:p>
          </table:table-cell>
          <table:table-cell table:formula="of:=[.K21]-[.Q21]" office:value-type="float" office:value="3149" calcext:value-type="float">
            <text:p>3149</text:p>
          </table:table-cell>
          <table:table-cell office:value-type="string" calcext:value-type="string">
            <text:p>results/boot.128.1.0.1/expe1/boot.28.128.1.0.1:89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5446308E+015" calcext:value-type="float">
            <text:p>1466601954463080</text:p>
          </table:table-cell>
          <table:table-cell office:value-type="float" office:value="1.46660195450428E+015" calcext:value-type="float">
            <text:p>1466601954504280</text:p>
          </table:table-cell>
          <table:table-cell office:value-type="float" office:value="41194" calcext:value-type="float">
            <text:p>41194</text:p>
          </table:table-cell>
          <table:table-cell/>
          <table:table-cell office:value-type="string" calcext:value-type="string">
            <text:p>results/boot.128.1.0.1/expe1/boot.28.128.1.0.1:1271</text:p>
          </table:table-cell>
          <table:table-cell office:value-type="string" calcext:value-type="string">
            <text:p>libxl__domain_make</text:p>
          </table:table-cell>
          <table:table-cell office:value-type="float" office:value="1.46660195446346E+015" calcext:value-type="float">
            <text:p>1466601954463460</text:p>
          </table:table-cell>
          <table:table-cell office:value-type="float" office:value="1.46660195447668E+015" calcext:value-type="float">
            <text:p>1466601954476680</text:p>
          </table:table-cell>
          <table:table-cell office:value-type="float" office:value="13221" calcext:value-type="float">
            <text:p>13221</text:p>
          </table:table-cell>
          <table:table-cell/>
          <table:table-cell office:value-type="string" calcext:value-type="string">
            <text:p>results/boot.128.1.0.1/expe1/boot.28.128.1.0.1:1484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5447703E+015" calcext:value-type="float">
            <text:p>1466601954477030</text:p>
          </table:table-cell>
          <table:table-cell office:value-type="float" office:value="1.46660195450428E+015" calcext:value-type="float">
            <text:p>1466601954504280</text:p>
          </table:table-cell>
          <table:table-cell office:value-type="float" office:value="27251" calcext:value-type="float">
            <text:p>27251</text:p>
          </table:table-cell>
          <table:table-cell/>
          <table:table-cell table:formula="of:=[.W21]-[.AC21]-[.AI21]"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results/boot.128.1.0.1/expe1/boot.29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6491317E+015" calcext:value-type="float">
            <text:p>1466601964913170</text:p>
          </table:table-cell>
          <table:table-cell office:value-type="float" office:value="1.46660196493486E+015" calcext:value-type="float">
            <text:p>1466601964934860</text:p>
          </table:table-cell>
          <table:table-cell office:value-type="float" office:value="21696" calcext:value-type="float">
            <text:p>21696</text:p>
          </table:table-cell>
          <table:table-cell/>
          <table:table-cell office:value-type="string" calcext:value-type="string">
            <text:p>results/boot.128.1.0.1/expe1/boot.29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9649132E+015" calcext:value-type="float">
            <text:p>1466601964913200</text:p>
          </table:table-cell>
          <table:table-cell office:value-type="float" office:value="1.46660196493485E+015" calcext:value-type="float">
            <text:p>1466601964934850</text:p>
          </table:table-cell>
          <table:table-cell office:value-type="float" office:value="21652" calcext:value-type="float">
            <text:p>21652</text:p>
          </table:table-cell>
          <table:table-cell table:formula="of:=[.E22]-[.K22]" office:value-type="float" office:value="44" calcext:value-type="float">
            <text:p>44</text:p>
          </table:table-cell>
          <table:table-cell office:value-type="string" calcext:value-type="string">
            <text:p>results/boot.128.1.0.1/expe1/boot.29.128.1.0.1:68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6491385E+015" calcext:value-type="float">
            <text:p>1466601964913850</text:p>
          </table:table-cell>
          <table:table-cell office:value-type="float" office:value="1.4666019649325E+015" calcext:value-type="float">
            <text:p>1466601964932500</text:p>
          </table:table-cell>
          <table:table-cell office:value-type="float" office:value="18648" calcext:value-type="float">
            <text:p>18648</text:p>
          </table:table-cell>
          <table:table-cell table:formula="of:=[.K22]-[.Q22]" office:value-type="float" office:value="3004" calcext:value-type="float">
            <text:p>3004</text:p>
          </table:table-cell>
          <table:table-cell office:value-type="string" calcext:value-type="string">
            <text:p>results/boot.128.1.0.1/expe1/boot.29.128.1.0.1:83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64914E+015" calcext:value-type="float">
            <text:p>1466601964914000</text:p>
          </table:table-cell>
          <table:table-cell office:value-type="float" office:value="1.46660196493249E+015" calcext:value-type="float">
            <text:p>1466601964932490</text:p>
          </table:table-cell>
          <table:table-cell office:value-type="float" office:value="18494" calcext:value-type="float">
            <text:p>18494</text:p>
          </table:table-cell>
          <table:table-cell/>
          <table:table-cell office:value-type="string" calcext:value-type="string">
            <text:p>results/boot.128.1.0.1/expe1/boot.29.128.1.0.1:1186</text:p>
          </table:table-cell>
          <table:table-cell office:value-type="string" calcext:value-type="string">
            <text:p>libxl__domain_make</text:p>
          </table:table-cell>
          <table:table-cell office:value-type="float" office:value="1.46660196491435E+015" calcext:value-type="float">
            <text:p>1466601964914350</text:p>
          </table:table-cell>
          <table:table-cell office:value-type="float" office:value="1.46660196491813E+015" calcext:value-type="float">
            <text:p>1466601964918130</text:p>
          </table:table-cell>
          <table:table-cell office:value-type="float" office:value="3778" calcext:value-type="float">
            <text:p>3778</text:p>
          </table:table-cell>
          <table:table-cell/>
          <table:table-cell office:value-type="string" calcext:value-type="string">
            <text:p>results/boot.128.1.0.1/expe1/boot.29.128.1.0.1:5025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6491819E+015" calcext:value-type="float">
            <text:p>1466601964918190</text:p>
          </table:table-cell>
          <table:table-cell office:value-type="float" office:value="1.46660196493249E+015" calcext:value-type="float">
            <text:p>1466601964932490</text:p>
          </table:table-cell>
          <table:table-cell office:value-type="float" office:value="14300" calcext:value-type="float">
            <text:p>14300</text:p>
          </table:table-cell>
          <table:table-cell/>
          <table:table-cell table:formula="of:=[.W22]-[.AC22]-[.AI22]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results/boot.128.1.0.1/expe1/boot.30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7529401E+015" calcext:value-type="float">
            <text:p>1466601975294010</text:p>
          </table:table-cell>
          <table:table-cell office:value-type="float" office:value="1.46660197531468E+015" calcext:value-type="float">
            <text:p>1466601975314680</text:p>
          </table:table-cell>
          <table:table-cell office:value-type="float" office:value="20672" calcext:value-type="float">
            <text:p>20672</text:p>
          </table:table-cell>
          <table:table-cell/>
          <table:table-cell office:value-type="string" calcext:value-type="string">
            <text:p>results/boot.128.1.0.1/expe1/boot.30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197529402E+015" calcext:value-type="float">
            <text:p>1466601975294020</text:p>
          </table:table-cell>
          <table:table-cell office:value-type="float" office:value="1.46660197531467E+015" calcext:value-type="float">
            <text:p>1466601975314670</text:p>
          </table:table-cell>
          <table:table-cell office:value-type="float" office:value="20652" calcext:value-type="float">
            <text:p>20652</text:p>
          </table:table-cell>
          <table:table-cell table:formula="of:=[.E23]-[.K23]" office:value-type="float" office:value="20" calcext:value-type="float">
            <text:p>20</text:p>
          </table:table-cell>
          <table:table-cell office:value-type="string" calcext:value-type="string">
            <text:p>results/boot.128.1.0.1/expe1/boot.30.128.1.0.1:24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7529425E+015" calcext:value-type="float">
            <text:p>1466601975294250</text:p>
          </table:table-cell>
          <table:table-cell office:value-type="float" office:value="1.46660197531243E+015" calcext:value-type="float">
            <text:p>1466601975312430</text:p>
          </table:table-cell>
          <table:table-cell office:value-type="float" office:value="18180" calcext:value-type="float">
            <text:p>18180</text:p>
          </table:table-cell>
          <table:table-cell table:formula="of:=[.K23]-[.Q23]" office:value-type="float" office:value="2472" calcext:value-type="float">
            <text:p>2472</text:p>
          </table:table-cell>
          <table:table-cell office:value-type="string" calcext:value-type="string">
            <text:p>results/boot.128.1.0.1/expe1/boot.30.128.1.0.1:286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752943E+015" calcext:value-type="float">
            <text:p>1466601975294300</text:p>
          </table:table-cell>
          <table:table-cell office:value-type="float" office:value="1.46660197531243E+015" calcext:value-type="float">
            <text:p>1466601975312430</text:p>
          </table:table-cell>
          <table:table-cell office:value-type="float" office:value="18131" calcext:value-type="float">
            <text:p>18131</text:p>
          </table:table-cell>
          <table:table-cell/>
          <table:table-cell office:value-type="string" calcext:value-type="string">
            <text:p>results/boot.128.1.0.1/expe1/boot.30.128.1.0.1:401</text:p>
          </table:table-cell>
          <table:table-cell office:value-type="string" calcext:value-type="string">
            <text:p>libxl__domain_make</text:p>
          </table:table-cell>
          <table:table-cell office:value-type="float" office:value="1.46660197529441E+015" calcext:value-type="float">
            <text:p>1466601975294410</text:p>
          </table:table-cell>
          <table:table-cell office:value-type="float" office:value="1.46660197529752E+015" calcext:value-type="float">
            <text:p>1466601975297520</text:p>
          </table:table-cell>
          <table:table-cell office:value-type="float" office:value="3106" calcext:value-type="float">
            <text:p>3106</text:p>
          </table:table-cell>
          <table:table-cell/>
          <table:table-cell office:value-type="string" calcext:value-type="string">
            <text:p>results/boot.128.1.0.1/expe1/boot.30.128.1.0.1:357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7529758E+015" calcext:value-type="float">
            <text:p>1466601975297580</text:p>
          </table:table-cell>
          <table:table-cell office:value-type="float" office:value="1.46660197531243E+015" calcext:value-type="float">
            <text:p>1466601975312430</text:p>
          </table:table-cell>
          <table:table-cell office:value-type="float" office:value="14846" calcext:value-type="float">
            <text:p>14846</text:p>
          </table:table-cell>
          <table:table-cell/>
          <table:table-cell table:formula="of:=[.W23]-[.AC23]-[.AI23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results/boot.128.1.0.1/expe1/boot.31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856782E+015" calcext:value-type="float">
            <text:p>1466601985678200</text:p>
          </table:table-cell>
          <table:table-cell office:value-type="float" office:value="1.46660198569944E+015" calcext:value-type="float">
            <text:p>1466601985699440</text:p>
          </table:table-cell>
          <table:table-cell office:value-type="float" office:value="21242" calcext:value-type="float">
            <text:p>21242</text:p>
          </table:table-cell>
          <table:table-cell/>
          <table:table-cell office:value-type="string" calcext:value-type="string">
            <text:p>results/boot.128.1.0.1/expe1/boot.31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198567821E+015" calcext:value-type="float">
            <text:p>1466601985678210</text:p>
          </table:table-cell>
          <table:table-cell office:value-type="float" office:value="1.46660198569943E+015" calcext:value-type="float">
            <text:p>1466601985699430</text:p>
          </table:table-cell>
          <table:table-cell office:value-type="float" office:value="21221" calcext:value-type="float">
            <text:p>21221</text:p>
          </table:table-cell>
          <table:table-cell table:formula="of:=[.E24]-[.K24]" office:value-type="float" office:value="21" calcext:value-type="float">
            <text:p>21</text:p>
          </table:table-cell>
          <table:table-cell office:value-type="string" calcext:value-type="string">
            <text:p>results/boot.128.1.0.1/expe1/boot.31.128.1.0.1:206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8567841E+015" calcext:value-type="float">
            <text:p>1466601985678410</text:p>
          </table:table-cell>
          <table:table-cell office:value-type="float" office:value="1.46660198569666E+015" calcext:value-type="float">
            <text:p>1466601985696660</text:p>
          </table:table-cell>
          <table:table-cell office:value-type="float" office:value="18252" calcext:value-type="float">
            <text:p>18252</text:p>
          </table:table-cell>
          <table:table-cell table:formula="of:=[.K24]-[.Q24]" office:value-type="float" office:value="2969" calcext:value-type="float">
            <text:p>2969</text:p>
          </table:table-cell>
          <table:table-cell office:value-type="string" calcext:value-type="string">
            <text:p>results/boot.128.1.0.1/expe1/boot.31.128.1.0.1:24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8567845E+015" calcext:value-type="float">
            <text:p>1466601985678450</text:p>
          </table:table-cell>
          <table:table-cell office:value-type="float" office:value="1.46660198569665E+015" calcext:value-type="float">
            <text:p>1466601985696650</text:p>
          </table:table-cell>
          <table:table-cell office:value-type="float" office:value="18202" calcext:value-type="float">
            <text:p>18202</text:p>
          </table:table-cell>
          <table:table-cell/>
          <table:table-cell office:value-type="string" calcext:value-type="string">
            <text:p>results/boot.128.1.0.1/expe1/boot.31.128.1.0.1:399</text:p>
          </table:table-cell>
          <table:table-cell office:value-type="string" calcext:value-type="string">
            <text:p>libxl__domain_make</text:p>
          </table:table-cell>
          <table:table-cell office:value-type="float" office:value="1.4666019856786E+015" calcext:value-type="float">
            <text:p>1466601985678600</text:p>
          </table:table-cell>
          <table:table-cell office:value-type="float" office:value="1.46660198568178E+015" calcext:value-type="float">
            <text:p>1466601985681780</text:p>
          </table:table-cell>
          <table:table-cell office:value-type="float" office:value="3182" calcext:value-type="float">
            <text:p>3182</text:p>
          </table:table-cell>
          <table:table-cell/>
          <table:table-cell office:value-type="string" calcext:value-type="string">
            <text:p>results/boot.128.1.0.1/expe1/boot.31.128.1.0.1:3653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8568185E+015" calcext:value-type="float">
            <text:p>1466601985681850</text:p>
          </table:table-cell>
          <table:table-cell office:value-type="float" office:value="1.46660198569665E+015" calcext:value-type="float">
            <text:p>1466601985696650</text:p>
          </table:table-cell>
          <table:table-cell office:value-type="float" office:value="14796" calcext:value-type="float">
            <text:p>14796</text:p>
          </table:table-cell>
          <table:table-cell/>
          <table:table-cell table:formula="of:=[.W24]-[.AC24]-[.AI24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results/boot.128.1.0.1/expe1/boot.3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6938384E+015" calcext:value-type="float">
            <text:p>1466601693838400</text:p>
          </table:table-cell>
          <table:table-cell office:value-type="float" office:value="1.46660169387758E+015" calcext:value-type="float">
            <text:p>1466601693877580</text:p>
          </table:table-cell>
          <table:table-cell office:value-type="float" office:value="39182" calcext:value-type="float">
            <text:p>39182</text:p>
          </table:table-cell>
          <table:table-cell/>
          <table:table-cell office:value-type="string" calcext:value-type="string">
            <text:p>results/boot.128.1.0.1/expe1/boot.3.128.1.0.1:32</text:p>
          </table:table-cell>
          <table:table-cell office:value-type="string" calcext:value-type="string">
            <text:p>create_domain</text:p>
          </table:table-cell>
          <table:table-cell office:value-type="float" office:value="1.46660169383843E+015" calcext:value-type="float">
            <text:p>1466601693838430</text:p>
          </table:table-cell>
          <table:table-cell office:value-type="float" office:value="1.46660169387756E+015" calcext:value-type="float">
            <text:p>1466601693877560</text:p>
          </table:table-cell>
          <table:table-cell office:value-type="float" office:value="39131" calcext:value-type="float">
            <text:p>39131</text:p>
          </table:table-cell>
          <table:table-cell table:formula="of:=[.E25]-[.K25]" office:value-type="float" office:value="51" calcext:value-type="float">
            <text:p>51</text:p>
          </table:table-cell>
          <table:table-cell office:value-type="string" calcext:value-type="string">
            <text:p>results/boot.128.1.0.1/expe1/boot.3.128.1.0.1:82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69383923E+015" calcext:value-type="float">
            <text:p>1466601693839230</text:p>
          </table:table-cell>
          <table:table-cell office:value-type="float" office:value="1.46660169387404E+015" calcext:value-type="float">
            <text:p>1466601693874040</text:p>
          </table:table-cell>
          <table:table-cell office:value-type="float" office:value="34810" calcext:value-type="float">
            <text:p>34810</text:p>
          </table:table-cell>
          <table:table-cell table:formula="of:=[.K25]-[.Q25]" office:value-type="float" office:value="4321" calcext:value-type="float">
            <text:p>4321</text:p>
          </table:table-cell>
          <table:table-cell office:value-type="string" calcext:value-type="string">
            <text:p>results/boot.128.1.0.1/expe1/boot.3.128.1.0.1:963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69383936E+015" calcext:value-type="float">
            <text:p>1466601693839360</text:p>
          </table:table-cell>
          <table:table-cell office:value-type="float" office:value="1.46660169387403E+015" calcext:value-type="float">
            <text:p>1466601693874030</text:p>
          </table:table-cell>
          <table:table-cell office:value-type="float" office:value="34668" calcext:value-type="float">
            <text:p>34668</text:p>
          </table:table-cell>
          <table:table-cell/>
          <table:table-cell office:value-type="string" calcext:value-type="string">
            <text:p>results/boot.128.1.0.1/expe1/boot.3.128.1.0.1:1278</text:p>
          </table:table-cell>
          <table:table-cell office:value-type="string" calcext:value-type="string">
            <text:p>libxl__domain_make</text:p>
          </table:table-cell>
          <table:table-cell office:value-type="float" office:value="1.46660169383968E+015" calcext:value-type="float">
            <text:p>1466601693839680</text:p>
          </table:table-cell>
          <table:table-cell office:value-type="float" office:value="1.46660169385347E+015" calcext:value-type="float">
            <text:p>1466601693853470</text:p>
          </table:table-cell>
          <table:table-cell office:value-type="float" office:value="13794" calcext:value-type="float">
            <text:p>13794</text:p>
          </table:table-cell>
          <table:table-cell/>
          <table:table-cell office:value-type="string" calcext:value-type="string">
            <text:p>results/boot.128.1.0.1/expe1/boot.3.128.1.0.1:1541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69385381E+015" calcext:value-type="float">
            <text:p>1466601693853810</text:p>
          </table:table-cell>
          <table:table-cell office:value-type="float" office:value="1.46660169387403E+015" calcext:value-type="float">
            <text:p>1466601693874030</text:p>
          </table:table-cell>
          <table:table-cell office:value-type="float" office:value="20219" calcext:value-type="float">
            <text:p>20219</text:p>
          </table:table-cell>
          <table:table-cell/>
          <table:table-cell table:formula="of:=[.W25]-[.AC25]-[.AI25]"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results/boot.128.1.0.1/expe1/boot.32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99612576E+015" calcext:value-type="float">
            <text:p>1466601996125760</text:p>
          </table:table-cell>
          <table:table-cell office:value-type="float" office:value="1.46660199616823E+015" calcext:value-type="float">
            <text:p>1466601996168230</text:p>
          </table:table-cell>
          <table:table-cell office:value-type="float" office:value="42463" calcext:value-type="float">
            <text:p>42463</text:p>
          </table:table-cell>
          <table:table-cell/>
          <table:table-cell office:value-type="string" calcext:value-type="string">
            <text:p>results/boot.128.1.0.1/expe1/boot.32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199612579E+015" calcext:value-type="float">
            <text:p>1466601996125790</text:p>
          </table:table-cell>
          <table:table-cell office:value-type="float" office:value="1.46660199616821E+015" calcext:value-type="float">
            <text:p>1466601996168210</text:p>
          </table:table-cell>
          <table:table-cell office:value-type="float" office:value="42420" calcext:value-type="float">
            <text:p>42420</text:p>
          </table:table-cell>
          <table:table-cell table:formula="of:=[.E26]-[.K26]" office:value-type="float" office:value="43" calcext:value-type="float">
            <text:p>43</text:p>
          </table:table-cell>
          <table:table-cell office:value-type="string" calcext:value-type="string">
            <text:p>results/boot.128.1.0.1/expe1/boot.32.128.1.0.1:651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99612641E+015" calcext:value-type="float">
            <text:p>1466601996126410</text:p>
          </table:table-cell>
          <table:table-cell office:value-type="float" office:value="1.4666019961657E+015" calcext:value-type="float">
            <text:p>1466601996165700</text:p>
          </table:table-cell>
          <table:table-cell office:value-type="float" office:value="39281" calcext:value-type="float">
            <text:p>39281</text:p>
          </table:table-cell>
          <table:table-cell table:formula="of:=[.K26]-[.Q26]" office:value-type="float" office:value="3139" calcext:value-type="float">
            <text:p>3139</text:p>
          </table:table-cell>
          <table:table-cell office:value-type="string" calcext:value-type="string">
            <text:p>results/boot.128.1.0.1/expe1/boot.32.128.1.0.1:80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99612657E+015" calcext:value-type="float">
            <text:p>1466601996126570</text:p>
          </table:table-cell>
          <table:table-cell office:value-type="float" office:value="1.46660199616569E+015" calcext:value-type="float">
            <text:p>1466601996165690</text:p>
          </table:table-cell>
          <table:table-cell office:value-type="float" office:value="39122" calcext:value-type="float">
            <text:p>39122</text:p>
          </table:table-cell>
          <table:table-cell/>
          <table:table-cell office:value-type="string" calcext:value-type="string">
            <text:p>results/boot.128.1.0.1/expe1/boot.32.128.1.0.1:1236</text:p>
          </table:table-cell>
          <table:table-cell office:value-type="string" calcext:value-type="string">
            <text:p>libxl__domain_make</text:p>
          </table:table-cell>
          <table:table-cell office:value-type="float" office:value="1.466601996127E+015" calcext:value-type="float">
            <text:p>1466601996127000</text:p>
          </table:table-cell>
          <table:table-cell office:value-type="float" office:value="1.46660199613875E+015" calcext:value-type="float">
            <text:p>1466601996138750</text:p>
          </table:table-cell>
          <table:table-cell office:value-type="float" office:value="11749" calcext:value-type="float">
            <text:p>11749</text:p>
          </table:table-cell>
          <table:table-cell/>
          <table:table-cell office:value-type="string" calcext:value-type="string">
            <text:p>results/boot.128.1.0.1/expe1/boot.32.128.1.0.1:1333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99613909E+015" calcext:value-type="float">
            <text:p>1466601996139090</text:p>
          </table:table-cell>
          <table:table-cell office:value-type="float" office:value="1.46660199616569E+015" calcext:value-type="float">
            <text:p>1466601996165690</text:p>
          </table:table-cell>
          <table:table-cell office:value-type="float" office:value="26593" calcext:value-type="float">
            <text:p>26593</text:p>
          </table:table-cell>
          <table:table-cell/>
          <table:table-cell table:formula="of:=[.W26]-[.AC26]-[.AI26]"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results/boot.128.1.0.1/expe1/boot.33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0651633E+015" calcext:value-type="float">
            <text:p>1466602006516330</text:p>
          </table:table-cell>
          <table:table-cell office:value-type="float" office:value="1.46660200653737E+015" calcext:value-type="float">
            <text:p>1466602006537370</text:p>
          </table:table-cell>
          <table:table-cell office:value-type="float" office:value="21038" calcext:value-type="float">
            <text:p>21038</text:p>
          </table:table-cell>
          <table:table-cell/>
          <table:table-cell office:value-type="string" calcext:value-type="string">
            <text:p>results/boot.128.1.0.1/expe1/boot.33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200651634E+015" calcext:value-type="float">
            <text:p>1466602006516340</text:p>
          </table:table-cell>
          <table:table-cell office:value-type="float" office:value="1.46660200653736E+015" calcext:value-type="float">
            <text:p>1466602006537360</text:p>
          </table:table-cell>
          <table:table-cell office:value-type="float" office:value="21018" calcext:value-type="float">
            <text:p>21018</text:p>
          </table:table-cell>
          <table:table-cell table:formula="of:=[.E27]-[.K27]" office:value-type="float" office:value="20" calcext:value-type="float">
            <text:p>20</text:p>
          </table:table-cell>
          <table:table-cell office:value-type="string" calcext:value-type="string">
            <text:p>results/boot.128.1.0.1/expe1/boot.33.128.1.0.1:20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0651654E+015" calcext:value-type="float">
            <text:p>1466602006516540</text:p>
          </table:table-cell>
          <table:table-cell office:value-type="float" office:value="1.466602006535E+015" calcext:value-type="float">
            <text:p>1466602006535000</text:p>
          </table:table-cell>
          <table:table-cell office:value-type="float" office:value="18458" calcext:value-type="float">
            <text:p>18458</text:p>
          </table:table-cell>
          <table:table-cell table:formula="of:=[.K27]-[.Q27]" office:value-type="float" office:value="2560" calcext:value-type="float">
            <text:p>2560</text:p>
          </table:table-cell>
          <table:table-cell office:value-type="string" calcext:value-type="string">
            <text:p>results/boot.128.1.0.1/expe1/boot.33.128.1.0.1:24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0651658E+015" calcext:value-type="float">
            <text:p>1466602006516580</text:p>
          </table:table-cell>
          <table:table-cell office:value-type="float" office:value="1.46660200653499E+015" calcext:value-type="float">
            <text:p>1466602006534990</text:p>
          </table:table-cell>
          <table:table-cell office:value-type="float" office:value="18415" calcext:value-type="float">
            <text:p>18415</text:p>
          </table:table-cell>
          <table:table-cell/>
          <table:table-cell office:value-type="string" calcext:value-type="string">
            <text:p>results/boot.128.1.0.1/expe1/boot.33.128.1.0.1:405</text:p>
          </table:table-cell>
          <table:table-cell office:value-type="string" calcext:value-type="string">
            <text:p>libxl__domain_make</text:p>
          </table:table-cell>
          <table:table-cell office:value-type="float" office:value="1.46660200651674E+015" calcext:value-type="float">
            <text:p>1466602006516740</text:p>
          </table:table-cell>
          <table:table-cell office:value-type="float" office:value="1.46660200651997E+015" calcext:value-type="float">
            <text:p>1466602006519970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string" calcext:value-type="string">
            <text:p>results/boot.128.1.0.1/expe1/boot.33.128.1.0.1:3702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0652003E+015" calcext:value-type="float">
            <text:p>1466602006520030</text:p>
          </table:table-cell>
          <table:table-cell office:value-type="float" office:value="1.46660200653499E+015" calcext:value-type="float">
            <text:p>1466602006534990</text:p>
          </table:table-cell>
          <table:table-cell office:value-type="float" office:value="14956" calcext:value-type="float">
            <text:p>14956</text:p>
          </table:table-cell>
          <table:table-cell/>
          <table:table-cell table:formula="of:=[.W27]-[.AC27]-[.AI27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results/boot.128.1.0.1/expe1/boot.34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1689431E+015" calcext:value-type="float">
            <text:p>1466602016894310</text:p>
          </table:table-cell>
          <table:table-cell office:value-type="float" office:value="1.46660201692992E+015" calcext:value-type="float">
            <text:p>1466602016929920</text:p>
          </table:table-cell>
          <table:table-cell office:value-type="float" office:value="35606" calcext:value-type="float">
            <text:p>35606</text:p>
          </table:table-cell>
          <table:table-cell/>
          <table:table-cell office:value-type="string" calcext:value-type="string">
            <text:p>results/boot.128.1.0.1/expe1/boot.34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201689434E+015" calcext:value-type="float">
            <text:p>1466602016894340</text:p>
          </table:table-cell>
          <table:table-cell office:value-type="float" office:value="1.46660201692991E+015" calcext:value-type="float">
            <text:p>1466602016929910</text:p>
          </table:table-cell>
          <table:table-cell office:value-type="float" office:value="35563" calcext:value-type="float">
            <text:p>35563</text:p>
          </table:table-cell>
          <table:table-cell table:formula="of:=[.E28]-[.K28]" office:value-type="float" office:value="43" calcext:value-type="float">
            <text:p>43</text:p>
          </table:table-cell>
          <table:table-cell office:value-type="string" calcext:value-type="string">
            <text:p>results/boot.128.1.0.1/expe1/boot.34.128.1.0.1:796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1689511E+015" calcext:value-type="float">
            <text:p>1466602016895110</text:p>
          </table:table-cell>
          <table:table-cell office:value-type="float" office:value="1.46660201692596E+015" calcext:value-type="float">
            <text:p>1466602016925960</text:p>
          </table:table-cell>
          <table:table-cell office:value-type="float" office:value="30853" calcext:value-type="float">
            <text:p>30853</text:p>
          </table:table-cell>
          <table:table-cell table:formula="of:=[.K28]-[.Q28]" office:value-type="float" office:value="4710" calcext:value-type="float">
            <text:p>4710</text:p>
          </table:table-cell>
          <table:table-cell office:value-type="string" calcext:value-type="string">
            <text:p>results/boot.128.1.0.1/expe1/boot.34.128.1.0.1:95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1689527E+015" calcext:value-type="float">
            <text:p>1466602016895270</text:p>
          </table:table-cell>
          <table:table-cell office:value-type="float" office:value="1.46660201692596E+015" calcext:value-type="float">
            <text:p>1466602016925960</text:p>
          </table:table-cell>
          <table:table-cell office:value-type="float" office:value="30689" calcext:value-type="float">
            <text:p>30689</text:p>
          </table:table-cell>
          <table:table-cell/>
          <table:table-cell office:value-type="string" calcext:value-type="string">
            <text:p>results/boot.128.1.0.1/expe1/boot.34.128.1.0.1:1292</text:p>
          </table:table-cell>
          <table:table-cell office:value-type="string" calcext:value-type="string">
            <text:p>libxl__domain_make</text:p>
          </table:table-cell>
          <table:table-cell office:value-type="float" office:value="1.4666020168956E+015" calcext:value-type="float">
            <text:p>1466602016895600</text:p>
          </table:table-cell>
          <table:table-cell office:value-type="float" office:value="1.46660201690829E+015" calcext:value-type="float">
            <text:p>1466602016908290</text:p>
          </table:table-cell>
          <table:table-cell office:value-type="float" office:value="12687" calcext:value-type="float">
            <text:p>12687</text:p>
          </table:table-cell>
          <table:table-cell/>
          <table:table-cell office:value-type="string" calcext:value-type="string">
            <text:p>results/boot.128.1.0.1/expe1/boot.34.128.1.0.1:1434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1690866E+015" calcext:value-type="float">
            <text:p>1466602016908660</text:p>
          </table:table-cell>
          <table:table-cell office:value-type="float" office:value="1.46660201692595E+015" calcext:value-type="float">
            <text:p>1466602016925950</text:p>
          </table:table-cell>
          <table:table-cell office:value-type="float" office:value="17294" calcext:value-type="float">
            <text:p>17294</text:p>
          </table:table-cell>
          <table:table-cell/>
          <table:table-cell table:formula="of:=[.W28]-[.AC28]-[.AI28]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results/boot.128.1.0.1/expe1/boot.35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2735221E+015" calcext:value-type="float">
            <text:p>1466602027352210</text:p>
          </table:table-cell>
          <table:table-cell office:value-type="float" office:value="1.46660202737392E+015" calcext:value-type="float">
            <text:p>1466602027373920</text:p>
          </table:table-cell>
          <table:table-cell office:value-type="float" office:value="21713" calcext:value-type="float">
            <text:p>21713</text:p>
          </table:table-cell>
          <table:table-cell/>
          <table:table-cell office:value-type="string" calcext:value-type="string">
            <text:p>results/boot.128.1.0.1/expe1/boot.35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202735221E+015" calcext:value-type="float">
            <text:p>1466602027352210</text:p>
          </table:table-cell>
          <table:table-cell office:value-type="float" office:value="1.46660202737391E+015" calcext:value-type="float">
            <text:p>1466602027373910</text:p>
          </table:table-cell>
          <table:table-cell office:value-type="float" office:value="21691" calcext:value-type="float">
            <text:p>21691</text:p>
          </table:table-cell>
          <table:table-cell table:formula="of:=[.E29]-[.K29]" office:value-type="float" office:value="22" calcext:value-type="float">
            <text:p>22</text:p>
          </table:table-cell>
          <table:table-cell office:value-type="string" calcext:value-type="string">
            <text:p>results/boot.128.1.0.1/expe1/boot.35.128.1.0.1:21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2735242E+015" calcext:value-type="float">
            <text:p>1466602027352420</text:p>
          </table:table-cell>
          <table:table-cell office:value-type="float" office:value="1.46660202737038E+015" calcext:value-type="float">
            <text:p>1466602027370380</text:p>
          </table:table-cell>
          <table:table-cell office:value-type="float" office:value="17955" calcext:value-type="float">
            <text:p>17955</text:p>
          </table:table-cell>
          <table:table-cell table:formula="of:=[.K29]-[.Q29]" office:value-type="float" office:value="3736" calcext:value-type="float">
            <text:p>3736</text:p>
          </table:table-cell>
          <table:table-cell office:value-type="string" calcext:value-type="string">
            <text:p>results/boot.128.1.0.1/expe1/boot.35.128.1.0.1:259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2735247E+015" calcext:value-type="float">
            <text:p>1466602027352470</text:p>
          </table:table-cell>
          <table:table-cell office:value-type="float" office:value="1.46660202737037E+015" calcext:value-type="float">
            <text:p>1466602027370370</text:p>
          </table:table-cell>
          <table:table-cell office:value-type="float" office:value="17908" calcext:value-type="float">
            <text:p>17908</text:p>
          </table:table-cell>
          <table:table-cell/>
          <table:table-cell office:value-type="string" calcext:value-type="string">
            <text:p>results/boot.128.1.0.1/expe1/boot.35.128.1.0.1:426</text:p>
          </table:table-cell>
          <table:table-cell office:value-type="string" calcext:value-type="string">
            <text:p>libxl__domain_make</text:p>
          </table:table-cell>
          <table:table-cell office:value-type="float" office:value="1.46660202735263E+015" calcext:value-type="float">
            <text:p>1466602027352630</text:p>
          </table:table-cell>
          <table:table-cell office:value-type="float" office:value="1.46660202735573E+015" calcext:value-type="float">
            <text:p>1466602027355730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results/boot.128.1.0.1/expe1/boot.35.128.1.0.1:3591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273558E+015" calcext:value-type="float">
            <text:p>1466602027355800</text:p>
          </table:table-cell>
          <table:table-cell office:value-type="float" office:value="1.46660202737037E+015" calcext:value-type="float">
            <text:p>1466602027370370</text:p>
          </table:table-cell>
          <table:table-cell office:value-type="float" office:value="14575" calcext:value-type="float">
            <text:p>14575</text:p>
          </table:table-cell>
          <table:table-cell/>
          <table:table-cell table:formula="of:=[.W29]-[.AC29]-[.AI29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results/boot.128.1.0.1/expe1/boot.36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3772963E+015" calcext:value-type="float">
            <text:p>1466602037729630</text:p>
          </table:table-cell>
          <table:table-cell office:value-type="float" office:value="1.46660203776694E+015" calcext:value-type="float">
            <text:p>1466602037766940</text:p>
          </table:table-cell>
          <table:table-cell office:value-type="float" office:value="37305" calcext:value-type="float">
            <text:p>37305</text:p>
          </table:table-cell>
          <table:table-cell/>
          <table:table-cell office:value-type="string" calcext:value-type="string">
            <text:p>results/boot.128.1.0.1/expe1/boot.36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203772966E+015" calcext:value-type="float">
            <text:p>1466602037729660</text:p>
          </table:table-cell>
          <table:table-cell office:value-type="float" office:value="1.46660203776692E+015" calcext:value-type="float">
            <text:p>1466602037766920</text:p>
          </table:table-cell>
          <table:table-cell office:value-type="float" office:value="37263" calcext:value-type="float">
            <text:p>37263</text:p>
          </table:table-cell>
          <table:table-cell table:formula="of:=[.E30]-[.K30]" office:value-type="float" office:value="42" calcext:value-type="float">
            <text:p>42</text:p>
          </table:table-cell>
          <table:table-cell office:value-type="string" calcext:value-type="string">
            <text:p>results/boot.128.1.0.1/expe1/boot.36.128.1.0.1:66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377303E+015" calcext:value-type="float">
            <text:p>1466602037730300</text:p>
          </table:table-cell>
          <table:table-cell office:value-type="float" office:value="1.46660203776483E+015" calcext:value-type="float">
            <text:p>1466602037764830</text:p>
          </table:table-cell>
          <table:table-cell office:value-type="float" office:value="34535" calcext:value-type="float">
            <text:p>34535</text:p>
          </table:table-cell>
          <table:table-cell table:formula="of:=[.K30]-[.Q30]" office:value-type="float" office:value="2728" calcext:value-type="float">
            <text:p>2728</text:p>
          </table:table-cell>
          <table:table-cell office:value-type="string" calcext:value-type="string">
            <text:p>results/boot.128.1.0.1/expe1/boot.36.128.1.0.1:789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3773042E+015" calcext:value-type="float">
            <text:p>1466602037730420</text:p>
          </table:table-cell>
          <table:table-cell office:value-type="float" office:value="1.46660203776482E+015" calcext:value-type="float">
            <text:p>1466602037764820</text:p>
          </table:table-cell>
          <table:table-cell office:value-type="float" office:value="34404" calcext:value-type="float">
            <text:p>34404</text:p>
          </table:table-cell>
          <table:table-cell/>
          <table:table-cell office:value-type="string" calcext:value-type="string">
            <text:p>results/boot.128.1.0.1/expe1/boot.36.128.1.0.1:1132</text:p>
          </table:table-cell>
          <table:table-cell office:value-type="string" calcext:value-type="string">
            <text:p>libxl__domain_make</text:p>
          </table:table-cell>
          <table:table-cell office:value-type="float" office:value="1.46660203773076E+015" calcext:value-type="float">
            <text:p>1466602037730760</text:p>
          </table:table-cell>
          <table:table-cell office:value-type="float" office:value="1.46660203774218E+015" calcext:value-type="float">
            <text:p>1466602037742180</text:p>
          </table:table-cell>
          <table:table-cell office:value-type="float" office:value="11413" calcext:value-type="float">
            <text:p>11413</text:p>
          </table:table-cell>
          <table:table-cell/>
          <table:table-cell office:value-type="string" calcext:value-type="string">
            <text:p>results/boot.128.1.0.1/expe1/boot.36.128.1.0.1:1280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3774244E+015" calcext:value-type="float">
            <text:p>1466602037742440</text:p>
          </table:table-cell>
          <table:table-cell office:value-type="float" office:value="1.46660203776482E+015" calcext:value-type="float">
            <text:p>1466602037764820</text:p>
          </table:table-cell>
          <table:table-cell office:value-type="float" office:value="22384" calcext:value-type="float">
            <text:p>22384</text:p>
          </table:table-cell>
          <table:table-cell/>
          <table:table-cell table:formula="of:=[.W30]-[.AC30]-[.AI30]"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results/boot.128.1.0.1/expe1/boot.37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4818853E+015" calcext:value-type="float">
            <text:p>1466602048188530</text:p>
          </table:table-cell>
          <table:table-cell office:value-type="float" office:value="1.46660204821218E+015" calcext:value-type="float">
            <text:p>1466602048212180</text:p>
          </table:table-cell>
          <table:table-cell office:value-type="float" office:value="23654" calcext:value-type="float">
            <text:p>23654</text:p>
          </table:table-cell>
          <table:table-cell/>
          <table:table-cell office:value-type="string" calcext:value-type="string">
            <text:p>results/boot.128.1.0.1/expe1/boot.37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204818856E+015" calcext:value-type="float">
            <text:p>1466602048188560</text:p>
          </table:table-cell>
          <table:table-cell office:value-type="float" office:value="1.46660204821217E+015" calcext:value-type="float">
            <text:p>1466602048212170</text:p>
          </table:table-cell>
          <table:table-cell office:value-type="float" office:value="23612" calcext:value-type="float">
            <text:p>23612</text:p>
          </table:table-cell>
          <table:table-cell table:formula="of:=[.E31]-[.K31]" office:value-type="float" office:value="42" calcext:value-type="float">
            <text:p>42</text:p>
          </table:table-cell>
          <table:table-cell office:value-type="string" calcext:value-type="string">
            <text:p>results/boot.128.1.0.1/expe1/boot.37.128.1.0.1:77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481893E+015" calcext:value-type="float">
            <text:p>1466602048189300</text:p>
          </table:table-cell>
          <table:table-cell office:value-type="float" office:value="1.46660204821028E+015" calcext:value-type="float">
            <text:p>1466602048210280</text:p>
          </table:table-cell>
          <table:table-cell office:value-type="float" office:value="20981" calcext:value-type="float">
            <text:p>20981</text:p>
          </table:table-cell>
          <table:table-cell table:formula="of:=[.K31]-[.Q31]" office:value-type="float" office:value="2631" calcext:value-type="float">
            <text:p>2631</text:p>
          </table:table-cell>
          <table:table-cell office:value-type="string" calcext:value-type="string">
            <text:p>results/boot.128.1.0.1/expe1/boot.37.128.1.0.1:87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481894E+015" calcext:value-type="float">
            <text:p>1466602048189400</text:p>
          </table:table-cell>
          <table:table-cell office:value-type="float" office:value="1.46660204821028E+015" calcext:value-type="float">
            <text:p>1466602048210280</text:p>
          </table:table-cell>
          <table:table-cell office:value-type="float" office:value="20876" calcext:value-type="float">
            <text:p>20876</text:p>
          </table:table-cell>
          <table:table-cell/>
          <table:table-cell office:value-type="string" calcext:value-type="string">
            <text:p>results/boot.128.1.0.1/expe1/boot.37.128.1.0.1:1224</text:p>
          </table:table-cell>
          <table:table-cell office:value-type="string" calcext:value-type="string">
            <text:p>libxl__domain_make</text:p>
          </table:table-cell>
          <table:table-cell office:value-type="float" office:value="1.46660204818975E+015" calcext:value-type="float">
            <text:p>1466602048189750</text:p>
          </table:table-cell>
          <table:table-cell office:value-type="float" office:value="1.46660204819417E+015" calcext:value-type="float">
            <text:p>1466602048194170</text:p>
          </table:table-cell>
          <table:table-cell office:value-type="float" office:value="4422" calcext:value-type="float">
            <text:p>4422</text:p>
          </table:table-cell>
          <table:table-cell/>
          <table:table-cell office:value-type="string" calcext:value-type="string">
            <text:p>results/boot.128.1.0.1/expe1/boot.37.128.1.0.1:5733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4819426E+015" calcext:value-type="float">
            <text:p>1466602048194260</text:p>
          </table:table-cell>
          <table:table-cell office:value-type="float" office:value="1.46660204821027E+015" calcext:value-type="float">
            <text:p>1466602048210270</text:p>
          </table:table-cell>
          <table:table-cell office:value-type="float" office:value="16015" calcext:value-type="float">
            <text:p>16015</text:p>
          </table:table-cell>
          <table:table-cell/>
          <table:table-cell table:formula="of:=[.W31]-[.AC31]-[.AI31]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results/boot.128.1.0.1/expe1/boot.38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5859083E+015" calcext:value-type="float">
            <text:p>1466602058590830</text:p>
          </table:table-cell>
          <table:table-cell office:value-type="float" office:value="1.46660205861153E+015" calcext:value-type="float">
            <text:p>1466602058611530</text:p>
          </table:table-cell>
          <table:table-cell office:value-type="float" office:value="20702" calcext:value-type="float">
            <text:p>20702</text:p>
          </table:table-cell>
          <table:table-cell/>
          <table:table-cell office:value-type="string" calcext:value-type="string">
            <text:p>results/boot.128.1.0.1/expe1/boot.38.128.1.0.1:17</text:p>
          </table:table-cell>
          <table:table-cell office:value-type="string" calcext:value-type="string">
            <text:p>create_domain</text:p>
          </table:table-cell>
          <table:table-cell office:value-type="float" office:value="1.46660205859085E+015" calcext:value-type="float">
            <text:p>1466602058590850</text:p>
          </table:table-cell>
          <table:table-cell office:value-type="float" office:value="1.46660205861152E+015" calcext:value-type="float">
            <text:p>1466602058611520</text:p>
          </table:table-cell>
          <table:table-cell office:value-type="float" office:value="20673" calcext:value-type="float">
            <text:p>20673</text:p>
          </table:table-cell>
          <table:table-cell table:formula="of:=[.E32]-[.K32]" office:value-type="float" office:value="29" calcext:value-type="float">
            <text:p>29</text:p>
          </table:table-cell>
          <table:table-cell office:value-type="string" calcext:value-type="string">
            <text:p>results/boot.128.1.0.1/expe1/boot.38.128.1.0.1:23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5859107E+015" calcext:value-type="float">
            <text:p>1466602058591070</text:p>
          </table:table-cell>
          <table:table-cell office:value-type="float" office:value="1.46660205860924E+015" calcext:value-type="float">
            <text:p>1466602058609240</text:p>
          </table:table-cell>
          <table:table-cell office:value-type="float" office:value="18173" calcext:value-type="float">
            <text:p>18173</text:p>
          </table:table-cell>
          <table:table-cell table:formula="of:=[.K32]-[.Q32]" office:value-type="float" office:value="2500" calcext:value-type="float">
            <text:p>2500</text:p>
          </table:table-cell>
          <table:table-cell office:value-type="string" calcext:value-type="string">
            <text:p>results/boot.128.1.0.1/expe1/boot.38.128.1.0.1:26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5859109E+015" calcext:value-type="float">
            <text:p>1466602058591090</text:p>
          </table:table-cell>
          <table:table-cell office:value-type="float" office:value="1.46660205860923E+015" calcext:value-type="float">
            <text:p>1466602058609230</text:p>
          </table:table-cell>
          <table:table-cell office:value-type="float" office:value="18139" calcext:value-type="float">
            <text:p>18139</text:p>
          </table:table-cell>
          <table:table-cell/>
          <table:table-cell office:value-type="string" calcext:value-type="string">
            <text:p>results/boot.128.1.0.1/expe1/boot.38.128.1.0.1:386</text:p>
          </table:table-cell>
          <table:table-cell office:value-type="string" calcext:value-type="string">
            <text:p>libxl__domain_make</text:p>
          </table:table-cell>
          <table:table-cell office:value-type="float" office:value="1.46660205859121E+015" calcext:value-type="float">
            <text:p>1466602058591210</text:p>
          </table:table-cell>
          <table:table-cell office:value-type="float" office:value="1.46660205859424E+015" calcext:value-type="float">
            <text:p>1466602058594240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string" calcext:value-type="string">
            <text:p>results/boot.128.1.0.1/expe1/boot.38.128.1.0.1:347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5859431E+015" calcext:value-type="float">
            <text:p>1466602058594310</text:p>
          </table:table-cell>
          <table:table-cell office:value-type="float" office:value="1.46660205860923E+015" calcext:value-type="float">
            <text:p>1466602058609230</text:p>
          </table:table-cell>
          <table:table-cell office:value-type="float" office:value="14924" calcext:value-type="float">
            <text:p>14924</text:p>
          </table:table-cell>
          <table:table-cell/>
          <table:table-cell table:formula="of:=[.W32]-[.AC32]-[.AI32]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esults/boot.128.1.0.1/expe1/boot.39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6899335E+015" calcext:value-type="float">
            <text:p>1466602068993350</text:p>
          </table:table-cell>
          <table:table-cell office:value-type="float" office:value="1.46660206901395E+015" calcext:value-type="float">
            <text:p>1466602069013950</text:p>
          </table:table-cell>
          <table:table-cell office:value-type="float" office:value="20602" calcext:value-type="float">
            <text:p>20602</text:p>
          </table:table-cell>
          <table:table-cell/>
          <table:table-cell office:value-type="string" calcext:value-type="string">
            <text:p>results/boot.128.1.0.1/expe1/boot.39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206899335E+015" calcext:value-type="float">
            <text:p>1466602068993350</text:p>
          </table:table-cell>
          <table:table-cell office:value-type="float" office:value="1.46660206901394E+015" calcext:value-type="float">
            <text:p>1466602069013940</text:p>
          </table:table-cell>
          <table:table-cell office:value-type="float" office:value="20582" calcext:value-type="float">
            <text:p>20582</text:p>
          </table:table-cell>
          <table:table-cell table:formula="of:=[.E33]-[.K33]" office:value-type="float" office:value="20" calcext:value-type="float">
            <text:p>20</text:p>
          </table:table-cell>
          <table:table-cell office:value-type="string" calcext:value-type="string">
            <text:p>results/boot.128.1.0.1/expe1/boot.39.128.1.0.1:20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6899355E+015" calcext:value-type="float">
            <text:p>1466602068993550</text:p>
          </table:table-cell>
          <table:table-cell office:value-type="float" office:value="1.46660206901161E+015" calcext:value-type="float">
            <text:p>1466602069011610</text:p>
          </table:table-cell>
          <table:table-cell office:value-type="float" office:value="18063" calcext:value-type="float">
            <text:p>18063</text:p>
          </table:table-cell>
          <table:table-cell table:formula="of:=[.K33]-[.Q33]" office:value-type="float" office:value="2519" calcext:value-type="float">
            <text:p>2519</text:p>
          </table:table-cell>
          <table:table-cell office:value-type="string" calcext:value-type="string">
            <text:p>results/boot.128.1.0.1/expe1/boot.39.128.1.0.1:23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6899358E+015" calcext:value-type="float">
            <text:p>1466602068993580</text:p>
          </table:table-cell>
          <table:table-cell office:value-type="float" office:value="1.4666020690116E+015" calcext:value-type="float">
            <text:p>1466602069011600</text:p>
          </table:table-cell>
          <table:table-cell office:value-type="float" office:value="18016" calcext:value-type="float">
            <text:p>18016</text:p>
          </table:table-cell>
          <table:table-cell/>
          <table:table-cell office:value-type="string" calcext:value-type="string">
            <text:p>results/boot.128.1.0.1/expe1/boot.39.128.1.0.1:396</text:p>
          </table:table-cell>
          <table:table-cell office:value-type="string" calcext:value-type="string">
            <text:p>libxl__domain_make</text:p>
          </table:table-cell>
          <table:table-cell office:value-type="float" office:value="1.46660206899374E+015" calcext:value-type="float">
            <text:p>1466602068993740</text:p>
          </table:table-cell>
          <table:table-cell office:value-type="float" office:value="1.46660206899663E+015" calcext:value-type="float">
            <text:p>1466602068996630</text:p>
          </table:table-cell>
          <table:table-cell office:value-type="float" office:value="2885" calcext:value-type="float">
            <text:p>2885</text:p>
          </table:table-cell>
          <table:table-cell/>
          <table:table-cell office:value-type="string" calcext:value-type="string">
            <text:p>results/boot.128.1.0.1/expe1/boot.39.128.1.0.1:3342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6899669E+015" calcext:value-type="float">
            <text:p>1466602068996690</text:p>
          </table:table-cell>
          <table:table-cell office:value-type="float" office:value="1.4666020690116E+015" calcext:value-type="float">
            <text:p>1466602069011600</text:p>
          </table:table-cell>
          <table:table-cell office:value-type="float" office:value="14910" calcext:value-type="float">
            <text:p>14910</text:p>
          </table:table-cell>
          <table:table-cell/>
          <table:table-cell table:formula="of:=[.W33]-[.AC33]-[.AI33]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esults/boot.128.1.0.1/expe1/boot.40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7947047E+015" calcext:value-type="float">
            <text:p>1466602079470470</text:p>
          </table:table-cell>
          <table:table-cell office:value-type="float" office:value="1.46660207949138E+015" calcext:value-type="float">
            <text:p>1466602079491380</text:p>
          </table:table-cell>
          <table:table-cell office:value-type="float" office:value="20911" calcext:value-type="float">
            <text:p>20911</text:p>
          </table:table-cell>
          <table:table-cell/>
          <table:table-cell office:value-type="string" calcext:value-type="string">
            <text:p>results/boot.128.1.0.1/expe1/boot.40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207947048E+015" calcext:value-type="float">
            <text:p>1466602079470480</text:p>
          </table:table-cell>
          <table:table-cell office:value-type="float" office:value="1.46660207949137E+015" calcext:value-type="float">
            <text:p>1466602079491370</text:p>
          </table:table-cell>
          <table:table-cell office:value-type="float" office:value="20890" calcext:value-type="float">
            <text:p>20890</text:p>
          </table:table-cell>
          <table:table-cell table:formula="of:=[.E34]-[.K34]" office:value-type="float" office:value="21" calcext:value-type="float">
            <text:p>21</text:p>
          </table:table-cell>
          <table:table-cell office:value-type="string" calcext:value-type="string">
            <text:p>results/boot.128.1.0.1/expe1/boot.40.128.1.0.1:210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7947068E+015" calcext:value-type="float">
            <text:p>1466602079470680</text:p>
          </table:table-cell>
          <table:table-cell office:value-type="float" office:value="1.46660207948905E+015" calcext:value-type="float">
            <text:p>1466602079489050</text:p>
          </table:table-cell>
          <table:table-cell office:value-type="float" office:value="18370" calcext:value-type="float">
            <text:p>18370</text:p>
          </table:table-cell>
          <table:table-cell table:formula="of:=[.K34]-[.Q34]" office:value-type="float" office:value="2520" calcext:value-type="float">
            <text:p>2520</text:p>
          </table:table-cell>
          <table:table-cell office:value-type="string" calcext:value-type="string">
            <text:p>results/boot.128.1.0.1/expe1/boot.40.128.1.0.1:25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7947072E+015" calcext:value-type="float">
            <text:p>1466602079470720</text:p>
          </table:table-cell>
          <table:table-cell office:value-type="float" office:value="1.46660207948904E+015" calcext:value-type="float">
            <text:p>1466602079489040</text:p>
          </table:table-cell>
          <table:table-cell office:value-type="float" office:value="18321" calcext:value-type="float">
            <text:p>18321</text:p>
          </table:table-cell>
          <table:table-cell/>
          <table:table-cell office:value-type="string" calcext:value-type="string">
            <text:p>results/boot.128.1.0.1/expe1/boot.40.128.1.0.1:359</text:p>
          </table:table-cell>
          <table:table-cell office:value-type="string" calcext:value-type="string">
            <text:p>libxl__domain_make</text:p>
          </table:table-cell>
          <table:table-cell office:value-type="float" office:value="1.46660207947083E+015" calcext:value-type="float">
            <text:p>1466602079470830</text:p>
          </table:table-cell>
          <table:table-cell office:value-type="float" office:value="1.46660207947407E+015" calcext:value-type="float">
            <text:p>1466602079474070</text:p>
          </table:table-cell>
          <table:table-cell office:value-type="float" office:value="3246" calcext:value-type="float">
            <text:p>3246</text:p>
          </table:table-cell>
          <table:table-cell/>
          <table:table-cell office:value-type="string" calcext:value-type="string">
            <text:p>results/boot.128.1.0.1/expe1/boot.40.128.1.0.1:366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7947414E+015" calcext:value-type="float">
            <text:p>1466602079474140</text:p>
          </table:table-cell>
          <table:table-cell office:value-type="float" office:value="1.46660207948904E+015" calcext:value-type="float">
            <text:p>1466602079489040</text:p>
          </table:table-cell>
          <table:table-cell office:value-type="float" office:value="14904" calcext:value-type="float">
            <text:p>14904</text:p>
          </table:table-cell>
          <table:table-cell/>
          <table:table-cell table:formula="of:=[.W34]-[.AC34]-[.AI34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results/boot.128.1.0.1/expe1/boot.41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08994945E+015" calcext:value-type="float">
            <text:p>1466602089949450</text:p>
          </table:table-cell>
          <table:table-cell office:value-type="float" office:value="1.46660208997083E+015" calcext:value-type="float">
            <text:p>1466602089970830</text:p>
          </table:table-cell>
          <table:table-cell office:value-type="float" office:value="21382" calcext:value-type="float">
            <text:p>21382</text:p>
          </table:table-cell>
          <table:table-cell/>
          <table:table-cell office:value-type="string" calcext:value-type="string">
            <text:p>results/boot.128.1.0.1/expe1/boot.41.128.1.0.1:10</text:p>
          </table:table-cell>
          <table:table-cell office:value-type="string" calcext:value-type="string">
            <text:p>create_domain</text:p>
          </table:table-cell>
          <table:table-cell office:value-type="float" office:value="1.46660208994946E+015" calcext:value-type="float">
            <text:p>1466602089949460</text:p>
          </table:table-cell>
          <table:table-cell office:value-type="float" office:value="1.46660208997081E+015" calcext:value-type="float">
            <text:p>1466602089970810</text:p>
          </table:table-cell>
          <table:table-cell office:value-type="float" office:value="21355" calcext:value-type="float">
            <text:p>21355</text:p>
          </table:table-cell>
          <table:table-cell table:formula="of:=[.E35]-[.K35]" office:value-type="float" office:value="27" calcext:value-type="float">
            <text:p>27</text:p>
          </table:table-cell>
          <table:table-cell office:value-type="string" calcext:value-type="string">
            <text:p>results/boot.128.1.0.1/expe1/boot.41.128.1.0.1:21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08994967E+015" calcext:value-type="float">
            <text:p>1466602089949670</text:p>
          </table:table-cell>
          <table:table-cell office:value-type="float" office:value="1.46660208996821E+015" calcext:value-type="float">
            <text:p>1466602089968210</text:p>
          </table:table-cell>
          <table:table-cell office:value-type="float" office:value="18542" calcext:value-type="float">
            <text:p>18542</text:p>
          </table:table-cell>
          <table:table-cell table:formula="of:=[.K35]-[.Q35]" office:value-type="float" office:value="2813" calcext:value-type="float">
            <text:p>2813</text:p>
          </table:table-cell>
          <table:table-cell office:value-type="string" calcext:value-type="string">
            <text:p>results/boot.128.1.0.1/expe1/boot.41.128.1.0.1:26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08994971E+015" calcext:value-type="float">
            <text:p>1466602089949710</text:p>
          </table:table-cell>
          <table:table-cell office:value-type="float" office:value="1.4666020899682E+015" calcext:value-type="float">
            <text:p>1466602089968200</text:p>
          </table:table-cell>
          <table:table-cell office:value-type="float" office:value="18491" calcext:value-type="float">
            <text:p>18491</text:p>
          </table:table-cell>
          <table:table-cell/>
          <table:table-cell office:value-type="string" calcext:value-type="string">
            <text:p>results/boot.128.1.0.1/expe1/boot.41.128.1.0.1:354</text:p>
          </table:table-cell>
          <table:table-cell office:value-type="string" calcext:value-type="string">
            <text:p>libxl__domain_make</text:p>
          </table:table-cell>
          <table:table-cell office:value-type="float" office:value="1.4666020899498E+015" calcext:value-type="float">
            <text:p>1466602089949800</text:p>
          </table:table-cell>
          <table:table-cell office:value-type="float" office:value="1.46660208995315E+015" calcext:value-type="float">
            <text:p>1466602089953150</text:p>
          </table:table-cell>
          <table:table-cell office:value-type="float" office:value="3351" calcext:value-type="float">
            <text:p>3351</text:p>
          </table:table-cell>
          <table:table-cell/>
          <table:table-cell office:value-type="string" calcext:value-type="string">
            <text:p>results/boot.128.1.0.1/expe1/boot.41.128.1.0.1:3780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08995323E+015" calcext:value-type="float">
            <text:p>1466602089953230</text:p>
          </table:table-cell>
          <table:table-cell office:value-type="float" office:value="1.4666020899682E+015" calcext:value-type="float">
            <text:p>1466602089968200</text:p>
          </table:table-cell>
          <table:table-cell office:value-type="float" office:value="14972" calcext:value-type="float">
            <text:p>14972</text:p>
          </table:table-cell>
          <table:table-cell/>
          <table:table-cell table:formula="of:=[.W35]-[.AC35]-[.AI35]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results/boot.128.1.0.1/expe1/boot.4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0426977E+015" calcext:value-type="float">
            <text:p>1466601704269770</text:p>
          </table:table-cell>
          <table:table-cell office:value-type="float" office:value="1.46660170431458E+015" calcext:value-type="float">
            <text:p>1466601704314580</text:p>
          </table:table-cell>
          <table:table-cell office:value-type="float" office:value="44810" calcext:value-type="float">
            <text:p>44810</text:p>
          </table:table-cell>
          <table:table-cell/>
          <table:table-cell office:value-type="string" calcext:value-type="string">
            <text:p>results/boot.128.1.0.1/expe1/boot.4.128.1.0.1:31</text:p>
          </table:table-cell>
          <table:table-cell office:value-type="string" calcext:value-type="string">
            <text:p>create_domain</text:p>
          </table:table-cell>
          <table:table-cell office:value-type="float" office:value="1.4666017042698E+015" calcext:value-type="float">
            <text:p>1466601704269800</text:p>
          </table:table-cell>
          <table:table-cell office:value-type="float" office:value="1.46660170431457E+015" calcext:value-type="float">
            <text:p>1466601704314570</text:p>
          </table:table-cell>
          <table:table-cell office:value-type="float" office:value="44766" calcext:value-type="float">
            <text:p>44766</text:p>
          </table:table-cell>
          <table:table-cell table:formula="of:=[.E36]-[.K36]" office:value-type="float" office:value="44" calcext:value-type="float">
            <text:p>44</text:p>
          </table:table-cell>
          <table:table-cell office:value-type="string" calcext:value-type="string">
            <text:p>results/boot.128.1.0.1/expe1/boot.4.128.1.0.1:70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0427047E+015" calcext:value-type="float">
            <text:p>1466601704270470</text:p>
          </table:table-cell>
          <table:table-cell office:value-type="float" office:value="1.46660170431144E+015" calcext:value-type="float">
            <text:p>1466601704311440</text:p>
          </table:table-cell>
          <table:table-cell office:value-type="float" office:value="40968" calcext:value-type="float">
            <text:p>40968</text:p>
          </table:table-cell>
          <table:table-cell table:formula="of:=[.K36]-[.Q36]" office:value-type="float" office:value="3798" calcext:value-type="float">
            <text:p>3798</text:p>
          </table:table-cell>
          <table:table-cell office:value-type="string" calcext:value-type="string">
            <text:p>results/boot.128.1.0.1/expe1/boot.4.128.1.0.1:79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0427057E+015" calcext:value-type="float">
            <text:p>1466601704270570</text:p>
          </table:table-cell>
          <table:table-cell office:value-type="float" office:value="1.46660170431138E+015" calcext:value-type="float">
            <text:p>1466601704311380</text:p>
          </table:table-cell>
          <table:table-cell office:value-type="float" office:value="40811" calcext:value-type="float">
            <text:p>40811</text:p>
          </table:table-cell>
          <table:table-cell/>
          <table:table-cell office:value-type="string" calcext:value-type="string">
            <text:p>results/boot.128.1.0.1/expe1/boot.4.128.1.0.1:1104</text:p>
          </table:table-cell>
          <table:table-cell office:value-type="string" calcext:value-type="string">
            <text:p>libxl__domain_make</text:p>
          </table:table-cell>
          <table:table-cell office:value-type="float" office:value="1.46660170427088E+015" calcext:value-type="float">
            <text:p>1466601704270880</text:p>
          </table:table-cell>
          <table:table-cell office:value-type="float" office:value="1.46660170428292E+015" calcext:value-type="float">
            <text:p>1466601704282920</text:p>
          </table:table-cell>
          <table:table-cell office:value-type="float" office:value="12047" calcext:value-type="float">
            <text:p>12047</text:p>
          </table:table-cell>
          <table:table-cell/>
          <table:table-cell office:value-type="string" calcext:value-type="string">
            <text:p>results/boot.128.1.0.1/expe1/boot.4.128.1.0.1:13543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0428331E+015" calcext:value-type="float">
            <text:p>1466601704283310</text:p>
          </table:table-cell>
          <table:table-cell office:value-type="float" office:value="1.46660170431138E+015" calcext:value-type="float">
            <text:p>1466601704311380</text:p>
          </table:table-cell>
          <table:table-cell office:value-type="float" office:value="28064" calcext:value-type="float">
            <text:p>28064</text:p>
          </table:table-cell>
          <table:table-cell/>
          <table:table-cell table:formula="of:=[.W36]-[.AC36]-[.AI36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esults/boot.128.1.0.1/expe1/boot.42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0033245E+015" calcext:value-type="float">
            <text:p>1466602100332450</text:p>
          </table:table-cell>
          <table:table-cell office:value-type="float" office:value="1.46660210035373E+015" calcext:value-type="float">
            <text:p>1466602100353730</text:p>
          </table:table-cell>
          <table:table-cell office:value-type="float" office:value="21285" calcext:value-type="float">
            <text:p>21285</text:p>
          </table:table-cell>
          <table:table-cell/>
          <table:table-cell office:value-type="string" calcext:value-type="string">
            <text:p>results/boot.128.1.0.1/expe1/boot.42.128.1.0.1:9</text:p>
          </table:table-cell>
          <table:table-cell office:value-type="string" calcext:value-type="string">
            <text:p>create_domain</text:p>
          </table:table-cell>
          <table:table-cell office:value-type="float" office:value="1.46660210033245E+015" calcext:value-type="float">
            <text:p>1466602100332450</text:p>
          </table:table-cell>
          <table:table-cell office:value-type="float" office:value="1.46660210035372E+015" calcext:value-type="float">
            <text:p>1466602100353720</text:p>
          </table:table-cell>
          <table:table-cell office:value-type="float" office:value="21263" calcext:value-type="float">
            <text:p>21263</text:p>
          </table:table-cell>
          <table:table-cell table:formula="of:=[.E37]-[.K37]" office:value-type="float" office:value="22" calcext:value-type="float">
            <text:p>22</text:p>
          </table:table-cell>
          <table:table-cell office:value-type="string" calcext:value-type="string">
            <text:p>results/boot.128.1.0.1/expe1/boot.42.128.1.0.1:22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0033267E+015" calcext:value-type="float">
            <text:p>1466602100332670</text:p>
          </table:table-cell>
          <table:table-cell office:value-type="float" office:value="1.46660210035135E+015" calcext:value-type="float">
            <text:p>1466602100351350</text:p>
          </table:table-cell>
          <table:table-cell office:value-type="float" office:value="18681" calcext:value-type="float">
            <text:p>18681</text:p>
          </table:table-cell>
          <table:table-cell table:formula="of:=[.K37]-[.Q37]" office:value-type="float" office:value="2582" calcext:value-type="float">
            <text:p>2582</text:p>
          </table:table-cell>
          <table:table-cell office:value-type="string" calcext:value-type="string">
            <text:p>results/boot.128.1.0.1/expe1/boot.42.128.1.0.1:26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0033271E+015" calcext:value-type="float">
            <text:p>1466602100332710</text:p>
          </table:table-cell>
          <table:table-cell office:value-type="float" office:value="1.46660210035135E+015" calcext:value-type="float">
            <text:p>1466602100351350</text:p>
          </table:table-cell>
          <table:table-cell office:value-type="float" office:value="18638" calcext:value-type="float">
            <text:p>18638</text:p>
          </table:table-cell>
          <table:table-cell/>
          <table:table-cell office:value-type="string" calcext:value-type="string">
            <text:p>results/boot.128.1.0.1/expe1/boot.42.128.1.0.1:364</text:p>
          </table:table-cell>
          <table:table-cell office:value-type="string" calcext:value-type="string">
            <text:p>libxl__domain_make</text:p>
          </table:table-cell>
          <table:table-cell office:value-type="float" office:value="1.46660210033281E+015" calcext:value-type="float">
            <text:p>1466602100332810</text:p>
          </table:table-cell>
          <table:table-cell office:value-type="float" office:value="1.46660210033627E+015" calcext:value-type="float">
            <text:p>1466602100336270</text:p>
          </table:table-cell>
          <table:table-cell office:value-type="float" office:value="3458" calcext:value-type="float">
            <text:p>3458</text:p>
          </table:table-cell>
          <table:table-cell/>
          <table:table-cell office:value-type="string" calcext:value-type="string">
            <text:p>results/boot.128.1.0.1/expe1/boot.42.128.1.0.1:390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0033635E+015" calcext:value-type="float">
            <text:p>1466602100336350</text:p>
          </table:table-cell>
          <table:table-cell office:value-type="float" office:value="1.46660210035134E+015" calcext:value-type="float">
            <text:p>1466602100351340</text:p>
          </table:table-cell>
          <table:table-cell office:value-type="float" office:value="14990" calcext:value-type="float">
            <text:p>14990</text:p>
          </table:table-cell>
          <table:table-cell/>
          <table:table-cell table:formula="of:=[.W37]-[.AC37]-[.AI3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results/boot.128.1.0.1/expe1/boot.43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1075907E+015" calcext:value-type="float">
            <text:p>1466602110759070</text:p>
          </table:table-cell>
          <table:table-cell office:value-type="float" office:value="1.46660211080407E+015" calcext:value-type="float">
            <text:p>1466602110804070</text:p>
          </table:table-cell>
          <table:table-cell office:value-type="float" office:value="44999" calcext:value-type="float">
            <text:p>44999</text:p>
          </table:table-cell>
          <table:table-cell/>
          <table:table-cell office:value-type="string" calcext:value-type="string">
            <text:p>results/boot.128.1.0.1/expe1/boot.43.128.1.0.1:32</text:p>
          </table:table-cell>
          <table:table-cell office:value-type="string" calcext:value-type="string">
            <text:p>create_domain</text:p>
          </table:table-cell>
          <table:table-cell office:value-type="float" office:value="1.4666021107591E+015" calcext:value-type="float">
            <text:p>1466602110759100</text:p>
          </table:table-cell>
          <table:table-cell office:value-type="float" office:value="1.46660211080405E+015" calcext:value-type="float">
            <text:p>1466602110804050</text:p>
          </table:table-cell>
          <table:table-cell office:value-type="float" office:value="44951" calcext:value-type="float">
            <text:p>44951</text:p>
          </table:table-cell>
          <table:table-cell table:formula="of:=[.E38]-[.K38]" office:value-type="float" office:value="48" calcext:value-type="float">
            <text:p>48</text:p>
          </table:table-cell>
          <table:table-cell office:value-type="string" calcext:value-type="string">
            <text:p>results/boot.128.1.0.1/expe1/boot.43.128.1.0.1:80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1075987E+015" calcext:value-type="float">
            <text:p>1466602110759870</text:p>
          </table:table-cell>
          <table:table-cell office:value-type="float" office:value="1.46660211080035E+015" calcext:value-type="float">
            <text:p>1466602110800350</text:p>
          </table:table-cell>
          <table:table-cell office:value-type="float" office:value="40481" calcext:value-type="float">
            <text:p>40481</text:p>
          </table:table-cell>
          <table:table-cell table:formula="of:=[.K38]-[.Q38]" office:value-type="float" office:value="4470" calcext:value-type="float">
            <text:p>4470</text:p>
          </table:table-cell>
          <table:table-cell office:value-type="string" calcext:value-type="string">
            <text:p>results/boot.128.1.0.1/expe1/boot.43.128.1.0.1:92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1075999E+015" calcext:value-type="float">
            <text:p>1466602110759990</text:p>
          </table:table-cell>
          <table:table-cell office:value-type="float" office:value="1.46660211080034E+015" calcext:value-type="float">
            <text:p>1466602110800340</text:p>
          </table:table-cell>
          <table:table-cell office:value-type="float" office:value="40349" calcext:value-type="float">
            <text:p>40349</text:p>
          </table:table-cell>
          <table:table-cell/>
          <table:table-cell office:value-type="string" calcext:value-type="string">
            <text:p>results/boot.128.1.0.1/expe1/boot.43.128.1.0.1:1279</text:p>
          </table:table-cell>
          <table:table-cell office:value-type="string" calcext:value-type="string">
            <text:p>libxl__domain_make</text:p>
          </table:table-cell>
          <table:table-cell office:value-type="float" office:value="1.46660211076035E+015" calcext:value-type="float">
            <text:p>1466602110760350</text:p>
          </table:table-cell>
          <table:table-cell office:value-type="float" office:value="1.46660211077319E+015" calcext:value-type="float">
            <text:p>1466602110773190</text:p>
          </table:table-cell>
          <table:table-cell office:value-type="float" office:value="12848" calcext:value-type="float">
            <text:p>12848</text:p>
          </table:table-cell>
          <table:table-cell/>
          <table:table-cell office:value-type="string" calcext:value-type="string">
            <text:p>results/boot.128.1.0.1/expe1/boot.43.128.1.0.1:14494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1077356E+015" calcext:value-type="float">
            <text:p>1466602110773560</text:p>
          </table:table-cell>
          <table:table-cell office:value-type="float" office:value="1.46660211080034E+015" calcext:value-type="float">
            <text:p>1466602110800340</text:p>
          </table:table-cell>
          <table:table-cell office:value-type="float" office:value="26782" calcext:value-type="float">
            <text:p>26782</text:p>
          </table:table-cell>
          <table:table-cell/>
          <table:table-cell table:formula="of:=[.W38]-[.AC38]-[.AI38]"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results/boot.128.1.0.1/expe1/boot.44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2118764E+015" calcext:value-type="float">
            <text:p>1466602121187640</text:p>
          </table:table-cell>
          <table:table-cell office:value-type="float" office:value="1.46660212120963E+015" calcext:value-type="float">
            <text:p>1466602121209630</text:p>
          </table:table-cell>
          <table:table-cell office:value-type="float" office:value="21997" calcext:value-type="float">
            <text:p>21997</text:p>
          </table:table-cell>
          <table:table-cell/>
          <table:table-cell office:value-type="string" calcext:value-type="string">
            <text:p>results/boot.128.1.0.1/expe1/boot.44.128.1.0.1:32</text:p>
          </table:table-cell>
          <table:table-cell office:value-type="string" calcext:value-type="string">
            <text:p>create_domain</text:p>
          </table:table-cell>
          <table:table-cell office:value-type="float" office:value="1.46660212118767E+015" calcext:value-type="float">
            <text:p>1466602121187670</text:p>
          </table:table-cell>
          <table:table-cell office:value-type="float" office:value="1.46660212120962E+015" calcext:value-type="float">
            <text:p>1466602121209620</text:p>
          </table:table-cell>
          <table:table-cell office:value-type="float" office:value="21953" calcext:value-type="float">
            <text:p>21953</text:p>
          </table:table-cell>
          <table:table-cell table:formula="of:=[.E39]-[.K39]" office:value-type="float" office:value="44" calcext:value-type="float">
            <text:p>44</text:p>
          </table:table-cell>
          <table:table-cell office:value-type="string" calcext:value-type="string">
            <text:p>results/boot.128.1.0.1/expe1/boot.44.128.1.0.1:43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2118807E+015" calcext:value-type="float">
            <text:p>1466602121188070</text:p>
          </table:table-cell>
          <table:table-cell office:value-type="float" office:value="1.46660212120672E+015" calcext:value-type="float">
            <text:p>1466602121206720</text:p>
          </table:table-cell>
          <table:table-cell office:value-type="float" office:value="18645" calcext:value-type="float">
            <text:p>18645</text:p>
          </table:table-cell>
          <table:table-cell table:formula="of:=[.K39]-[.Q39]" office:value-type="float" office:value="3308" calcext:value-type="float">
            <text:p>3308</text:p>
          </table:table-cell>
          <table:table-cell office:value-type="string" calcext:value-type="string">
            <text:p>results/boot.128.1.0.1/expe1/boot.44.128.1.0.1:47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2118811E+015" calcext:value-type="float">
            <text:p>1466602121188110</text:p>
          </table:table-cell>
          <table:table-cell office:value-type="float" office:value="1.46660212120671E+015" calcext:value-type="float">
            <text:p>1466602121206710</text:p>
          </table:table-cell>
          <table:table-cell office:value-type="float" office:value="18601" calcext:value-type="float">
            <text:p>18601</text:p>
          </table:table-cell>
          <table:table-cell/>
          <table:table-cell office:value-type="string" calcext:value-type="string">
            <text:p>results/boot.128.1.0.1/expe1/boot.44.128.1.0.1:556</text:p>
          </table:table-cell>
          <table:table-cell office:value-type="string" calcext:value-type="string">
            <text:p>libxl__domain_make</text:p>
          </table:table-cell>
          <table:table-cell office:value-type="float" office:value="1.46660212118819E+015" calcext:value-type="float">
            <text:p>1466602121188190</text:p>
          </table:table-cell>
          <table:table-cell office:value-type="float" office:value="1.46660212119168E+015" calcext:value-type="float">
            <text:p>1466602121191680</text:p>
          </table:table-cell>
          <table:table-cell office:value-type="float" office:value="3483" calcext:value-type="float">
            <text:p>3483</text:p>
          </table:table-cell>
          <table:table-cell/>
          <table:table-cell office:value-type="string" calcext:value-type="string">
            <text:p>results/boot.128.1.0.1/expe1/boot.44.128.1.0.1:4112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2119175E+015" calcext:value-type="float">
            <text:p>1466602121191750</text:p>
          </table:table-cell>
          <table:table-cell office:value-type="float" office:value="1.46660212120671E+015" calcext:value-type="float">
            <text:p>1466602121206710</text:p>
          </table:table-cell>
          <table:table-cell office:value-type="float" office:value="14958" calcext:value-type="float">
            <text:p>14958</text:p>
          </table:table-cell>
          <table:table-cell/>
          <table:table-cell table:formula="of:=[.W39]-[.AC39]-[.AI39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results/boot.128.1.0.1/expe1/boot.45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3157378E+015" calcext:value-type="float">
            <text:p>1466602131573780</text:p>
          </table:table-cell>
          <table:table-cell office:value-type="float" office:value="1.46660213160548E+015" calcext:value-type="float">
            <text:p>1466602131605480</text:p>
          </table:table-cell>
          <table:table-cell office:value-type="float" office:value="31700" calcext:value-type="float">
            <text:p>31700</text:p>
          </table:table-cell>
          <table:table-cell/>
          <table:table-cell office:value-type="string" calcext:value-type="string">
            <text:p>results/boot.128.1.0.1/expe1/boot.45.128.1.0.1:33</text:p>
          </table:table-cell>
          <table:table-cell office:value-type="string" calcext:value-type="string">
            <text:p>create_domain</text:p>
          </table:table-cell>
          <table:table-cell office:value-type="float" office:value="1.46660213157382E+015" calcext:value-type="float">
            <text:p>1466602131573820</text:p>
          </table:table-cell>
          <table:table-cell office:value-type="float" office:value="1.46660213160547E+015" calcext:value-type="float">
            <text:p>1466602131605470</text:p>
          </table:table-cell>
          <table:table-cell office:value-type="float" office:value="31653" calcext:value-type="float">
            <text:p>31653</text:p>
          </table:table-cell>
          <table:table-cell table:formula="of:=[.E40]-[.K40]" office:value-type="float" office:value="47" calcext:value-type="float">
            <text:p>47</text:p>
          </table:table-cell>
          <table:table-cell office:value-type="string" calcext:value-type="string">
            <text:p>results/boot.128.1.0.1/expe1/boot.45.128.1.0.1:696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3157448E+015" calcext:value-type="float">
            <text:p>1466602131574480</text:p>
          </table:table-cell>
          <table:table-cell office:value-type="float" office:value="1.46660213160287E+015" calcext:value-type="float">
            <text:p>1466602131602870</text:p>
          </table:table-cell>
          <table:table-cell office:value-type="float" office:value="28391" calcext:value-type="float">
            <text:p>28391</text:p>
          </table:table-cell>
          <table:table-cell table:formula="of:=[.K40]-[.Q40]" office:value-type="float" office:value="3262" calcext:value-type="float">
            <text:p>3262</text:p>
          </table:table-cell>
          <table:table-cell office:value-type="string" calcext:value-type="string">
            <text:p>results/boot.128.1.0.1/expe1/boot.45.128.1.0.1:82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315746E+015" calcext:value-type="float">
            <text:p>1466602131574600</text:p>
          </table:table-cell>
          <table:table-cell office:value-type="float" office:value="1.46660213160286E+015" calcext:value-type="float">
            <text:p>1466602131602860</text:p>
          </table:table-cell>
          <table:table-cell office:value-type="float" office:value="28257" calcext:value-type="float">
            <text:p>28257</text:p>
          </table:table-cell>
          <table:table-cell/>
          <table:table-cell office:value-type="string" calcext:value-type="string">
            <text:p>results/boot.128.1.0.1/expe1/boot.45.128.1.0.1:1210</text:p>
          </table:table-cell>
          <table:table-cell office:value-type="string" calcext:value-type="string">
            <text:p>libxl__domain_make</text:p>
          </table:table-cell>
          <table:table-cell office:value-type="float" office:value="1.46660213157499E+015" calcext:value-type="float">
            <text:p>1466602131574990</text:p>
          </table:table-cell>
          <table:table-cell office:value-type="float" office:value="1.46660213158767E+015" calcext:value-type="float">
            <text:p>1466602131587670</text:p>
          </table:table-cell>
          <table:table-cell office:value-type="float" office:value="12674" calcext:value-type="float">
            <text:p>12674</text:p>
          </table:table-cell>
          <table:table-cell/>
          <table:table-cell office:value-type="string" calcext:value-type="string">
            <text:p>results/boot.128.1.0.1/expe1/boot.45.128.1.0.1:13963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3158775E+015" calcext:value-type="float">
            <text:p>1466602131587750</text:p>
          </table:table-cell>
          <table:table-cell office:value-type="float" office:value="1.46660213160286E+015" calcext:value-type="float">
            <text:p>1466602131602860</text:p>
          </table:table-cell>
          <table:table-cell office:value-type="float" office:value="15115" calcext:value-type="float">
            <text:p>15115</text:p>
          </table:table-cell>
          <table:table-cell/>
          <table:table-cell table:formula="of:=[.W40]-[.AC40]-[.AI40]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results/boot.128.1.0.1/expe1/boot.46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4200845E+015" calcext:value-type="float">
            <text:p>1466602142008450</text:p>
          </table:table-cell>
          <table:table-cell office:value-type="float" office:value="1.4666021420295E+015" calcext:value-type="float">
            <text:p>1466602142029500</text:p>
          </table:table-cell>
          <table:table-cell office:value-type="float" office:value="21055" calcext:value-type="float">
            <text:p>21055</text:p>
          </table:table-cell>
          <table:table-cell/>
          <table:table-cell office:value-type="string" calcext:value-type="string">
            <text:p>results/boot.128.1.0.1/expe1/boot.46.128.1.0.1:9</text:p>
          </table:table-cell>
          <table:table-cell office:value-type="string" calcext:value-type="string">
            <text:p>create_domain</text:p>
          </table:table-cell>
          <table:table-cell office:value-type="float" office:value="1.46660214200846E+015" calcext:value-type="float">
            <text:p>1466602142008460</text:p>
          </table:table-cell>
          <table:table-cell office:value-type="float" office:value="1.46660214202949E+015" calcext:value-type="float">
            <text:p>1466602142029490</text:p>
          </table:table-cell>
          <table:table-cell office:value-type="float" office:value="21033" calcext:value-type="float">
            <text:p>21033</text:p>
          </table:table-cell>
          <table:table-cell table:formula="of:=[.E41]-[.K41]" office:value-type="float" office:value="22" calcext:value-type="float">
            <text:p>22</text:p>
          </table:table-cell>
          <table:table-cell office:value-type="string" calcext:value-type="string">
            <text:p>results/boot.128.1.0.1/expe1/boot.46.128.1.0.1:22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4200867E+015" calcext:value-type="float">
            <text:p>1466602142008670</text:p>
          </table:table-cell>
          <table:table-cell office:value-type="float" office:value="1.46660214202724E+015" calcext:value-type="float">
            <text:p>1466602142027240</text:p>
          </table:table-cell>
          <table:table-cell office:value-type="float" office:value="18571" calcext:value-type="float">
            <text:p>18571</text:p>
          </table:table-cell>
          <table:table-cell table:formula="of:=[.K41]-[.Q41]" office:value-type="float" office:value="2462" calcext:value-type="float">
            <text:p>2462</text:p>
          </table:table-cell>
          <table:table-cell office:value-type="string" calcext:value-type="string">
            <text:p>results/boot.128.1.0.1/expe1/boot.46.128.1.0.1:25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420087E+015" calcext:value-type="float">
            <text:p>1466602142008700</text:p>
          </table:table-cell>
          <table:table-cell office:value-type="float" office:value="1.46660214202724E+015" calcext:value-type="float">
            <text:p>1466602142027240</text:p>
          </table:table-cell>
          <table:table-cell office:value-type="float" office:value="18537" calcext:value-type="float">
            <text:p>18537</text:p>
          </table:table-cell>
          <table:table-cell/>
          <table:table-cell office:value-type="string" calcext:value-type="string">
            <text:p>results/boot.128.1.0.1/expe1/boot.46.128.1.0.1:339</text:p>
          </table:table-cell>
          <table:table-cell office:value-type="string" calcext:value-type="string">
            <text:p>libxl__domain_make</text:p>
          </table:table-cell>
          <table:table-cell office:value-type="float" office:value="1.46660214200879E+015" calcext:value-type="float">
            <text:p>1466602142008790</text:p>
          </table:table-cell>
          <table:table-cell office:value-type="float" office:value="1.46660214201228E+015" calcext:value-type="float">
            <text:p>1466602142012280</text:p>
          </table:table-cell>
          <table:table-cell office:value-type="float" office:value="3489" calcext:value-type="float">
            <text:p>3489</text:p>
          </table:table-cell>
          <table:table-cell/>
          <table:table-cell office:value-type="string" calcext:value-type="string">
            <text:p>results/boot.128.1.0.1/expe1/boot.46.128.1.0.1:3911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4201236E+015" calcext:value-type="float">
            <text:p>1466602142012360</text:p>
          </table:table-cell>
          <table:table-cell office:value-type="float" office:value="1.46660214202724E+015" calcext:value-type="float">
            <text:p>1466602142027240</text:p>
          </table:table-cell>
          <table:table-cell office:value-type="float" office:value="14877" calcext:value-type="float">
            <text:p>14877</text:p>
          </table:table-cell>
          <table:table-cell/>
          <table:table-cell table:formula="of:=[.W41]-[.AC41]-[.AI41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results/boot.128.1.0.1/expe1/boot.47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5244383E+015" calcext:value-type="float">
            <text:p>1466602152443830</text:p>
          </table:table-cell>
          <table:table-cell office:value-type="float" office:value="1.46660215246731E+015" calcext:value-type="float">
            <text:p>1466602152467310</text:p>
          </table:table-cell>
          <table:table-cell office:value-type="float" office:value="23475" calcext:value-type="float">
            <text:p>23475</text:p>
          </table:table-cell>
          <table:table-cell/>
          <table:table-cell office:value-type="string" calcext:value-type="string">
            <text:p>results/boot.128.1.0.1/expe1/boot.47.128.1.0.1:30</text:p>
          </table:table-cell>
          <table:table-cell office:value-type="string" calcext:value-type="string">
            <text:p>create_domain</text:p>
          </table:table-cell>
          <table:table-cell office:value-type="float" office:value="1.46660215244386E+015" calcext:value-type="float">
            <text:p>1466602152443860</text:p>
          </table:table-cell>
          <table:table-cell office:value-type="float" office:value="1.4666021524673E+015" calcext:value-type="float">
            <text:p>1466602152467300</text:p>
          </table:table-cell>
          <table:table-cell office:value-type="float" office:value="23432" calcext:value-type="float">
            <text:p>23432</text:p>
          </table:table-cell>
          <table:table-cell table:formula="of:=[.E42]-[.K42]" office:value-type="float" office:value="43" calcext:value-type="float">
            <text:p>43</text:p>
          </table:table-cell>
          <table:table-cell office:value-type="string" calcext:value-type="string">
            <text:p>results/boot.128.1.0.1/expe1/boot.47.128.1.0.1:70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5244454E+015" calcext:value-type="float">
            <text:p>1466602152444540</text:p>
          </table:table-cell>
          <table:table-cell office:value-type="float" office:value="1.46660215246459E+015" calcext:value-type="float">
            <text:p>1466602152464590</text:p>
          </table:table-cell>
          <table:table-cell office:value-type="float" office:value="20054" calcext:value-type="float">
            <text:p>20054</text:p>
          </table:table-cell>
          <table:table-cell table:formula="of:=[.K42]-[.Q42]" office:value-type="float" office:value="3378" calcext:value-type="float">
            <text:p>3378</text:p>
          </table:table-cell>
          <table:table-cell office:value-type="string" calcext:value-type="string">
            <text:p>results/boot.128.1.0.1/expe1/boot.47.128.1.0.1:80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5244463E+015" calcext:value-type="float">
            <text:p>1466602152444630</text:p>
          </table:table-cell>
          <table:table-cell office:value-type="float" office:value="1.46660215246458E+015" calcext:value-type="float">
            <text:p>1466602152464580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results/boot.128.1.0.1/expe1/boot.47.128.1.0.1:1176</text:p>
          </table:table-cell>
          <table:table-cell office:value-type="string" calcext:value-type="string">
            <text:p>libxl__domain_make</text:p>
          </table:table-cell>
          <table:table-cell office:value-type="float" office:value="1.46660215244501E+015" calcext:value-type="float">
            <text:p>1466602152445010</text:p>
          </table:table-cell>
          <table:table-cell office:value-type="float" office:value="1.46660215244941E+015" calcext:value-type="float">
            <text:p>1466602152449410</text:p>
          </table:table-cell>
          <table:table-cell office:value-type="float" office:value="4401" calcext:value-type="float">
            <text:p>4401</text:p>
          </table:table-cell>
          <table:table-cell/>
          <table:table-cell office:value-type="string" calcext:value-type="string">
            <text:p>results/boot.128.1.0.1/expe1/boot.47.128.1.0.1:5651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5244949E+015" calcext:value-type="float">
            <text:p>1466602152449490</text:p>
          </table:table-cell>
          <table:table-cell office:value-type="float" office:value="1.46660215246458E+015" calcext:value-type="float">
            <text:p>1466602152464580</text:p>
          </table:table-cell>
          <table:table-cell office:value-type="float" office:value="15098" calcext:value-type="float">
            <text:p>15098</text:p>
          </table:table-cell>
          <table:table-cell/>
          <table:table-cell table:formula="of:=[.W42]-[.AC42]-[.AI42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results/boot.128.1.0.1/expe1/boot.48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628704E+015" calcext:value-type="float">
            <text:p>1466602162870400</text:p>
          </table:table-cell>
          <table:table-cell office:value-type="float" office:value="1.46660216289165E+015" calcext:value-type="float">
            <text:p>1466602162891650</text:p>
          </table:table-cell>
          <table:table-cell office:value-type="float" office:value="21243" calcext:value-type="float">
            <text:p>21243</text:p>
          </table:table-cell>
          <table:table-cell/>
          <table:table-cell office:value-type="string" calcext:value-type="string">
            <text:p>results/boot.128.1.0.1/expe1/boot.48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216287041E+015" calcext:value-type="float">
            <text:p>1466602162870410</text:p>
          </table:table-cell>
          <table:table-cell office:value-type="float" office:value="1.46660216289163E+015" calcext:value-type="float">
            <text:p>1466602162891630</text:p>
          </table:table-cell>
          <table:table-cell office:value-type="float" office:value="21218" calcext:value-type="float">
            <text:p>21218</text:p>
          </table:table-cell>
          <table:table-cell table:formula="of:=[.E43]-[.K43]" office:value-type="float" office:value="25" calcext:value-type="float">
            <text:p>25</text:p>
          </table:table-cell>
          <table:table-cell office:value-type="string" calcext:value-type="string">
            <text:p>results/boot.128.1.0.1/expe1/boot.48.128.1.0.1:20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6287061E+015" calcext:value-type="float">
            <text:p>1466602162870610</text:p>
          </table:table-cell>
          <table:table-cell office:value-type="float" office:value="1.46660216288925E+015" calcext:value-type="float">
            <text:p>1466602162889250</text:p>
          </table:table-cell>
          <table:table-cell office:value-type="float" office:value="18638" calcext:value-type="float">
            <text:p>18638</text:p>
          </table:table-cell>
          <table:table-cell table:formula="of:=[.K43]-[.Q43]" office:value-type="float" office:value="2580" calcext:value-type="float">
            <text:p>2580</text:p>
          </table:table-cell>
          <table:table-cell office:value-type="string" calcext:value-type="string">
            <text:p>results/boot.128.1.0.1/expe1/boot.48.128.1.0.1:24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6287064E+015" calcext:value-type="float">
            <text:p>1466602162870640</text:p>
          </table:table-cell>
          <table:table-cell office:value-type="float" office:value="1.46660216288924E+015" calcext:value-type="float">
            <text:p>1466602162889240</text:p>
          </table:table-cell>
          <table:table-cell office:value-type="float" office:value="18599" calcext:value-type="float">
            <text:p>18599</text:p>
          </table:table-cell>
          <table:table-cell/>
          <table:table-cell office:value-type="string" calcext:value-type="string">
            <text:p>results/boot.128.1.0.1/expe1/boot.48.128.1.0.1:361</text:p>
          </table:table-cell>
          <table:table-cell office:value-type="string" calcext:value-type="string">
            <text:p>libxl__domain_make</text:p>
          </table:table-cell>
          <table:table-cell office:value-type="float" office:value="1.46660216287076E+015" calcext:value-type="float">
            <text:p>1466602162870760</text:p>
          </table:table-cell>
          <table:table-cell office:value-type="float" office:value="1.46660216287409E+015" calcext:value-type="float">
            <text:p>1466602162874090</text:p>
          </table:table-cell>
          <table:table-cell office:value-type="float" office:value="3329" calcext:value-type="float">
            <text:p>3329</text:p>
          </table:table-cell>
          <table:table-cell/>
          <table:table-cell office:value-type="string" calcext:value-type="string">
            <text:p>results/boot.128.1.0.1/expe1/boot.48.128.1.0.1:3751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6287415E+015" calcext:value-type="float">
            <text:p>1466602162874150</text:p>
          </table:table-cell>
          <table:table-cell office:value-type="float" office:value="1.46660216288924E+015" calcext:value-type="float">
            <text:p>1466602162889240</text:p>
          </table:table-cell>
          <table:table-cell office:value-type="float" office:value="15086" calcext:value-type="float">
            <text:p>15086</text:p>
          </table:table-cell>
          <table:table-cell/>
          <table:table-cell table:formula="of:=[.W43]-[.AC43]-[.AI43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esults/boot.128.1.0.1/expe1/boot.49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217328748E+015" calcext:value-type="float">
            <text:p>1466602173287480</text:p>
          </table:table-cell>
          <table:table-cell office:value-type="float" office:value="1.46660217332383E+015" calcext:value-type="float">
            <text:p>1466602173323830</text:p>
          </table:table-cell>
          <table:table-cell office:value-type="float" office:value="36350" calcext:value-type="float">
            <text:p>36350</text:p>
          </table:table-cell>
          <table:table-cell/>
          <table:table-cell office:value-type="string" calcext:value-type="string">
            <text:p>results/boot.128.1.0.1/expe1/boot.49.128.1.0.1:31</text:p>
          </table:table-cell>
          <table:table-cell office:value-type="string" calcext:value-type="string">
            <text:p>create_domain</text:p>
          </table:table-cell>
          <table:table-cell office:value-type="float" office:value="1.46660217328751E+015" calcext:value-type="float">
            <text:p>1466602173287510</text:p>
          </table:table-cell>
          <table:table-cell office:value-type="float" office:value="1.46660217332382E+015" calcext:value-type="float">
            <text:p>1466602173323820</text:p>
          </table:table-cell>
          <table:table-cell office:value-type="float" office:value="36305" calcext:value-type="float">
            <text:p>36305</text:p>
          </table:table-cell>
          <table:table-cell table:formula="of:=[.E44]-[.K44]" office:value-type="float" office:value="45" calcext:value-type="float">
            <text:p>45</text:p>
          </table:table-cell>
          <table:table-cell office:value-type="string" calcext:value-type="string">
            <text:p>results/boot.128.1.0.1/expe1/boot.49.128.1.0.1:73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217328822E+015" calcext:value-type="float">
            <text:p>1466602173288220</text:p>
          </table:table-cell>
          <table:table-cell office:value-type="float" office:value="1.46660217332122E+015" calcext:value-type="float">
            <text:p>1466602173321220</text:p>
          </table:table-cell>
          <table:table-cell office:value-type="float" office:value="33004" calcext:value-type="float">
            <text:p>33004</text:p>
          </table:table-cell>
          <table:table-cell table:formula="of:=[.K44]-[.Q44]" office:value-type="float" office:value="3301" calcext:value-type="float">
            <text:p>3301</text:p>
          </table:table-cell>
          <table:table-cell office:value-type="string" calcext:value-type="string">
            <text:p>results/boot.128.1.0.1/expe1/boot.49.128.1.0.1:859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217328834E+015" calcext:value-type="float">
            <text:p>1466602173288340</text:p>
          </table:table-cell>
          <table:table-cell office:value-type="float" office:value="1.46660217332121E+015" calcext:value-type="float">
            <text:p>1466602173321210</text:p>
          </table:table-cell>
          <table:table-cell office:value-type="float" office:value="32872" calcext:value-type="float">
            <text:p>32872</text:p>
          </table:table-cell>
          <table:table-cell/>
          <table:table-cell office:value-type="string" calcext:value-type="string">
            <text:p>results/boot.128.1.0.1/expe1/boot.49.128.1.0.1:1175</text:p>
          </table:table-cell>
          <table:table-cell office:value-type="string" calcext:value-type="string">
            <text:p>libxl__domain_make</text:p>
          </table:table-cell>
          <table:table-cell office:value-type="float" office:value="1.46660217328866E+015" calcext:value-type="float">
            <text:p>1466602173288660</text:p>
          </table:table-cell>
          <table:table-cell office:value-type="float" office:value="1.46660217330032E+015" calcext:value-type="float">
            <text:p>1466602173300320</text:p>
          </table:table-cell>
          <table:table-cell office:value-type="float" office:value="11665" calcext:value-type="float">
            <text:p>11665</text:p>
          </table:table-cell>
          <table:table-cell/>
          <table:table-cell office:value-type="string" calcext:value-type="string">
            <text:p>results/boot.128.1.0.1/expe1/boot.49.128.1.0.1:13124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217330061E+015" calcext:value-type="float">
            <text:p>1466602173300610</text:p>
          </table:table-cell>
          <table:table-cell office:value-type="float" office:value="1.46660217332121E+015" calcext:value-type="float">
            <text:p>1466602173321210</text:p>
          </table:table-cell>
          <table:table-cell office:value-type="float" office:value="20605" calcext:value-type="float">
            <text:p>20605</text:p>
          </table:table-cell>
          <table:table-cell/>
          <table:table-cell table:formula="of:=[.W44]-[.AC44]-[.AI44]"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results/boot.128.1.0.1/expe1/boot.5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1470389E+015" calcext:value-type="float">
            <text:p>1466601714703890</text:p>
          </table:table-cell>
          <table:table-cell office:value-type="float" office:value="1.46660171473683E+015" calcext:value-type="float">
            <text:p>1466601714736830</text:p>
          </table:table-cell>
          <table:table-cell office:value-type="float" office:value="32942" calcext:value-type="float">
            <text:p>32942</text:p>
          </table:table-cell>
          <table:table-cell/>
          <table:table-cell office:value-type="string" calcext:value-type="string">
            <text:p>results/boot.128.1.0.1/expe1/boot.5.128.1.0.1:31</text:p>
          </table:table-cell>
          <table:table-cell office:value-type="string" calcext:value-type="string">
            <text:p>create_domain</text:p>
          </table:table-cell>
          <table:table-cell office:value-type="float" office:value="1.46660171470392E+015" calcext:value-type="float">
            <text:p>1466601714703920</text:p>
          </table:table-cell>
          <table:table-cell office:value-type="float" office:value="1.46660171473682E+015" calcext:value-type="float">
            <text:p>1466601714736820</text:p>
          </table:table-cell>
          <table:table-cell office:value-type="float" office:value="32899" calcext:value-type="float">
            <text:p>32899</text:p>
          </table:table-cell>
          <table:table-cell table:formula="of:=[.E45]-[.K45]" office:value-type="float" office:value="43" calcext:value-type="float">
            <text:p>43</text:p>
          </table:table-cell>
          <table:table-cell office:value-type="string" calcext:value-type="string">
            <text:p>results/boot.128.1.0.1/expe1/boot.5.128.1.0.1:669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1470456E+015" calcext:value-type="float">
            <text:p>1466601714704560</text:p>
          </table:table-cell>
          <table:table-cell office:value-type="float" office:value="1.46660171473417E+015" calcext:value-type="float">
            <text:p>1466601714734170</text:p>
          </table:table-cell>
          <table:table-cell office:value-type="float" office:value="29612" calcext:value-type="float">
            <text:p>29612</text:p>
          </table:table-cell>
          <table:table-cell table:formula="of:=[.K45]-[.Q45]" office:value-type="float" office:value="3287" calcext:value-type="float">
            <text:p>3287</text:p>
          </table:table-cell>
          <table:table-cell office:value-type="string" calcext:value-type="string">
            <text:p>results/boot.128.1.0.1/expe1/boot.5.128.1.0.1:82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1470471E+015" calcext:value-type="float">
            <text:p>1466601714704710</text:p>
          </table:table-cell>
          <table:table-cell office:value-type="float" office:value="1.46660171473416E+015" calcext:value-type="float">
            <text:p>1466601714734160</text:p>
          </table:table-cell>
          <table:table-cell office:value-type="float" office:value="29454" calcext:value-type="float">
            <text:p>29454</text:p>
          </table:table-cell>
          <table:table-cell/>
          <table:table-cell office:value-type="string" calcext:value-type="string">
            <text:p>results/boot.128.1.0.1/expe1/boot.5.128.1.0.1:1181</text:p>
          </table:table-cell>
          <table:table-cell office:value-type="string" calcext:value-type="string">
            <text:p>libxl__domain_make</text:p>
          </table:table-cell>
          <table:table-cell office:value-type="float" office:value="1.46660171470507E+015" calcext:value-type="float">
            <text:p>1466601714705070</text:p>
          </table:table-cell>
          <table:table-cell office:value-type="float" office:value="1.46660171471739E+015" calcext:value-type="float">
            <text:p>1466601714717390</text:p>
          </table:table-cell>
          <table:table-cell office:value-type="float" office:value="12320" calcext:value-type="float">
            <text:p>12320</text:p>
          </table:table-cell>
          <table:table-cell/>
          <table:table-cell office:value-type="string" calcext:value-type="string">
            <text:p>results/boot.128.1.0.1/expe1/boot.5.128.1.0.1:13772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1471766E+015" calcext:value-type="float">
            <text:p>1466601714717660</text:p>
          </table:table-cell>
          <table:table-cell office:value-type="float" office:value="1.46660171473416E+015" calcext:value-type="float">
            <text:p>1466601714734160</text:p>
          </table:table-cell>
          <table:table-cell office:value-type="float" office:value="16502" calcext:value-type="float">
            <text:p>16502</text:p>
          </table:table-cell>
          <table:table-cell/>
          <table:table-cell table:formula="of:=[.W45]-[.AC45]-[.AI45]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results/boot.128.1.0.1/expe1/boot.6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2512852E+015" calcext:value-type="float">
            <text:p>1466601725128520</text:p>
          </table:table-cell>
          <table:table-cell office:value-type="float" office:value="1.46660172515994E+015" calcext:value-type="float">
            <text:p>1466601725159940</text:p>
          </table:table-cell>
          <table:table-cell office:value-type="float" office:value="31421" calcext:value-type="float">
            <text:p>31421</text:p>
          </table:table-cell>
          <table:table-cell/>
          <table:table-cell office:value-type="string" calcext:value-type="string">
            <text:p>results/boot.128.1.0.1/expe1/boot.6.128.1.0.1:33</text:p>
          </table:table-cell>
          <table:table-cell office:value-type="string" calcext:value-type="string">
            <text:p>create_domain</text:p>
          </table:table-cell>
          <table:table-cell office:value-type="float" office:value="1.46660172512855E+015" calcext:value-type="float">
            <text:p>1466601725128550</text:p>
          </table:table-cell>
          <table:table-cell office:value-type="float" office:value="1.46660172515992E+015" calcext:value-type="float">
            <text:p>1466601725159920</text:p>
          </table:table-cell>
          <table:table-cell office:value-type="float" office:value="31375" calcext:value-type="float">
            <text:p>31375</text:p>
          </table:table-cell>
          <table:table-cell table:formula="of:=[.E46]-[.K46]" office:value-type="float" office:value="46" calcext:value-type="float">
            <text:p>46</text:p>
          </table:table-cell>
          <table:table-cell office:value-type="string" calcext:value-type="string">
            <text:p>results/boot.128.1.0.1/expe1/boot.6.128.1.0.1:778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2512929E+015" calcext:value-type="float">
            <text:p>1466601725129290</text:p>
          </table:table-cell>
          <table:table-cell office:value-type="float" office:value="1.46660172515587E+015" calcext:value-type="float">
            <text:p>1466601725155870</text:p>
          </table:table-cell>
          <table:table-cell office:value-type="float" office:value="26577" calcext:value-type="float">
            <text:p>26577</text:p>
          </table:table-cell>
          <table:table-cell table:formula="of:=[.K46]-[.Q46]" office:value-type="float" office:value="4798" calcext:value-type="float">
            <text:p>4798</text:p>
          </table:table-cell>
          <table:table-cell office:value-type="string" calcext:value-type="string">
            <text:p>results/boot.128.1.0.1/expe1/boot.6.128.1.0.1:929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2512945E+015" calcext:value-type="float">
            <text:p>1466601725129450</text:p>
          </table:table-cell>
          <table:table-cell office:value-type="float" office:value="1.46660172515587E+015" calcext:value-type="float">
            <text:p>1466601725155870</text:p>
          </table:table-cell>
          <table:table-cell office:value-type="float" office:value="26420" calcext:value-type="float">
            <text:p>26420</text:p>
          </table:table-cell>
          <table:table-cell/>
          <table:table-cell office:value-type="string" calcext:value-type="string">
            <text:p>results/boot.128.1.0.1/expe1/boot.6.128.1.0.1:1274</text:p>
          </table:table-cell>
          <table:table-cell office:value-type="string" calcext:value-type="string">
            <text:p>libxl__domain_make</text:p>
          </table:table-cell>
          <table:table-cell office:value-type="float" office:value="1.46660172512979E+015" calcext:value-type="float">
            <text:p>1466601725129790</text:p>
          </table:table-cell>
          <table:table-cell office:value-type="float" office:value="1.46660172514147E+015" calcext:value-type="float">
            <text:p>1466601725141470</text:p>
          </table:table-cell>
          <table:table-cell office:value-type="float" office:value="11677" calcext:value-type="float">
            <text:p>11677</text:p>
          </table:table-cell>
          <table:table-cell/>
          <table:table-cell office:value-type="string" calcext:value-type="string">
            <text:p>results/boot.128.1.0.1/expe1/boot.6.128.1.0.1:1302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2514154E+015" calcext:value-type="float">
            <text:p>1466601725141540</text:p>
          </table:table-cell>
          <table:table-cell office:value-type="float" office:value="1.46660172515586E+015" calcext:value-type="float">
            <text:p>1466601725155860</text:p>
          </table:table-cell>
          <table:table-cell office:value-type="float" office:value="14320" calcext:value-type="float">
            <text:p>14320</text:p>
          </table:table-cell>
          <table:table-cell/>
          <table:table-cell table:formula="of:=[.W46]-[.AC46]-[.AI46]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results/boot.128.1.0.1/expe1/boot.7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355219E+015" calcext:value-type="float">
            <text:p>1466601735521900</text:p>
          </table:table-cell>
          <table:table-cell office:value-type="float" office:value="1.46660173554227E+015" calcext:value-type="float">
            <text:p>1466601735542270</text:p>
          </table:table-cell>
          <table:table-cell office:value-type="float" office:value="20370" calcext:value-type="float">
            <text:p>20370</text:p>
          </table:table-cell>
          <table:table-cell/>
          <table:table-cell office:value-type="string" calcext:value-type="string">
            <text:p>results/boot.128.1.0.1/expe1/boot.7.128.1.0.1:8</text:p>
          </table:table-cell>
          <table:table-cell office:value-type="string" calcext:value-type="string">
            <text:p>create_domain</text:p>
          </table:table-cell>
          <table:table-cell office:value-type="float" office:value="1.4666017355219E+015" calcext:value-type="float">
            <text:p>1466601735521900</text:p>
          </table:table-cell>
          <table:table-cell office:value-type="float" office:value="1.46660173554225E+015" calcext:value-type="float">
            <text:p>1466601735542250</text:p>
          </table:table-cell>
          <table:table-cell office:value-type="float" office:value="20349" calcext:value-type="float">
            <text:p>20349</text:p>
          </table:table-cell>
          <table:table-cell table:formula="of:=[.E47]-[.K47]" office:value-type="float" office:value="21" calcext:value-type="float">
            <text:p>21</text:p>
          </table:table-cell>
          <table:table-cell office:value-type="string" calcext:value-type="string">
            <text:p>results/boot.128.1.0.1/expe1/boot.7.128.1.0.1:21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3552211E+015" calcext:value-type="float">
            <text:p>1466601735522110</text:p>
          </table:table-cell>
          <table:table-cell office:value-type="float" office:value="1.4666017355395E+015" calcext:value-type="float">
            <text:p>1466601735539500</text:p>
          </table:table-cell>
          <table:table-cell office:value-type="float" office:value="17385" calcext:value-type="float">
            <text:p>17385</text:p>
          </table:table-cell>
          <table:table-cell table:formula="of:=[.K47]-[.Q47]" office:value-type="float" office:value="2964" calcext:value-type="float">
            <text:p>2964</text:p>
          </table:table-cell>
          <table:table-cell office:value-type="string" calcext:value-type="string">
            <text:p>results/boot.128.1.0.1/expe1/boot.7.128.1.0.1:255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3552215E+015" calcext:value-type="float">
            <text:p>1466601735522150</text:p>
          </table:table-cell>
          <table:table-cell office:value-type="float" office:value="1.46660173553949E+015" calcext:value-type="float">
            <text:p>1466601735539490</text:p>
          </table:table-cell>
          <table:table-cell office:value-type="float" office:value="17337" calcext:value-type="float">
            <text:p>17337</text:p>
          </table:table-cell>
          <table:table-cell/>
          <table:table-cell office:value-type="string" calcext:value-type="string">
            <text:p>results/boot.128.1.0.1/expe1/boot.7.128.1.0.1:371</text:p>
          </table:table-cell>
          <table:table-cell office:value-type="string" calcext:value-type="string">
            <text:p>libxl__domain_make</text:p>
          </table:table-cell>
          <table:table-cell office:value-type="float" office:value="1.46660173552227E+015" calcext:value-type="float">
            <text:p>1466601735522270</text:p>
          </table:table-cell>
          <table:table-cell office:value-type="float" office:value="1.46660173552541E+015" calcext:value-type="float">
            <text:p>1466601735525410</text:p>
          </table:table-cell>
          <table:table-cell office:value-type="float" office:value="3141" calcext:value-type="float">
            <text:p>3141</text:p>
          </table:table-cell>
          <table:table-cell/>
          <table:table-cell office:value-type="string" calcext:value-type="string">
            <text:p>results/boot.128.1.0.1/expe1/boot.7.128.1.0.1:3574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3552547E+015" calcext:value-type="float">
            <text:p>1466601735525470</text:p>
          </table:table-cell>
          <table:table-cell office:value-type="float" office:value="1.46660173553949E+015" calcext:value-type="float">
            <text:p>1466601735539490</text:p>
          </table:table-cell>
          <table:table-cell office:value-type="float" office:value="14016" calcext:value-type="float">
            <text:p>14016</text:p>
          </table:table-cell>
          <table:table-cell/>
          <table:table-cell table:formula="of:=[.W47]-[.AC47]-[.AI4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esults/boot.128.1.0.1/expe1/boot.8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4593585E+015" calcext:value-type="float">
            <text:p>1466601745935850</text:p>
          </table:table-cell>
          <table:table-cell office:value-type="float" office:value="1.46660174597585E+015" calcext:value-type="float">
            <text:p>1466601745975850</text:p>
          </table:table-cell>
          <table:table-cell office:value-type="float" office:value="39997" calcext:value-type="float">
            <text:p>39997</text:p>
          </table:table-cell>
          <table:table-cell/>
          <table:table-cell office:value-type="string" calcext:value-type="string">
            <text:p>results/boot.128.1.0.1/expe1/boot.8.128.1.0.1:33</text:p>
          </table:table-cell>
          <table:table-cell office:value-type="string" calcext:value-type="string">
            <text:p>create_domain</text:p>
          </table:table-cell>
          <table:table-cell office:value-type="float" office:value="1.46660174593588E+015" calcext:value-type="float">
            <text:p>1466601745935880</text:p>
          </table:table-cell>
          <table:table-cell office:value-type="float" office:value="1.46660174597584E+015" calcext:value-type="float">
            <text:p>1466601745975840</text:p>
          </table:table-cell>
          <table:table-cell office:value-type="float" office:value="39952" calcext:value-type="float">
            <text:p>39952</text:p>
          </table:table-cell>
          <table:table-cell table:formula="of:=[.E48]-[.K48]" office:value-type="float" office:value="45" calcext:value-type="float">
            <text:p>45</text:p>
          </table:table-cell>
          <table:table-cell office:value-type="string" calcext:value-type="string">
            <text:p>results/boot.128.1.0.1/expe1/boot.8.128.1.0.1:73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4593659E+015" calcext:value-type="float">
            <text:p>1466601745936590</text:p>
          </table:table-cell>
          <table:table-cell office:value-type="float" office:value="1.46660174597286E+015" calcext:value-type="float">
            <text:p>1466601745972860</text:p>
          </table:table-cell>
          <table:table-cell office:value-type="float" office:value="36274" calcext:value-type="float">
            <text:p>36274</text:p>
          </table:table-cell>
          <table:table-cell table:formula="of:=[.K48]-[.Q48]" office:value-type="float" office:value="3678" calcext:value-type="float">
            <text:p>3678</text:p>
          </table:table-cell>
          <table:table-cell office:value-type="string" calcext:value-type="string">
            <text:p>results/boot.128.1.0.1/expe1/boot.8.128.1.0.1:87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4593672E+015" calcext:value-type="float">
            <text:p>1466601745936720</text:p>
          </table:table-cell>
          <table:table-cell office:value-type="float" office:value="1.46660174597285E+015" calcext:value-type="float">
            <text:p>1466601745972850</text:p>
          </table:table-cell>
          <table:table-cell office:value-type="float" office:value="36130" calcext:value-type="float">
            <text:p>36130</text:p>
          </table:table-cell>
          <table:table-cell/>
          <table:table-cell office:value-type="string" calcext:value-type="string">
            <text:p>results/boot.128.1.0.1/expe1/boot.8.128.1.0.1:1190</text:p>
          </table:table-cell>
          <table:table-cell office:value-type="string" calcext:value-type="string">
            <text:p>libxl__domain_make</text:p>
          </table:table-cell>
          <table:table-cell office:value-type="float" office:value="1.46660174593704E+015" calcext:value-type="float">
            <text:p>1466601745937040</text:p>
          </table:table-cell>
          <table:table-cell office:value-type="float" office:value="1.46660174595077E+015" calcext:value-type="float">
            <text:p>1466601745950770</text:p>
          </table:table-cell>
          <table:table-cell office:value-type="float" office:value="13725" calcext:value-type="float">
            <text:p>13725</text:p>
          </table:table-cell>
          <table:table-cell/>
          <table:table-cell office:value-type="string" calcext:value-type="string">
            <text:p>results/boot.128.1.0.1/expe1/boot.8.128.1.0.1:15278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4595113E+015" calcext:value-type="float">
            <text:p>1466601745951130</text:p>
          </table:table-cell>
          <table:table-cell office:value-type="float" office:value="1.46660174597285E+015" calcext:value-type="float">
            <text:p>1466601745972850</text:p>
          </table:table-cell>
          <table:table-cell office:value-type="float" office:value="21720" calcext:value-type="float">
            <text:p>21720</text:p>
          </table:table-cell>
          <table:table-cell/>
          <table:table-cell table:formula="of:=[.W48]-[.AC48]-[.AI48]"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results/boot.128.1.0.1/expe1/boot.9.128.1.0.1:0</text:p>
          </table:table-cell>
          <table:table-cell office:value-type="string" calcext:value-type="string">
            <text:p>main_create</text:p>
          </table:table-cell>
          <table:table-cell office:value-type="float" office:value="1.4666017563862E+015" calcext:value-type="float">
            <text:p>1466601756386200</text:p>
          </table:table-cell>
          <table:table-cell office:value-type="float" office:value="1.46660175641877E+015" calcext:value-type="float">
            <text:p>1466601756418770</text:p>
          </table:table-cell>
          <table:table-cell office:value-type="float" office:value="32572" calcext:value-type="float">
            <text:p>32572</text:p>
          </table:table-cell>
          <table:table-cell/>
          <table:table-cell office:value-type="string" calcext:value-type="string">
            <text:p>results/boot.128.1.0.1/expe1/boot.9.128.1.0.1:34</text:p>
          </table:table-cell>
          <table:table-cell office:value-type="string" calcext:value-type="string">
            <text:p>create_domain</text:p>
          </table:table-cell>
          <table:table-cell office:value-type="float" office:value="1.46660175638623E+015" calcext:value-type="float">
            <text:p>1466601756386230</text:p>
          </table:table-cell>
          <table:table-cell office:value-type="float" office:value="1.46660175641876E+015" calcext:value-type="float">
            <text:p>1466601756418760</text:p>
          </table:table-cell>
          <table:table-cell office:value-type="float" office:value="32524" calcext:value-type="float">
            <text:p>32524</text:p>
          </table:table-cell>
          <table:table-cell table:formula="of:=[.E49]-[.K49]" office:value-type="float" office:value="48" calcext:value-type="float">
            <text:p>48</text:p>
          </table:table-cell>
          <table:table-cell office:value-type="string" calcext:value-type="string">
            <text:p>results/boot.128.1.0.1/expe1/boot.9.128.1.0.1:836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60175638703E+015" calcext:value-type="float">
            <text:p>1466601756387030</text:p>
          </table:table-cell>
          <table:table-cell office:value-type="float" office:value="1.46660175641422E+015" calcext:value-type="float">
            <text:p>1466601756414220</text:p>
          </table:table-cell>
          <table:table-cell office:value-type="float" office:value="27185" calcext:value-type="float">
            <text:p>27185</text:p>
          </table:table-cell>
          <table:table-cell table:formula="of:=[.K49]-[.Q49]" office:value-type="float" office:value="5339" calcext:value-type="float">
            <text:p>5339</text:p>
          </table:table-cell>
          <table:table-cell office:value-type="string" calcext:value-type="string">
            <text:p>results/boot.128.1.0.1/expe1/boot.9.128.1.0.1:99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60175638719E+015" calcext:value-type="float">
            <text:p>1466601756387190</text:p>
          </table:table-cell>
          <table:table-cell office:value-type="float" office:value="1.46660175641421E+015" calcext:value-type="float">
            <text:p>1466601756414210</text:p>
          </table:table-cell>
          <table:table-cell office:value-type="float" office:value="27022" calcext:value-type="float">
            <text:p>27022</text:p>
          </table:table-cell>
          <table:table-cell/>
          <table:table-cell office:value-type="string" calcext:value-type="string">
            <text:p>results/boot.128.1.0.1/expe1/boot.9.128.1.0.1:1336</text:p>
          </table:table-cell>
          <table:table-cell office:value-type="string" calcext:value-type="string">
            <text:p>libxl__domain_make</text:p>
          </table:table-cell>
          <table:table-cell office:value-type="float" office:value="1.46660175638753E+015" calcext:value-type="float">
            <text:p>1466601756387530</text:p>
          </table:table-cell>
          <table:table-cell office:value-type="float" office:value="1.46660175640009E+015" calcext:value-type="float">
            <text:p>1466601756400090</text:p>
          </table:table-cell>
          <table:table-cell office:value-type="float" office:value="12560" calcext:value-type="float">
            <text:p>12560</text:p>
          </table:table-cell>
          <table:table-cell/>
          <table:table-cell office:value-type="string" calcext:value-type="string">
            <text:p>results/boot.128.1.0.1/expe1/boot.9.128.1.0.1:13977</text:p>
          </table:table-cell>
          <table:table-cell office:value-type="string" calcext:value-type="string">
            <text:p>libxl__bootloader_run</text:p>
          </table:table-cell>
          <table:table-cell office:value-type="float" office:value="1.46660175640017E+015" calcext:value-type="float">
            <text:p>1466601756400170</text:p>
          </table:table-cell>
          <table:table-cell office:value-type="float" office:value="1.46660175641421E+015" calcext:value-type="float">
            <text:p>1466601756414210</text:p>
          </table:table-cell>
          <table:table-cell office:value-type="float" office:value="14035" calcext:value-type="float">
            <text:p>14035</text:p>
          </table:table-cell>
          <table:table-cell/>
          <table:table-cell table:formula="of:=[.W49]-[.AC49]-[.AI49]" office:value-type="float" office:value="427" calcext:value-type="float">
            <text:p>427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1-VM</text:p>
          </table:table-cell>
          <table:table-cell office:value-type="string" calcext:value-type="string">
            <text:p>2-Vms</text:p>
          </table:table-cell>
          <table:table-cell office:value-type="string" calcext:value-type="string">
            <text:p>3-Vms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0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20053" calcext:value-type="float">
            <text:p>20053</text:p>
          </table:table-cell>
          <table:table-cell office:value-type="float" office:value="53206" calcext:value-type="float">
            <text:p>53206</text:p>
          </table:table-cell>
          <table:table-cell table:formula="of:=[.K52]" office:value-type="float" office:value="88420" calcext:value-type="float">
            <text:p>88420</text:p>
          </table:table-cell>
          <table:table-cell office:value-type="string" calcext:value-type="string">
            <text:p>results/boot.128.1.0.3/expe1/boot.10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381" calcext:value-type="float">
            <text:p>40381</text:p>
          </table:table-cell>
          <table:table-cell office:value-type="float" office:value="88420" calcext:value-type="float">
            <text:p>884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1.128.1.0.2:7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171" calcext:value-type="float">
            <text:p>41171</text:p>
          </table:table-cell>
          <table:table-cell office:value-type="float" office:value="63070" calcext:value-type="float">
            <text:p>63070</text:p>
          </table:table-cell>
          <table:table-cell table:formula="of:=[.K53]" office:value-type="float" office:value="92400" calcext:value-type="float">
            <text:p>92400</text:p>
          </table:table-cell>
          <table:table-cell office:value-type="string" calcext:value-type="string">
            <text:p>results/boot.128.1.0.3/expe1/boot.11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632" calcext:value-type="float">
            <text:p>41632</text:p>
          </table:table-cell>
          <table:table-cell office:value-type="float" office:value="92400" calcext:value-type="float">
            <text:p>924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2.128.1.0.2:12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483" calcext:value-type="float">
            <text:p>40483</text:p>
          </table:table-cell>
          <table:table-cell office:value-type="float" office:value="62699" calcext:value-type="float">
            <text:p>62699</text:p>
          </table:table-cell>
          <table:table-cell table:formula="of:=[.K54]" office:value-type="float" office:value="87234" calcext:value-type="float">
            <text:p>87234</text:p>
          </table:table-cell>
          <table:table-cell office:value-type="string" calcext:value-type="string">
            <text:p>results/boot.128.1.0.3/expe1/boot.12.128.1.0.3:121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017" calcext:value-type="float">
            <text:p>41017</text:p>
          </table:table-cell>
          <table:table-cell office:value-type="float" office:value="87234" calcext:value-type="float">
            <text:p>872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3.128.1.0.2:1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21033" calcext:value-type="float">
            <text:p>21033</text:p>
          </table:table-cell>
          <table:table-cell office:value-type="float" office:value="53666" calcext:value-type="float">
            <text:p>53666</text:p>
          </table:table-cell>
          <table:table-cell table:formula="of:=[.K55]" office:value-type="float" office:value="94529" calcext:value-type="float">
            <text:p>94529</text:p>
          </table:table-cell>
          <table:table-cell office:value-type="string" calcext:value-type="string">
            <text:p>results/boot.128.1.0.3/expe1/boot.13.128.1.0.3:97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5734" calcext:value-type="float">
            <text:p>45734</text:p>
          </table:table-cell>
          <table:table-cell office:value-type="float" office:value="94529" calcext:value-type="float">
            <text:p>945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4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640" calcext:value-type="float">
            <text:p>40640</text:p>
          </table:table-cell>
          <table:table-cell office:value-type="float" office:value="68753" calcext:value-type="float">
            <text:p>68753</text:p>
          </table:table-cell>
          <table:table-cell table:formula="of:=[.K56]" office:value-type="float" office:value="85830" calcext:value-type="float">
            <text:p>85830</text:p>
          </table:table-cell>
          <table:table-cell office:value-type="string" calcext:value-type="string">
            <text:p>results/boot.128.1.0.3/expe1/boot.14.128.1.0.3:11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294" calcext:value-type="float">
            <text:p>39294</text:p>
          </table:table-cell>
          <table:table-cell office:value-type="float" office:value="85830" calcext:value-type="float">
            <text:p>858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5.128.1.0.2:12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430" calcext:value-type="float">
            <text:p>41430</text:p>
          </table:table-cell>
          <table:table-cell office:value-type="float" office:value="67857" calcext:value-type="float">
            <text:p>67857</text:p>
          </table:table-cell>
          <table:table-cell table:formula="of:=[.K57]" office:value-type="float" office:value="99910" calcext:value-type="float">
            <text:p>99910</text:p>
          </table:table-cell>
          <table:table-cell office:value-type="string" calcext:value-type="string">
            <text:p>results/boot.128.1.0.3/expe1/boot.15.128.1.0.3:106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041" calcext:value-type="float">
            <text:p>39041</text:p>
          </table:table-cell>
          <table:table-cell office:value-type="float" office:value="99910" calcext:value-type="float">
            <text:p>999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6.128.1.0.2: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20478" calcext:value-type="float">
            <text:p>20478</text:p>
          </table:table-cell>
          <table:table-cell office:value-type="float" office:value="51808" calcext:value-type="float">
            <text:p>51808</text:p>
          </table:table-cell>
          <table:table-cell table:formula="of:=[.K58]" office:value-type="float" office:value="92773" calcext:value-type="float">
            <text:p>92773</text:p>
          </table:table-cell>
          <table:table-cell office:value-type="string" calcext:value-type="string">
            <text:p>results/boot.128.1.0.3/expe1/boot.16.128.1.0.3:16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286" calcext:value-type="float">
            <text:p>41286</text:p>
          </table:table-cell>
          <table:table-cell office:value-type="float" office:value="92773" calcext:value-type="float">
            <text:p>927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7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873" calcext:value-type="float">
            <text:p>39873</text:p>
          </table:table-cell>
          <table:table-cell office:value-type="float" office:value="64825" calcext:value-type="float">
            <text:p>64825</text:p>
          </table:table-cell>
          <table:table-cell table:formula="of:=[.K59]" office:value-type="float" office:value="91046" calcext:value-type="float">
            <text:p>91046</text:p>
          </table:table-cell>
          <table:table-cell office:value-type="string" calcext:value-type="string">
            <text:p>results/boot.128.1.0.3/expe1/boot.17.128.1.0.3:154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144" calcext:value-type="float">
            <text:p>41144</text:p>
          </table:table-cell>
          <table:table-cell office:value-type="float" office:value="91046" calcext:value-type="float">
            <text:p>910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8.128.1.0.2:1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7773" calcext:value-type="float">
            <text:p>37773</text:p>
          </table:table-cell>
          <table:table-cell office:value-type="float" office:value="67131" calcext:value-type="float">
            <text:p>67131</text:p>
          </table:table-cell>
          <table:table-cell table:formula="of:=[.K60]" office:value-type="float" office:value="89744" calcext:value-type="float">
            <text:p>89744</text:p>
          </table:table-cell>
          <table:table-cell office:value-type="string" calcext:value-type="string">
            <text:p>results/boot.128.1.0.3/expe1/boot.18.128.1.0.3:151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243" calcext:value-type="float">
            <text:p>41243</text:p>
          </table:table-cell>
          <table:table-cell office:value-type="float" office:value="89744" calcext:value-type="float">
            <text:p>897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19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492" calcext:value-type="float">
            <text:p>39492</text:p>
          </table:table-cell>
          <table:table-cell office:value-type="float" office:value="63411" calcext:value-type="float">
            <text:p>63411</text:p>
          </table:table-cell>
          <table:table-cell table:formula="of:=[.K61]" office:value-type="float" office:value="86989" calcext:value-type="float">
            <text:p>86989</text:p>
          </table:table-cell>
          <table:table-cell office:value-type="string" calcext:value-type="string">
            <text:p>results/boot.128.1.0.3/expe1/boot.19.128.1.0.3:11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978" calcext:value-type="float">
            <text:p>39978</text:p>
          </table:table-cell>
          <table:table-cell office:value-type="float" office:value="86989" calcext:value-type="float">
            <text:p>869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0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7824" calcext:value-type="float">
            <text:p>37824</text:p>
          </table:table-cell>
          <table:table-cell office:value-type="float" office:value="69735" calcext:value-type="float">
            <text:p>69735</text:p>
          </table:table-cell>
          <table:table-cell table:formula="of:=[.K62]" office:value-type="float" office:value="94256" calcext:value-type="float">
            <text:p>94256</text:p>
          </table:table-cell>
          <table:table-cell office:value-type="string" calcext:value-type="string">
            <text:p>results/boot.128.1.0.3/expe1/boot.20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860" calcext:value-type="float">
            <text:p>40860</text:p>
          </table:table-cell>
          <table:table-cell office:value-type="float" office:value="94256" calcext:value-type="float">
            <text:p>942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1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222" calcext:value-type="float">
            <text:p>40222</text:p>
          </table:table-cell>
          <table:table-cell office:value-type="float" office:value="66716" calcext:value-type="float">
            <text:p>66716</text:p>
          </table:table-cell>
          <table:table-cell table:formula="of:=[.K63]" office:value-type="float" office:value="87849" calcext:value-type="float">
            <text:p>87849</text:p>
          </table:table-cell>
          <table:table-cell office:value-type="string" calcext:value-type="string">
            <text:p>results/boot.128.1.0.3/expe1/boot.21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907" calcext:value-type="float">
            <text:p>39907</text:p>
          </table:table-cell>
          <table:table-cell office:value-type="float" office:value="87849" calcext:value-type="float">
            <text:p>878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.128.1.0.2:2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97374" calcext:value-type="float">
            <text:p>97374</text:p>
          </table:table-cell>
          <table:table-cell office:value-type="float" office:value="123264" calcext:value-type="float">
            <text:p>123264</text:p>
          </table:table-cell>
          <table:table-cell table:formula="of:=[.K64]" office:value-type="float" office:value="88487" calcext:value-type="float">
            <text:p>88487</text:p>
          </table:table-cell>
          <table:table-cell office:value-type="string" calcext:value-type="string">
            <text:p>results/boot.128.1.0.3/expe1/boot.2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8990" calcext:value-type="float">
            <text:p>38990</text:p>
          </table:table-cell>
          <table:table-cell office:value-type="float" office:value="88487" calcext:value-type="float">
            <text:p>884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2.128.1.0.2:7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174" calcext:value-type="float">
            <text:p>39174</text:p>
          </table:table-cell>
          <table:table-cell office:value-type="float" office:value="62242" calcext:value-type="float">
            <text:p>62242</text:p>
          </table:table-cell>
          <table:table-cell table:formula="of:=[.K65]" office:value-type="float" office:value="89211" calcext:value-type="float">
            <text:p>89211</text:p>
          </table:table-cell>
          <table:table-cell office:value-type="string" calcext:value-type="string">
            <text:p>results/boot.128.1.0.3/expe1/boot.22.128.1.0.3:74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870" calcext:value-type="float">
            <text:p>40870</text:p>
          </table:table-cell>
          <table:table-cell office:value-type="float" office:value="89211" calcext:value-type="float">
            <text:p>892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3.128.1.0.2:16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7826" calcext:value-type="float">
            <text:p>37826</text:p>
          </table:table-cell>
          <table:table-cell office:value-type="float" office:value="62220" calcext:value-type="float">
            <text:p>62220</text:p>
          </table:table-cell>
          <table:table-cell table:formula="of:=[.K66]" office:value-type="float" office:value="88705" calcext:value-type="float">
            <text:p>88705</text:p>
          </table:table-cell>
          <table:table-cell office:value-type="string" calcext:value-type="string">
            <text:p>results/boot.128.1.0.3/expe1/boot.23.128.1.0.3:8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990" calcext:value-type="float">
            <text:p>40990</text:p>
          </table:table-cell>
          <table:table-cell office:value-type="float" office:value="88705" calcext:value-type="float">
            <text:p>887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4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843" calcext:value-type="float">
            <text:p>40843</text:p>
          </table:table-cell>
          <table:table-cell office:value-type="float" office:value="69540" calcext:value-type="float">
            <text:p>69540</text:p>
          </table:table-cell>
          <table:table-cell table:formula="of:=[.K67]" office:value-type="float" office:value="87843" calcext:value-type="float">
            <text:p>87843</text:p>
          </table:table-cell>
          <table:table-cell office:value-type="string" calcext:value-type="string">
            <text:p>results/boot.128.1.0.3/expe1/boot.24.128.1.0.3:102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573" calcext:value-type="float">
            <text:p>39573</text:p>
          </table:table-cell>
          <table:table-cell office:value-type="float" office:value="87843" calcext:value-type="float">
            <text:p>878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5.128.1.0.2: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8602" calcext:value-type="float">
            <text:p>38602</text:p>
          </table:table-cell>
          <table:table-cell office:value-type="float" office:value="67736" calcext:value-type="float">
            <text:p>67736</text:p>
          </table:table-cell>
          <table:table-cell table:formula="of:=[.K68]" office:value-type="float" office:value="90013" calcext:value-type="float">
            <text:p>90013</text:p>
          </table:table-cell>
          <table:table-cell office:value-type="string" calcext:value-type="string">
            <text:p>results/boot.128.1.0.3/expe1/boot.25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332" calcext:value-type="float">
            <text:p>40332</text:p>
          </table:table-cell>
          <table:table-cell office:value-type="float" office:value="90013" calcext:value-type="float">
            <text:p>900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6.128.1.0.2:23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336" calcext:value-type="float">
            <text:p>40336</text:p>
          </table:table-cell>
          <table:table-cell office:value-type="float" office:value="64135" calcext:value-type="float">
            <text:p>64135</text:p>
          </table:table-cell>
          <table:table-cell table:formula="of:=[.K69]" office:value-type="float" office:value="88875" calcext:value-type="float">
            <text:p>88875</text:p>
          </table:table-cell>
          <table:table-cell office:value-type="string" calcext:value-type="string">
            <text:p>results/boot.128.1.0.3/expe1/boot.26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192" calcext:value-type="float">
            <text:p>40192</text:p>
          </table:table-cell>
          <table:table-cell office:value-type="float" office:value="88875" calcext:value-type="float">
            <text:p>888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7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520" calcext:value-type="float">
            <text:p>40520</text:p>
          </table:table-cell>
          <table:table-cell office:value-type="float" office:value="67004" calcext:value-type="float">
            <text:p>67004</text:p>
          </table:table-cell>
          <table:table-cell table:formula="of:=[.K70]" office:value-type="float" office:value="87243" calcext:value-type="float">
            <text:p>87243</text:p>
          </table:table-cell>
          <table:table-cell office:value-type="string" calcext:value-type="string">
            <text:p>results/boot.128.1.0.3/expe1/boot.27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016" calcext:value-type="float">
            <text:p>40016</text:p>
          </table:table-cell>
          <table:table-cell office:value-type="float" office:value="87243" calcext:value-type="float">
            <text:p>872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8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667" calcext:value-type="float">
            <text:p>40667</text:p>
          </table:table-cell>
          <table:table-cell office:value-type="float" office:value="68335" calcext:value-type="float">
            <text:p>68335</text:p>
          </table:table-cell>
          <table:table-cell table:formula="of:=[.K71]" office:value-type="float" office:value="88884" calcext:value-type="float">
            <text:p>88884</text:p>
          </table:table-cell>
          <table:table-cell office:value-type="string" calcext:value-type="string">
            <text:p>results/boot.128.1.0.3/expe1/boot.28.128.1.0.3:134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389" calcext:value-type="float">
            <text:p>41389</text:p>
          </table:table-cell>
          <table:table-cell office:value-type="float" office:value="88884" calcext:value-type="float">
            <text:p>888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29.128.1.0.2:1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435" calcext:value-type="float">
            <text:p>40435</text:p>
          </table:table-cell>
          <table:table-cell office:value-type="float" office:value="66210" calcext:value-type="float">
            <text:p>66210</text:p>
          </table:table-cell>
          <table:table-cell table:formula="of:=[.K72]" office:value-type="float" office:value="92255" calcext:value-type="float">
            <text:p>92255</text:p>
          </table:table-cell>
          <table:table-cell office:value-type="string" calcext:value-type="string">
            <text:p>results/boot.128.1.0.3/expe1/boot.29.128.1.0.3:126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058" calcext:value-type="float">
            <text:p>41058</text:p>
          </table:table-cell>
          <table:table-cell office:value-type="float" office:value="92255" calcext:value-type="float">
            <text:p>922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0.128.1.0.2:19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437" calcext:value-type="float">
            <text:p>39437</text:p>
          </table:table-cell>
          <table:table-cell office:value-type="float" office:value="63123" calcext:value-type="float">
            <text:p>63123</text:p>
          </table:table-cell>
          <table:table-cell table:formula="of:=[.K73]" office:value-type="float" office:value="74520" calcext:value-type="float">
            <text:p>74520</text:p>
          </table:table-cell>
          <table:table-cell office:value-type="string" calcext:value-type="string">
            <text:p>results/boot.128.1.0.3/expe1/boot.30.128.1.0.3:141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24301" calcext:value-type="float">
            <text:p>24301</text:p>
          </table:table-cell>
          <table:table-cell office:value-type="float" office:value="74520" calcext:value-type="float">
            <text:p>745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1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903" calcext:value-type="float">
            <text:p>39903</text:p>
          </table:table-cell>
          <table:table-cell office:value-type="float" office:value="66563" calcext:value-type="float">
            <text:p>66563</text:p>
          </table:table-cell>
          <table:table-cell table:formula="of:=[.K74]" office:value-type="float" office:value="84258" calcext:value-type="float">
            <text:p>84258</text:p>
          </table:table-cell>
          <table:table-cell office:value-type="string" calcext:value-type="string">
            <text:p>results/boot.128.1.0.3/expe1/boot.31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6420" calcext:value-type="float">
            <text:p>36420</text:p>
          </table:table-cell>
          <table:table-cell office:value-type="float" office:value="84258" calcext:value-type="float">
            <text:p>842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.128.1.0.2:1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4942" calcext:value-type="float">
            <text:p>34942</text:p>
          </table:table-cell>
          <table:table-cell office:value-type="float" office:value="58468" calcext:value-type="float">
            <text:p>58468</text:p>
          </table:table-cell>
          <table:table-cell table:formula="of:=[.K75]" office:value-type="float" office:value="93875" calcext:value-type="float">
            <text:p>93875</text:p>
          </table:table-cell>
          <table:table-cell office:value-type="string" calcext:value-type="string">
            <text:p>results/boot.128.1.0.3/expe1/boot.3.128.1.0.3:106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2678" calcext:value-type="float">
            <text:p>42678</text:p>
          </table:table-cell>
          <table:table-cell office:value-type="float" office:value="93875" calcext:value-type="float">
            <text:p>938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2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982" calcext:value-type="float">
            <text:p>39982</text:p>
          </table:table-cell>
          <table:table-cell office:value-type="float" office:value="67185" calcext:value-type="float">
            <text:p>67185</text:p>
          </table:table-cell>
          <table:table-cell table:formula="of:=[.K76]" office:value-type="float" office:value="85598" calcext:value-type="float">
            <text:p>85598</text:p>
          </table:table-cell>
          <table:table-cell office:value-type="string" calcext:value-type="string">
            <text:p>results/boot.128.1.0.3/expe1/boot.32.128.1.0.3:8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2839" calcext:value-type="float">
            <text:p>32839</text:p>
          </table:table-cell>
          <table:table-cell office:value-type="float" office:value="85598" calcext:value-type="float">
            <text:p>855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3.128.1.0.2:8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538" calcext:value-type="float">
            <text:p>39538</text:p>
          </table:table-cell>
          <table:table-cell office:value-type="float" office:value="66910" calcext:value-type="float">
            <text:p>66910</text:p>
          </table:table-cell>
          <table:table-cell table:formula="of:=[.K77]" office:value-type="float" office:value="89206" calcext:value-type="float">
            <text:p>89206</text:p>
          </table:table-cell>
          <table:table-cell office:value-type="string" calcext:value-type="string">
            <text:p>results/boot.128.1.0.3/expe1/boot.33.128.1.0.3:93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855" calcext:value-type="float">
            <text:p>41855</text:p>
          </table:table-cell>
          <table:table-cell office:value-type="float" office:value="89206" calcext:value-type="float">
            <text:p>892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4.128.1.0.2:94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276" calcext:value-type="float">
            <text:p>39276</text:p>
          </table:table-cell>
          <table:table-cell office:value-type="float" office:value="63695" calcext:value-type="float">
            <text:p>63695</text:p>
          </table:table-cell>
          <table:table-cell table:formula="of:=[.K78]" office:value-type="float" office:value="91685" calcext:value-type="float">
            <text:p>91685</text:p>
          </table:table-cell>
          <table:table-cell office:value-type="string" calcext:value-type="string">
            <text:p>results/boot.128.1.0.3/expe1/boot.34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911" calcext:value-type="float">
            <text:p>41911</text:p>
          </table:table-cell>
          <table:table-cell office:value-type="float" office:value="91685" calcext:value-type="float">
            <text:p>916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5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195" calcext:value-type="float">
            <text:p>40195</text:p>
          </table:table-cell>
          <table:table-cell office:value-type="float" office:value="63147" calcext:value-type="float">
            <text:p>63147</text:p>
          </table:table-cell>
          <table:table-cell table:formula="of:=[.K79]" office:value-type="float" office:value="90971" calcext:value-type="float">
            <text:p>90971</text:p>
          </table:table-cell>
          <table:table-cell office:value-type="string" calcext:value-type="string">
            <text:p>results/boot.128.1.0.3/expe1/boot.35.128.1.0.3:97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943" calcext:value-type="float">
            <text:p>41943</text:p>
          </table:table-cell>
          <table:table-cell office:value-type="float" office:value="90971" calcext:value-type="float">
            <text:p>909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6.128.1.0.2:19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050" calcext:value-type="float">
            <text:p>40050</text:p>
          </table:table-cell>
          <table:table-cell office:value-type="float" office:value="66094" calcext:value-type="float">
            <text:p>66094</text:p>
          </table:table-cell>
          <table:table-cell table:formula="of:=[.K80]" office:value-type="float" office:value="87748" calcext:value-type="float">
            <text:p>87748</text:p>
          </table:table-cell>
          <table:table-cell office:value-type="string" calcext:value-type="string">
            <text:p>results/boot.128.1.0.3/expe1/boot.36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513" calcext:value-type="float">
            <text:p>40513</text:p>
          </table:table-cell>
          <table:table-cell office:value-type="float" office:value="87748" calcext:value-type="float">
            <text:p>877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7.128.1.0.2:9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560" calcext:value-type="float">
            <text:p>39560</text:p>
          </table:table-cell>
          <table:table-cell office:value-type="float" office:value="63087" calcext:value-type="float">
            <text:p>63087</text:p>
          </table:table-cell>
          <table:table-cell table:formula="of:=[.K81]" office:value-type="float" office:value="85884" calcext:value-type="float">
            <text:p>85884</text:p>
          </table:table-cell>
          <table:table-cell office:value-type="string" calcext:value-type="string">
            <text:p>results/boot.128.1.0.3/expe1/boot.37.128.1.0.3:183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553" calcext:value-type="float">
            <text:p>40553</text:p>
          </table:table-cell>
          <table:table-cell office:value-type="float" office:value="85884" calcext:value-type="float">
            <text:p>858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8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832" calcext:value-type="float">
            <text:p>39832</text:p>
          </table:table-cell>
          <table:table-cell office:value-type="float" office:value="63174" calcext:value-type="float">
            <text:p>63174</text:p>
          </table:table-cell>
          <table:table-cell table:formula="of:=[.K82]" office:value-type="float" office:value="91468" calcext:value-type="float">
            <text:p>91468</text:p>
          </table:table-cell>
          <table:table-cell office:value-type="string" calcext:value-type="string">
            <text:p>results/boot.128.1.0.3/expe1/boot.38.128.1.0.3:5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133" calcext:value-type="float">
            <text:p>41133</text:p>
          </table:table-cell>
          <table:table-cell office:value-type="float" office:value="91468" calcext:value-type="float">
            <text:p>914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39.128.1.0.2:33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135" calcext:value-type="float">
            <text:p>41135</text:p>
          </table:table-cell>
          <table:table-cell office:value-type="float" office:value="67588" calcext:value-type="float">
            <text:p>67588</text:p>
          </table:table-cell>
          <table:table-cell table:formula="of:=[.K83]" office:value-type="float" office:value="91003" calcext:value-type="float">
            <text:p>91003</text:p>
          </table:table-cell>
          <table:table-cell office:value-type="string" calcext:value-type="string">
            <text:p>results/boot.128.1.0.3/expe1/boot.39.128.1.0.3:122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388" calcext:value-type="float">
            <text:p>41388</text:p>
          </table:table-cell>
          <table:table-cell office:value-type="float" office:value="91003" calcext:value-type="float">
            <text:p>910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0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2176" calcext:value-type="float">
            <text:p>42176</text:p>
          </table:table-cell>
          <table:table-cell office:value-type="float" office:value="69721" calcext:value-type="float">
            <text:p>69721</text:p>
          </table:table-cell>
          <table:table-cell table:formula="of:=[.K84]" office:value-type="float" office:value="88778" calcext:value-type="float">
            <text:p>88778</text:p>
          </table:table-cell>
          <table:table-cell office:value-type="string" calcext:value-type="string">
            <text:p>results/boot.128.1.0.3/expe1/boot.40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035" calcext:value-type="float">
            <text:p>39035</text:p>
          </table:table-cell>
          <table:table-cell office:value-type="float" office:value="88778" calcext:value-type="float">
            <text:p>887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1.128.1.0.2:1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742" calcext:value-type="float">
            <text:p>39742</text:p>
          </table:table-cell>
          <table:table-cell office:value-type="float" office:value="64635" calcext:value-type="float">
            <text:p>64635</text:p>
          </table:table-cell>
          <table:table-cell table:formula="of:=[.K85]" office:value-type="float" office:value="89318" calcext:value-type="float">
            <text:p>89318</text:p>
          </table:table-cell>
          <table:table-cell office:value-type="string" calcext:value-type="string">
            <text:p>results/boot.128.1.0.3/expe1/boot.41.128.1.0.3:99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345" calcext:value-type="float">
            <text:p>40345</text:p>
          </table:table-cell>
          <table:table-cell office:value-type="float" office:value="89318" calcext:value-type="float">
            <text:p>893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360" calcext:value-type="float">
            <text:p>40360</text:p>
          </table:table-cell>
          <table:table-cell office:value-type="float" office:value="64445" calcext:value-type="float">
            <text:p>64445</text:p>
          </table:table-cell>
          <table:table-cell table:formula="of:=[.K86]" office:value-type="float" office:value="91770" calcext:value-type="float">
            <text:p>91770</text:p>
          </table:table-cell>
          <table:table-cell office:value-type="string" calcext:value-type="string">
            <text:p>results/boot.128.1.0.3/expe1/boot.4.128.1.0.3:129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996" calcext:value-type="float">
            <text:p>41996</text:p>
          </table:table-cell>
          <table:table-cell office:value-type="float" office:value="91770" calcext:value-type="float">
            <text:p>9177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2.128.1.0.2:2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214" calcext:value-type="float">
            <text:p>39214</text:p>
          </table:table-cell>
          <table:table-cell office:value-type="float" office:value="66042" calcext:value-type="float">
            <text:p>66042</text:p>
          </table:table-cell>
          <table:table-cell table:formula="of:=[.K87]" office:value-type="float" office:value="90009" calcext:value-type="float">
            <text:p>90009</text:p>
          </table:table-cell>
          <table:table-cell office:value-type="string" calcext:value-type="string">
            <text:p>results/boot.128.1.0.3/expe1/boot.42.128.1.0.3:177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523" calcext:value-type="float">
            <text:p>40523</text:p>
          </table:table-cell>
          <table:table-cell office:value-type="float" office:value="90009" calcext:value-type="float">
            <text:p>900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3.128.1.0.2:17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8587" calcext:value-type="float">
            <text:p>38587</text:p>
          </table:table-cell>
          <table:table-cell office:value-type="float" office:value="64063" calcext:value-type="float">
            <text:p>64063</text:p>
          </table:table-cell>
          <table:table-cell table:formula="of:=[.K88]" office:value-type="float" office:value="86571" calcext:value-type="float">
            <text:p>86571</text:p>
          </table:table-cell>
          <table:table-cell office:value-type="string" calcext:value-type="string">
            <text:p>results/boot.128.1.0.3/expe1/boot.43.128.1.0.3:133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127" calcext:value-type="float">
            <text:p>39127</text:p>
          </table:table-cell>
          <table:table-cell office:value-type="float" office:value="86571" calcext:value-type="float">
            <text:p>865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4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7804" calcext:value-type="float">
            <text:p>37804</text:p>
          </table:table-cell>
          <table:table-cell office:value-type="float" office:value="62672" calcext:value-type="float">
            <text:p>62672</text:p>
          </table:table-cell>
          <table:table-cell table:formula="of:=[.K89]" office:value-type="float" office:value="91258" calcext:value-type="float">
            <text:p>91258</text:p>
          </table:table-cell>
          <table:table-cell office:value-type="string" calcext:value-type="string">
            <text:p>results/boot.128.1.0.3/expe1/boot.44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2209" calcext:value-type="float">
            <text:p>42209</text:p>
          </table:table-cell>
          <table:table-cell office:value-type="float" office:value="91258" calcext:value-type="float">
            <text:p>912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5.128.1.0.2:17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5594" calcext:value-type="float">
            <text:p>35594</text:p>
          </table:table-cell>
          <table:table-cell office:value-type="float" office:value="64488" calcext:value-type="float">
            <text:p>64488</text:p>
          </table:table-cell>
          <table:table-cell table:formula="of:=[.K90]" office:value-type="float" office:value="92823" calcext:value-type="float">
            <text:p>92823</text:p>
          </table:table-cell>
          <table:table-cell office:value-type="string" calcext:value-type="string">
            <text:p>results/boot.128.1.0.3/expe1/boot.45.128.1.0.3:15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705" calcext:value-type="float">
            <text:p>41705</text:p>
          </table:table-cell>
          <table:table-cell office:value-type="float" office:value="92823" calcext:value-type="float">
            <text:p>928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6.128.1.0.2:26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8098" calcext:value-type="float">
            <text:p>38098</text:p>
          </table:table-cell>
          <table:table-cell office:value-type="float" office:value="66045" calcext:value-type="float">
            <text:p>66045</text:p>
          </table:table-cell>
          <table:table-cell table:formula="of:=[.K91]" office:value-type="float" office:value="89297" calcext:value-type="float">
            <text:p>89297</text:p>
          </table:table-cell>
          <table:table-cell office:value-type="string" calcext:value-type="string">
            <text:p>results/boot.128.1.0.3/expe1/boot.46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289" calcext:value-type="float">
            <text:p>39289</text:p>
          </table:table-cell>
          <table:table-cell office:value-type="float" office:value="89297" calcext:value-type="float">
            <text:p>892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7.128.1.0.2:3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8529" calcext:value-type="float">
            <text:p>38529</text:p>
          </table:table-cell>
          <table:table-cell office:value-type="float" office:value="65429" calcext:value-type="float">
            <text:p>65429</text:p>
          </table:table-cell>
          <table:table-cell table:formula="of:=[.K92]" office:value-type="float" office:value="87573" calcext:value-type="float">
            <text:p>87573</text:p>
          </table:table-cell>
          <table:table-cell office:value-type="string" calcext:value-type="string">
            <text:p>results/boot.128.1.0.3/expe1/boot.47.128.1.0.3:161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264" calcext:value-type="float">
            <text:p>40264</text:p>
          </table:table-cell>
          <table:table-cell office:value-type="float" office:value="87573" calcext:value-type="float">
            <text:p>875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8.128.1.0.2:24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0102" calcext:value-type="float">
            <text:p>40102</text:p>
          </table:table-cell>
          <table:table-cell office:value-type="float" office:value="67625" calcext:value-type="float">
            <text:p>67625</text:p>
          </table:table-cell>
          <table:table-cell table:formula="of:=[.K93]" office:value-type="float" office:value="91441" calcext:value-type="float">
            <text:p>91441</text:p>
          </table:table-cell>
          <table:table-cell office:value-type="string" calcext:value-type="string">
            <text:p>results/boot.128.1.0.3/expe1/boot.48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559" calcext:value-type="float">
            <text:p>41559</text:p>
          </table:table-cell>
          <table:table-cell office:value-type="float" office:value="91441" calcext:value-type="float">
            <text:p>914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49.128.1.0.2:1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931" calcext:value-type="float">
            <text:p>39931</text:p>
          </table:table-cell>
          <table:table-cell office:value-type="float" office:value="65535" calcext:value-type="float">
            <text:p>65535</text:p>
          </table:table-cell>
          <table:table-cell table:formula="of:=[.K94]" office:value-type="float" office:value="90521" calcext:value-type="float">
            <text:p>90521</text:p>
          </table:table-cell>
          <table:table-cell office:value-type="string" calcext:value-type="string">
            <text:p>results/boot.128.1.0.3/expe1/boot.49.128.1.0.3:123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686" calcext:value-type="float">
            <text:p>41686</text:p>
          </table:table-cell>
          <table:table-cell office:value-type="float" office:value="90521" calcext:value-type="float">
            <text:p>905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5.128.1.0.2:2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379" calcext:value-type="float">
            <text:p>41379</text:p>
          </table:table-cell>
          <table:table-cell office:value-type="float" office:value="67275" calcext:value-type="float">
            <text:p>67275</text:p>
          </table:table-cell>
          <table:table-cell table:formula="of:=[.K95]" office:value-type="float" office:value="91743" calcext:value-type="float">
            <text:p>91743</text:p>
          </table:table-cell>
          <table:table-cell office:value-type="string" calcext:value-type="string">
            <text:p>results/boot.128.1.0.3/expe1/boot.5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2132" calcext:value-type="float">
            <text:p>42132</text:p>
          </table:table-cell>
          <table:table-cell office:value-type="float" office:value="91743" calcext:value-type="float">
            <text:p>917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6.128.1.0.2:39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176" calcext:value-type="float">
            <text:p>41176</text:p>
          </table:table-cell>
          <table:table-cell office:value-type="float" office:value="67968" calcext:value-type="float">
            <text:p>67968</text:p>
          </table:table-cell>
          <table:table-cell table:formula="of:=[.K96]" office:value-type="float" office:value="87902" calcext:value-type="float">
            <text:p>87902</text:p>
          </table:table-cell>
          <table:table-cell office:value-type="string" calcext:value-type="string">
            <text:p>results/boot.128.1.0.3/expe1/boot.6.128.1.0.3:121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114" calcext:value-type="float">
            <text:p>41114</text:p>
          </table:table-cell>
          <table:table-cell office:value-type="float" office:value="87902" calcext:value-type="float">
            <text:p>879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7.128.1.0.2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9974" calcext:value-type="float">
            <text:p>39974</text:p>
          </table:table-cell>
          <table:table-cell office:value-type="float" office:value="62881" calcext:value-type="float">
            <text:p>62881</text:p>
          </table:table-cell>
          <table:table-cell table:formula="of:=[.K97]" office:value-type="float" office:value="92592" calcext:value-type="float">
            <text:p>92592</text:p>
          </table:table-cell>
          <table:table-cell office:value-type="string" calcext:value-type="string">
            <text:p>results/boot.128.1.0.3/expe1/boot.7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2417" calcext:value-type="float">
            <text:p>42417</text:p>
          </table:table-cell>
          <table:table-cell office:value-type="float" office:value="92592" calcext:value-type="float">
            <text:p>925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8.128.1.0.2:19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8577" calcext:value-type="float">
            <text:p>38577</text:p>
          </table:table-cell>
          <table:table-cell office:value-type="float" office:value="64564" calcext:value-type="float">
            <text:p>64564</text:p>
          </table:table-cell>
          <table:table-cell table:formula="of:=[.K98]" office:value-type="float" office:value="86095" calcext:value-type="float">
            <text:p>86095</text:p>
          </table:table-cell>
          <table:table-cell office:value-type="string" calcext:value-type="string">
            <text:p>results/boot.128.1.0.3/expe1/boot.8.128.1.0.3:135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38891" calcext:value-type="float">
            <text:p>38891</text:p>
          </table:table-cell>
          <table:table-cell office:value-type="float" office:value="86095" calcext:value-type="float">
            <text:p>860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sults/boot.128.1.0.2/expe1/boot.9.128.1.0.2:18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1261" calcext:value-type="float">
            <text:p>41261</text:p>
          </table:table-cell>
          <table:table-cell office:value-type="float" office:value="67803" calcext:value-type="float">
            <text:p>67803</text:p>
          </table:table-cell>
          <table:table-cell table:formula="of:=[.K99]" office:value-type="float" office:value="89157" calcext:value-type="float">
            <text:p>89157</text:p>
          </table:table-cell>
          <table:table-cell office:value-type="string" calcext:value-type="string">
            <text:p>results/boot.128.1.0.3/expe1/boot.9.128.1.0.3:0</text:p>
          </table:table-cell>
          <table:table-cell office:value-type="string" calcext:value-type="string">
            <text:p>main_create</text:p>
          </table:table-cell>
          <table:table-cell office:value-type="string" calcext:value-type="string">
            <text:p>min_max</text:p>
          </table:table-cell>
          <table:table-cell office:value-type="float" office:value="42003" calcext:value-type="float">
            <text:p>42003</text:p>
          </table:table-cell>
          <table:table-cell office:value-type="float" office:value="89157" calcext:value-type="float">
            <text:p>89157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table:formula="of:=AVERAGE([.D52:.D99])" office:value-type="float" office:value="39637.5625" calcext:value-type="float">
            <text:p>39637.5625</text:p>
          </table:table-cell>
          <table:table-cell table:formula="of:=AVERAGE([.E52:.E99])" office:value-type="float" office:value="65912.25" calcext:value-type="float">
            <text:p>65912.25</text:p>
          </table:table-cell>
          <table:table-cell table:formula="of:=AVERAGE([.F52:.F99])" office:value-type="float" office:value="89490.8333333333" calcext:value-type="float">
            <text:p>89490.833333333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8:41:04.595287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5:31:02.020444958</meta:creation-date>
    <dc:date>2016-06-23T18:48:45.652180303</dc:date>
    <meta:editing-duration>PT6H29M8S</meta:editing-duration>
    <meta:editing-cycles>7</meta:editing-cycles>
    <meta:generator>LibreOffice/4.2.8.2$Linux_X86_64 LibreOffice_project/420m0$Build-2</meta:generator>
    <meta:document-statistic meta:table-count="1" meta:cell-count="21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Boot time of 2 VMs</text:p>
        </chart:title>
        <chart:legend chart:legend-position="end" svg:x="13.651cm" svg:y="3.952cm" style:legend-expansion="high" chart:style-name="ch3"/>
        <chart:plot-area chart:style-name="ch4" table:cell-range-address="Sheet1.D51:Sheet1.E99" chart:data-source-has-labels="row" svg:x="1.331cm" svg:y="1.301cm" svg:width="12cm" svg:height="7.519cm">
          <chartooo:coordinate-region svg:x="2.693cm" svg:y="1.5cm" svg:width="10.638cm" svg:height="7.121cm"/>
          <chart:axis chart:dimension="x" chart:name="primary-x" chart:style-name="ch5"/>
          <chart:axis chart:dimension="y" chart:name="primary-y" chart:style-name="ch6">
            <chart:title svg:x="0.451cm" svg:y="6.202cm" chart:style-name="ch7">
              <text:p>duration (usec)</text:p>
            </chart:title>
            <chart:grid chart:style-name="ch8" chart:class="major"/>
          </chart:axis>
          <chart:series chart:style-name="ch9" chart:values-cell-range-address="Sheet1.D52:Sheet1.D99" chart:label-cell-address="Sheet1.D51:Sheet1.D51" chart:class="chart:line">
            <chart:data-point chart:repeated="48"/>
          </chart:series>
          <chart:series chart:style-name="ch10" chart:values-cell-range-address="Sheet1.E52:Sheet1.E99" chart:label-cell-address="Sheet1.E51:Sheet1.E51" chart:class="chart:line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VM</text:p>
                <draw:g>
                  <svg:desc>Sheet1.D51:Sheet1.D51</svg:desc>
                </draw:g>
              </table:table-cell>
              <table:table-cell office:value-type="string">
                <text:p>2-Vms</text:p>
                <draw:g>
                  <svg:desc>Sheet1.E51:Sheet1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53">
                <text:p>20053</text:p>
                <draw:g>
                  <svg:desc>Sheet1.D52:Sheet1.D99</svg:desc>
                </draw:g>
              </table:table-cell>
              <table:table-cell office:value-type="float" office:value="53206">
                <text:p>53206</text:p>
                <draw:g>
                  <svg:desc>Sheet1.E52:Sheet1.E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171">
                <text:p>41171</text:p>
              </table:table-cell>
              <table:table-cell office:value-type="float" office:value="63070">
                <text:p>630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83">
                <text:p>40483</text:p>
              </table:table-cell>
              <table:table-cell office:value-type="float" office:value="62699">
                <text:p>62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33">
                <text:p>21033</text:p>
              </table:table-cell>
              <table:table-cell office:value-type="float" office:value="53666">
                <text:p>53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40">
                <text:p>40640</text:p>
              </table:table-cell>
              <table:table-cell office:value-type="float" office:value="68753">
                <text:p>68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30">
                <text:p>41430</text:p>
              </table:table-cell>
              <table:table-cell office:value-type="float" office:value="67857">
                <text:p>67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78">
                <text:p>20478</text:p>
              </table:table-cell>
              <table:table-cell office:value-type="float" office:value="51808">
                <text:p>51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873">
                <text:p>39873</text:p>
              </table:table-cell>
              <table:table-cell office:value-type="float" office:value="64825">
                <text:p>64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73">
                <text:p>37773</text:p>
              </table:table-cell>
              <table:table-cell office:value-type="float" office:value="67131">
                <text:p>67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492">
                <text:p>39492</text:p>
              </table:table-cell>
              <table:table-cell office:value-type="float" office:value="63411">
                <text:p>63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824">
                <text:p>37824</text:p>
              </table:table-cell>
              <table:table-cell office:value-type="float" office:value="69735">
                <text:p>69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222">
                <text:p>40222</text:p>
              </table:table-cell>
              <table:table-cell office:value-type="float" office:value="66716">
                <text:p>66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374">
                <text:p>97374</text:p>
              </table:table-cell>
              <table:table-cell office:value-type="float" office:value="123264">
                <text:p>123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174">
                <text:p>39174</text:p>
              </table:table-cell>
              <table:table-cell office:value-type="float" office:value="62242">
                <text:p>62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26">
                <text:p>37826</text:p>
              </table:table-cell>
              <table:table-cell office:value-type="float" office:value="62220">
                <text:p>62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843">
                <text:p>40843</text:p>
              </table:table-cell>
              <table:table-cell office:value-type="float" office:value="69540">
                <text:p>69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602">
                <text:p>38602</text:p>
              </table:table-cell>
              <table:table-cell office:value-type="float" office:value="67736">
                <text:p>67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36">
                <text:p>40336</text:p>
              </table:table-cell>
              <table:table-cell office:value-type="float" office:value="64135">
                <text:p>64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520">
                <text:p>40520</text:p>
              </table:table-cell>
              <table:table-cell office:value-type="float" office:value="67004">
                <text:p>67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667">
                <text:p>40667</text:p>
              </table:table-cell>
              <table:table-cell office:value-type="float" office:value="68335">
                <text:p>68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35">
                <text:p>40435</text:p>
              </table:table-cell>
              <table:table-cell office:value-type="float" office:value="66210">
                <text:p>66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437">
                <text:p>39437</text:p>
              </table:table-cell>
              <table:table-cell office:value-type="float" office:value="63123">
                <text:p>63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03">
                <text:p>39903</text:p>
              </table:table-cell>
              <table:table-cell office:value-type="float" office:value="66563">
                <text:p>66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42">
                <text:p>34942</text:p>
              </table:table-cell>
              <table:table-cell office:value-type="float" office:value="58468">
                <text:p>58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82">
                <text:p>39982</text:p>
              </table:table-cell>
              <table:table-cell office:value-type="float" office:value="67185">
                <text:p>67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538">
                <text:p>39538</text:p>
              </table:table-cell>
              <table:table-cell office:value-type="float" office:value="66910">
                <text:p>669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276">
                <text:p>39276</text:p>
              </table:table-cell>
              <table:table-cell office:value-type="float" office:value="63695">
                <text:p>63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195">
                <text:p>40195</text:p>
              </table:table-cell>
              <table:table-cell office:value-type="float" office:value="63147">
                <text:p>63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50">
                <text:p>40050</text:p>
              </table:table-cell>
              <table:table-cell office:value-type="float" office:value="66094">
                <text:p>66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560">
                <text:p>39560</text:p>
              </table:table-cell>
              <table:table-cell office:value-type="float" office:value="63087">
                <text:p>63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832">
                <text:p>39832</text:p>
              </table:table-cell>
              <table:table-cell office:value-type="float" office:value="63174">
                <text:p>63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35">
                <text:p>41135</text:p>
              </table:table-cell>
              <table:table-cell office:value-type="float" office:value="67588">
                <text:p>67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176">
                <text:p>42176</text:p>
              </table:table-cell>
              <table:table-cell office:value-type="float" office:value="69721">
                <text:p>69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742">
                <text:p>39742</text:p>
              </table:table-cell>
              <table:table-cell office:value-type="float" office:value="64635">
                <text:p>64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60">
                <text:p>40360</text:p>
              </table:table-cell>
              <table:table-cell office:value-type="float" office:value="64445">
                <text:p>644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214">
                <text:p>39214</text:p>
              </table:table-cell>
              <table:table-cell office:value-type="float" office:value="66042">
                <text:p>66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587">
                <text:p>38587</text:p>
              </table:table-cell>
              <table:table-cell office:value-type="float" office:value="64063">
                <text:p>64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804">
                <text:p>37804</text:p>
              </table:table-cell>
              <table:table-cell office:value-type="float" office:value="62672">
                <text:p>62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594">
                <text:p>35594</text:p>
              </table:table-cell>
              <table:table-cell office:value-type="float" office:value="64488">
                <text:p>64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98">
                <text:p>38098</text:p>
              </table:table-cell>
              <table:table-cell office:value-type="float" office:value="66045">
                <text:p>66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9">
                <text:p>38529</text:p>
              </table:table-cell>
              <table:table-cell office:value-type="float" office:value="65429">
                <text:p>654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02">
                <text:p>40102</text:p>
              </table:table-cell>
              <table:table-cell office:value-type="float" office:value="67625">
                <text:p>67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31">
                <text:p>39931</text:p>
              </table:table-cell>
              <table:table-cell office:value-type="float" office:value="65535">
                <text:p>65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379">
                <text:p>41379</text:p>
              </table:table-cell>
              <table:table-cell office:value-type="float" office:value="67275">
                <text:p>67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76">
                <text:p>41176</text:p>
              </table:table-cell>
              <table:table-cell office:value-type="float" office:value="67968">
                <text:p>67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74">
                <text:p>39974</text:p>
              </table:table-cell>
              <table:table-cell office:value-type="float" office:value="62881">
                <text:p>62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577">
                <text:p>38577</text:p>
              </table:table-cell>
              <table:table-cell office:value-type="float" office:value="64564">
                <text:p>64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261">
                <text:p>41261</text:p>
              </table:table-cell>
              <table:table-cell office:value-type="float" office:value="67803">
                <text:p>6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The maximum duration</text:p>
        </chart:title>
        <chart:legend chart:legend-position="end" svg:x="13.651cm" svg:y="3.703cm" style:legend-expansion="high" chart:style-name="ch3"/>
        <chart:plot-area chart:style-name="ch4" table:cell-range-address="Sheet1.D51:Sheet1.F99" chart:data-source-has-labels="row" svg:x="1.331cm" svg:y="1.301cm" svg:width="12cm" svg:height="7.519cm">
          <chartooo:coordinate-region svg:x="2.693cm" svg:y="1.5cm" svg:width="10.638cm" svg:height="7.121cm"/>
          <chart:axis chart:dimension="x" chart:name="primary-x" chart:style-name="ch5"/>
          <chart:axis chart:dimension="y" chart:name="primary-y" chart:style-name="ch6">
            <chart:title svg:x="0.451cm" svg:y="6.202cm" chart:style-name="ch7">
              <text:p>duration (usec)</text:p>
            </chart:title>
            <chart:grid chart:style-name="ch8" chart:class="major"/>
          </chart:axis>
          <chart:series chart:style-name="ch9" chart:values-cell-range-address="Sheet1.D52:Sheet1.D99" chart:label-cell-address="Sheet1.D51:Sheet1.D51" chart:class="chart:line">
            <chart:data-point chart:repeated="48"/>
          </chart:series>
          <chart:series chart:style-name="ch10" chart:values-cell-range-address="Sheet1.E52:Sheet1.E99" chart:label-cell-address="Sheet1.E51:Sheet1.E51" chart:class="chart:line">
            <chart:data-point chart:repeated="48"/>
          </chart:series>
          <chart:series chart:style-name="ch11" chart:values-cell-range-address="Sheet1.F52:Sheet1.F99" chart:label-cell-address="Sheet1.F51:Sheet1.F5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VM</text:p>
                <draw:g>
                  <svg:desc>Sheet1.D51:Sheet1.D51</svg:desc>
                </draw:g>
              </table:table-cell>
              <table:table-cell office:value-type="string">
                <text:p>2-Vms</text:p>
                <draw:g>
                  <svg:desc>Sheet1.E51:Sheet1.E51</svg:desc>
                </draw:g>
              </table:table-cell>
              <table:table-cell office:value-type="string">
                <text:p>3-Vms</text:p>
                <draw:g>
                  <svg:desc>Sheet1.F51:Sheet1.F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53">
                <text:p>20053</text:p>
                <draw:g>
                  <svg:desc>Sheet1.D52:Sheet1.D99</svg:desc>
                </draw:g>
              </table:table-cell>
              <table:table-cell office:value-type="float" office:value="53206">
                <text:p>53206</text:p>
                <draw:g>
                  <svg:desc>Sheet1.E52:Sheet1.E99</svg:desc>
                </draw:g>
              </table:table-cell>
              <table:table-cell office:value-type="float" office:value="88420">
                <text:p>88420</text:p>
                <draw:g>
                  <svg:desc>Sheet1.F52:Sheet1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171">
                <text:p>41171</text:p>
              </table:table-cell>
              <table:table-cell office:value-type="float" office:value="63070">
                <text:p>63070</text:p>
              </table:table-cell>
              <table:table-cell office:value-type="float" office:value="92400">
                <text:p>92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83">
                <text:p>40483</text:p>
              </table:table-cell>
              <table:table-cell office:value-type="float" office:value="62699">
                <text:p>62699</text:p>
              </table:table-cell>
              <table:table-cell office:value-type="float" office:value="87234">
                <text:p>87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33">
                <text:p>21033</text:p>
              </table:table-cell>
              <table:table-cell office:value-type="float" office:value="53666">
                <text:p>53666</text:p>
              </table:table-cell>
              <table:table-cell office:value-type="float" office:value="94529">
                <text:p>94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40">
                <text:p>40640</text:p>
              </table:table-cell>
              <table:table-cell office:value-type="float" office:value="68753">
                <text:p>68753</text:p>
              </table:table-cell>
              <table:table-cell office:value-type="float" office:value="85830">
                <text:p>858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30">
                <text:p>41430</text:p>
              </table:table-cell>
              <table:table-cell office:value-type="float" office:value="67857">
                <text:p>67857</text:p>
              </table:table-cell>
              <table:table-cell office:value-type="float" office:value="99910">
                <text:p>999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78">
                <text:p>20478</text:p>
              </table:table-cell>
              <table:table-cell office:value-type="float" office:value="51808">
                <text:p>51808</text:p>
              </table:table-cell>
              <table:table-cell office:value-type="float" office:value="92773">
                <text:p>92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873">
                <text:p>39873</text:p>
              </table:table-cell>
              <table:table-cell office:value-type="float" office:value="64825">
                <text:p>64825</text:p>
              </table:table-cell>
              <table:table-cell office:value-type="float" office:value="91046">
                <text:p>91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73">
                <text:p>37773</text:p>
              </table:table-cell>
              <table:table-cell office:value-type="float" office:value="67131">
                <text:p>67131</text:p>
              </table:table-cell>
              <table:table-cell office:value-type="float" office:value="89744">
                <text:p>89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492">
                <text:p>39492</text:p>
              </table:table-cell>
              <table:table-cell office:value-type="float" office:value="63411">
                <text:p>63411</text:p>
              </table:table-cell>
              <table:table-cell office:value-type="float" office:value="86989">
                <text:p>86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824">
                <text:p>37824</text:p>
              </table:table-cell>
              <table:table-cell office:value-type="float" office:value="69735">
                <text:p>69735</text:p>
              </table:table-cell>
              <table:table-cell office:value-type="float" office:value="94256">
                <text:p>9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222">
                <text:p>40222</text:p>
              </table:table-cell>
              <table:table-cell office:value-type="float" office:value="66716">
                <text:p>66716</text:p>
              </table:table-cell>
              <table:table-cell office:value-type="float" office:value="87849">
                <text:p>87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374">
                <text:p>97374</text:p>
              </table:table-cell>
              <table:table-cell office:value-type="float" office:value="123264">
                <text:p>123264</text:p>
              </table:table-cell>
              <table:table-cell office:value-type="float" office:value="88487">
                <text:p>88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174">
                <text:p>39174</text:p>
              </table:table-cell>
              <table:table-cell office:value-type="float" office:value="62242">
                <text:p>62242</text:p>
              </table:table-cell>
              <table:table-cell office:value-type="float" office:value="89211">
                <text:p>89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26">
                <text:p>37826</text:p>
              </table:table-cell>
              <table:table-cell office:value-type="float" office:value="62220">
                <text:p>62220</text:p>
              </table:table-cell>
              <table:table-cell office:value-type="float" office:value="88705">
                <text:p>88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843">
                <text:p>40843</text:p>
              </table:table-cell>
              <table:table-cell office:value-type="float" office:value="69540">
                <text:p>69540</text:p>
              </table:table-cell>
              <table:table-cell office:value-type="float" office:value="87843">
                <text:p>87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602">
                <text:p>38602</text:p>
              </table:table-cell>
              <table:table-cell office:value-type="float" office:value="67736">
                <text:p>67736</text:p>
              </table:table-cell>
              <table:table-cell office:value-type="float" office:value="90013">
                <text:p>90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36">
                <text:p>40336</text:p>
              </table:table-cell>
              <table:table-cell office:value-type="float" office:value="64135">
                <text:p>64135</text:p>
              </table:table-cell>
              <table:table-cell office:value-type="float" office:value="88875">
                <text:p>88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520">
                <text:p>40520</text:p>
              </table:table-cell>
              <table:table-cell office:value-type="float" office:value="67004">
                <text:p>67004</text:p>
              </table:table-cell>
              <table:table-cell office:value-type="float" office:value="87243">
                <text:p>87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667">
                <text:p>40667</text:p>
              </table:table-cell>
              <table:table-cell office:value-type="float" office:value="68335">
                <text:p>68335</text:p>
              </table:table-cell>
              <table:table-cell office:value-type="float" office:value="88884">
                <text:p>88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35">
                <text:p>40435</text:p>
              </table:table-cell>
              <table:table-cell office:value-type="float" office:value="66210">
                <text:p>66210</text:p>
              </table:table-cell>
              <table:table-cell office:value-type="float" office:value="92255">
                <text:p>92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437">
                <text:p>39437</text:p>
              </table:table-cell>
              <table:table-cell office:value-type="float" office:value="63123">
                <text:p>63123</text:p>
              </table:table-cell>
              <table:table-cell office:value-type="float" office:value="74520">
                <text:p>74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03">
                <text:p>39903</text:p>
              </table:table-cell>
              <table:table-cell office:value-type="float" office:value="66563">
                <text:p>66563</text:p>
              </table:table-cell>
              <table:table-cell office:value-type="float" office:value="84258">
                <text:p>84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42">
                <text:p>34942</text:p>
              </table:table-cell>
              <table:table-cell office:value-type="float" office:value="58468">
                <text:p>58468</text:p>
              </table:table-cell>
              <table:table-cell office:value-type="float" office:value="93875">
                <text:p>93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82">
                <text:p>39982</text:p>
              </table:table-cell>
              <table:table-cell office:value-type="float" office:value="67185">
                <text:p>67185</text:p>
              </table:table-cell>
              <table:table-cell office:value-type="float" office:value="85598">
                <text:p>85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538">
                <text:p>39538</text:p>
              </table:table-cell>
              <table:table-cell office:value-type="float" office:value="66910">
                <text:p>66910</text:p>
              </table:table-cell>
              <table:table-cell office:value-type="float" office:value="89206">
                <text:p>89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276">
                <text:p>39276</text:p>
              </table:table-cell>
              <table:table-cell office:value-type="float" office:value="63695">
                <text:p>63695</text:p>
              </table:table-cell>
              <table:table-cell office:value-type="float" office:value="91685">
                <text:p>91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195">
                <text:p>40195</text:p>
              </table:table-cell>
              <table:table-cell office:value-type="float" office:value="63147">
                <text:p>63147</text:p>
              </table:table-cell>
              <table:table-cell office:value-type="float" office:value="90971">
                <text:p>90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50">
                <text:p>40050</text:p>
              </table:table-cell>
              <table:table-cell office:value-type="float" office:value="66094">
                <text:p>66094</text:p>
              </table:table-cell>
              <table:table-cell office:value-type="float" office:value="87748">
                <text:p>87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560">
                <text:p>39560</text:p>
              </table:table-cell>
              <table:table-cell office:value-type="float" office:value="63087">
                <text:p>63087</text:p>
              </table:table-cell>
              <table:table-cell office:value-type="float" office:value="85884">
                <text:p>85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832">
                <text:p>39832</text:p>
              </table:table-cell>
              <table:table-cell office:value-type="float" office:value="63174">
                <text:p>63174</text:p>
              </table:table-cell>
              <table:table-cell office:value-type="float" office:value="91468">
                <text:p>91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135">
                <text:p>41135</text:p>
              </table:table-cell>
              <table:table-cell office:value-type="float" office:value="67588">
                <text:p>67588</text:p>
              </table:table-cell>
              <table:table-cell office:value-type="float" office:value="91003">
                <text:p>91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176">
                <text:p>42176</text:p>
              </table:table-cell>
              <table:table-cell office:value-type="float" office:value="69721">
                <text:p>69721</text:p>
              </table:table-cell>
              <table:table-cell office:value-type="float" office:value="88778">
                <text:p>88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742">
                <text:p>39742</text:p>
              </table:table-cell>
              <table:table-cell office:value-type="float" office:value="64635">
                <text:p>64635</text:p>
              </table:table-cell>
              <table:table-cell office:value-type="float" office:value="89318">
                <text:p>89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60">
                <text:p>40360</text:p>
              </table:table-cell>
              <table:table-cell office:value-type="float" office:value="64445">
                <text:p>64445</text:p>
              </table:table-cell>
              <table:table-cell office:value-type="float" office:value="91770">
                <text:p>917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214">
                <text:p>39214</text:p>
              </table:table-cell>
              <table:table-cell office:value-type="float" office:value="66042">
                <text:p>66042</text:p>
              </table:table-cell>
              <table:table-cell office:value-type="float" office:value="90009">
                <text:p>90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587">
                <text:p>38587</text:p>
              </table:table-cell>
              <table:table-cell office:value-type="float" office:value="64063">
                <text:p>64063</text:p>
              </table:table-cell>
              <table:table-cell office:value-type="float" office:value="86571">
                <text:p>865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804">
                <text:p>37804</text:p>
              </table:table-cell>
              <table:table-cell office:value-type="float" office:value="62672">
                <text:p>62672</text:p>
              </table:table-cell>
              <table:table-cell office:value-type="float" office:value="91258">
                <text:p>912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594">
                <text:p>35594</text:p>
              </table:table-cell>
              <table:table-cell office:value-type="float" office:value="64488">
                <text:p>64488</text:p>
              </table:table-cell>
              <table:table-cell office:value-type="float" office:value="92823">
                <text:p>928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98">
                <text:p>38098</text:p>
              </table:table-cell>
              <table:table-cell office:value-type="float" office:value="66045">
                <text:p>66045</text:p>
              </table:table-cell>
              <table:table-cell office:value-type="float" office:value="89297">
                <text:p>89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9">
                <text:p>38529</text:p>
              </table:table-cell>
              <table:table-cell office:value-type="float" office:value="65429">
                <text:p>65429</text:p>
              </table:table-cell>
              <table:table-cell office:value-type="float" office:value="87573">
                <text:p>87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02">
                <text:p>40102</text:p>
              </table:table-cell>
              <table:table-cell office:value-type="float" office:value="67625">
                <text:p>67625</text:p>
              </table:table-cell>
              <table:table-cell office:value-type="float" office:value="91441">
                <text:p>91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31">
                <text:p>39931</text:p>
              </table:table-cell>
              <table:table-cell office:value-type="float" office:value="65535">
                <text:p>65535</text:p>
              </table:table-cell>
              <table:table-cell office:value-type="float" office:value="90521">
                <text:p>905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379">
                <text:p>41379</text:p>
              </table:table-cell>
              <table:table-cell office:value-type="float" office:value="67275">
                <text:p>67275</text:p>
              </table:table-cell>
              <table:table-cell office:value-type="float" office:value="91743">
                <text:p>91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76">
                <text:p>41176</text:p>
              </table:table-cell>
              <table:table-cell office:value-type="float" office:value="67968">
                <text:p>67968</text:p>
              </table:table-cell>
              <table:table-cell office:value-type="float" office:value="87902">
                <text:p>87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74">
                <text:p>39974</text:p>
              </table:table-cell>
              <table:table-cell office:value-type="float" office:value="62881">
                <text:p>62881</text:p>
              </table:table-cell>
              <table:table-cell office:value-type="float" office:value="92592">
                <text:p>925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577">
                <text:p>38577</text:p>
              </table:table-cell>
              <table:table-cell office:value-type="float" office:value="64564">
                <text:p>64564</text:p>
              </table:table-cell>
              <table:table-cell office:value-type="float" office:value="86095">
                <text:p>86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261">
                <text:p>41261</text:p>
              </table:table-cell>
              <table:table-cell office:value-type="float" office:value="67803">
                <text:p>67803</text:p>
              </table:table-cell>
              <table:table-cell office:value-type="float" office:value="89157">
                <text:p>891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5cm" svg:y="0.316cm" chart:style-name="ch2">
          <text:p>Average values</text:p>
        </chart:title>
        <chart:plot-area chart:style-name="ch3" table:cell-range-address="Sheet1.D51:Sheet1.F51 Sheet1.D101:Sheet1.F101" chart:data-source-has-labels="row" svg:x="1.331cm" svg:y="1.301cm" svg:width="14.349cm" svg:height="7.519cm">
          <chartooo:coordinate-region svg:x="2.693cm" svg:y="1.5cm" svg:width="12.483cm" svg:height="6.673cm"/>
          <chart:axis chart:dimension="x" chart:name="primary-x" chart:style-name="ch4" chartooo:axis-type="auto">
            <chartooo:date-scale/>
            <chart:categories table:cell-range-address="Sheet1.D51:Sheet1.F51"/>
          </chart:axis>
          <chart:axis chart:dimension="y" chart:name="primary-y" chart:style-name="ch4">
            <chart:title svg:x="0.451cm" svg:y="6.202cm" chart:style-name="ch5">
              <text:p>duration (usec)</text:p>
            </chart:title>
            <chart:grid chart:style-name="ch6" chart:class="major"/>
          </chart:axis>
          <chart:series chart:style-name="ch7" chart:values-cell-range-address="Sheet1.D101:Sheet1.F10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VM</text:p>
                <draw:g>
                  <svg:desc>Sheet1.D51:Sheet1.F51</svg:desc>
                </draw:g>
              </table:table-cell>
              <table:table-cell office:value-type="string">
                <text:p>2-Vms</text:p>
              </table:table-cell>
              <table:table-cell office:value-type="string">
                <text:p>3-Vms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39637.5625">
                <text:p>39637.5625</text:p>
                <draw:g>
                  <svg:desc>Sheet1.D101:Sheet1.F101</svg:desc>
                </draw:g>
              </table:table-cell>
              <table:table-cell office:value-type="float" office:value="65912.25">
                <text:p>65912.25</text:p>
              </table:table-cell>
              <table:table-cell office:value-type="float" office:value="89490.8333333333">
                <text:p>89490.8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2c001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009cm" svg:y="0.316cm" chart:style-name="ch2">
          <text:p>libxl_domain_create_new / initiate_domain_create</text:p>
        </chart:title>
        <chart:legend chart:legend-position="end" svg:x="12.017cm" svg:y="3.703cm" style:legend-expansion="high" chart:style-name="ch3"/>
        <chart:plot-area chart:style-name="ch4" table:cell-range-address="Sheet1.AC1:Sheet1.AC49 Sheet1.AI1:Sheet1.AI49 Sheet1.AK1:Sheet1.AK49" chart:data-source-has-labels="row" svg:x="1.331cm" svg:y="1.301cm" svg:width="10.366cm" svg:height="7.519cm">
          <chartooo:coordinate-region svg:x="2.508cm" svg:y="1.5cm" svg:width="9.189cm" svg:height="7.121cm"/>
          <chart:axis chart:dimension="x" chart:name="primary-x" chart:style-name="ch5"/>
          <chart:axis chart:dimension="y" chart:name="primary-y" chart:style-name="ch6">
            <chart:title svg:x="0.451cm" svg:y="6.202cm" chart:style-name="ch7">
              <text:p>duration (usec)</text:p>
            </chart:title>
            <chart:grid chart:style-name="ch8" chart:class="major"/>
          </chart:axis>
          <chart:series chart:style-name="ch9" chart:values-cell-range-address="Sheet1.AC2:Sheet1.AC49" chart:label-cell-address="Sheet1.AC1:Sheet1.AC1" chart:class="chart:area">
            <chart:data-point chart:repeated="48"/>
          </chart:series>
          <chart:series chart:style-name="ch10" chart:values-cell-range-address="Sheet1.AI2:Sheet1.AI49" chart:label-cell-address="Sheet1.AI1:Sheet1.AI1" chart:class="chart:area">
            <chart:data-point chart:repeated="48"/>
          </chart:series>
          <chart:series chart:style-name="ch11" chart:values-cell-range-address="Sheet1.AK2:Sheet1.AK49" chart:label-cell-address="Sheet1.AK1:Sheet1.AK1" chart:class="chart:area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xl__domain_make</text:p>
                <draw:g>
                  <svg:desc>Sheet1.AC1:Sheet1.AC1</svg:desc>
                </draw:g>
              </table:table-cell>
              <table:table-cell office:value-type="string">
                <text:p>libxl__bootloader_run</text:p>
                <draw:g>
                  <svg:desc>Sheet1.AI1:Sheet1.AI1</svg:desc>
                </draw:g>
              </table:table-cell>
              <table:table-cell office:value-type="string">
                <text:p>others</text:p>
                <draw:g>
                  <svg:desc>Sheet1.AK1:Sheet1.A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01">
                <text:p>12901</text:p>
                <draw:g>
                  <svg:desc>Sheet1.AC2:Sheet1.AC49</svg:desc>
                </draw:g>
              </table:table-cell>
              <table:table-cell office:value-type="float" office:value="22537">
                <text:p>22537</text:p>
                <draw:g>
                  <svg:desc>Sheet1.AI2:Sheet1.AI49</svg:desc>
                </draw:g>
              </table:table-cell>
              <table:table-cell office:value-type="float" office:value="625">
                <text:p>625</text:p>
                <draw:g>
                  <svg:desc>Sheet1.AK2:Sheet1.A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13">
                <text:p>11513</text:p>
              </table:table-cell>
              <table:table-cell office:value-type="float" office:value="22123">
                <text:p>2212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13">
                <text:p>11713</text:p>
              </table:table-cell>
              <table:table-cell office:value-type="float" office:value="15215">
                <text:p>1521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64">
                <text:p>10664</text:p>
              </table:table-cell>
              <table:table-cell office:value-type="float" office:value="14298">
                <text:p>1429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34">
                <text:p>12634</text:p>
              </table:table-cell>
              <table:table-cell office:value-type="float" office:value="23986">
                <text:p>2398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5">
                <text:p>3415</text:p>
              </table:table-cell>
              <table:table-cell office:value-type="float" office:value="14173">
                <text:p>1417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89">
                <text:p>11889</text:p>
              </table:table-cell>
              <table:table-cell office:value-type="float" office:value="24883">
                <text:p>2488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74">
                <text:p>12074</text:p>
              </table:table-cell>
              <table:table-cell office:value-type="float" office:value="13984">
                <text:p>1398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4">
                <text:p>4634</text:p>
              </table:table-cell>
              <table:table-cell office:value-type="float" office:value="14077">
                <text:p>1407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79">
                <text:p>11079</text:p>
              </table:table-cell>
              <table:table-cell office:value-type="float" office:value="14191">
                <text:p>1419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17">
                <text:p>2917</text:p>
              </table:table-cell>
              <table:table-cell office:value-type="float" office:value="14531">
                <text:p>145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8">
                <text:p>3248</text:p>
              </table:table-cell>
              <table:table-cell office:value-type="float" office:value="14733">
                <text:p>1473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65">
                <text:p>3465</text:p>
              </table:table-cell>
              <table:table-cell office:value-type="float" office:value="14632">
                <text:p>146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14">
                <text:p>11514</text:p>
              </table:table-cell>
              <table:table-cell office:value-type="float" office:value="13938">
                <text:p>1393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90">
                <text:p>3190</text:p>
              </table:table-cell>
              <table:table-cell office:value-type="float" office:value="14610">
                <text:p>146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4">
                <text:p>3164</text:p>
              </table:table-cell>
              <table:table-cell office:value-type="float" office:value="14895">
                <text:p>148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48">
                <text:p>11348</text:p>
              </table:table-cell>
              <table:table-cell office:value-type="float" office:value="29353">
                <text:p>2935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63">
                <text:p>12163</text:p>
              </table:table-cell>
              <table:table-cell office:value-type="float" office:value="24931">
                <text:p>2493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5">
                <text:p>3075</text:p>
              </table:table-cell>
              <table:table-cell office:value-type="float" office:value="14789">
                <text:p>1478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21">
                <text:p>13221</text:p>
              </table:table-cell>
              <table:table-cell office:value-type="float" office:value="27251">
                <text:p>2725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78">
                <text:p>3778</text:p>
              </table:table-cell>
              <table:table-cell office:value-type="float" office:value="14300">
                <text:p>143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6">
                <text:p>3106</text:p>
              </table:table-cell>
              <table:table-cell office:value-type="float" office:value="14846">
                <text:p>148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2">
                <text:p>3182</text:p>
              </table:table-cell>
              <table:table-cell office:value-type="float" office:value="14796">
                <text:p>1479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94">
                <text:p>13794</text:p>
              </table:table-cell>
              <table:table-cell office:value-type="float" office:value="20219">
                <text:p>20219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49">
                <text:p>11749</text:p>
              </table:table-cell>
              <table:table-cell office:value-type="float" office:value="26593">
                <text:p>2659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36">
                <text:p>3236</text:p>
              </table:table-cell>
              <table:table-cell office:value-type="float" office:value="14956">
                <text:p>1495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87">
                <text:p>12687</text:p>
              </table:table-cell>
              <table:table-cell office:value-type="float" office:value="17294">
                <text:p>1729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2">
                <text:p>3102</text:p>
              </table:table-cell>
              <table:table-cell office:value-type="float" office:value="14575">
                <text:p>145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13">
                <text:p>11413</text:p>
              </table:table-cell>
              <table:table-cell office:value-type="float" office:value="22384">
                <text:p>2238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22">
                <text:p>4422</text:p>
              </table:table-cell>
              <table:table-cell office:value-type="float" office:value="16015">
                <text:p>1601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21">
                <text:p>3021</text:p>
              </table:table-cell>
              <table:table-cell office:value-type="float" office:value="14924">
                <text:p>149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5">
                <text:p>2885</text:p>
              </table:table-cell>
              <table:table-cell office:value-type="float" office:value="14910">
                <text:p>149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46">
                <text:p>3246</text:p>
              </table:table-cell>
              <table:table-cell office:value-type="float" office:value="14904">
                <text:p>1490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51">
                <text:p>3351</text:p>
              </table:table-cell>
              <table:table-cell office:value-type="float" office:value="14972">
                <text:p>1497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47">
                <text:p>12047</text:p>
              </table:table-cell>
              <table:table-cell office:value-type="float" office:value="28064">
                <text:p>2806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58">
                <text:p>3458</text:p>
              </table:table-cell>
              <table:table-cell office:value-type="float" office:value="14990">
                <text:p>149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48">
                <text:p>12848</text:p>
              </table:table-cell>
              <table:table-cell office:value-type="float" office:value="26782">
                <text:p>2678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3">
                <text:p>3483</text:p>
              </table:table-cell>
              <table:table-cell office:value-type="float" office:value="14958">
                <text:p>149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74">
                <text:p>12674</text:p>
              </table:table-cell>
              <table:table-cell office:value-type="float" office:value="15115">
                <text:p>1511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9">
                <text:p>3489</text:p>
              </table:table-cell>
              <table:table-cell office:value-type="float" office:value="14877">
                <text:p>1487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1">
                <text:p>4401</text:p>
              </table:table-cell>
              <table:table-cell office:value-type="float" office:value="15098">
                <text:p>1509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29">
                <text:p>3329</text:p>
              </table:table-cell>
              <table:table-cell office:value-type="float" office:value="15086">
                <text:p>150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65">
                <text:p>11665</text:p>
              </table:table-cell>
              <table:table-cell office:value-type="float" office:value="20605">
                <text:p>2060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20">
                <text:p>12320</text:p>
              </table:table-cell>
              <table:table-cell office:value-type="float" office:value="16502">
                <text:p>1650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77">
                <text:p>11677</text:p>
              </table:table-cell>
              <table:table-cell office:value-type="float" office:value="14320">
                <text:p>143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41">
                <text:p>3141</text:p>
              </table:table-cell>
              <table:table-cell office:value-type="float" office:value="14016">
                <text:p>140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725">
                <text:p>13725</text:p>
              </table:table-cell>
              <table:table-cell office:value-type="float" office:value="21720">
                <text:p>2172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60">
                <text:p>12560</text:p>
              </table:table-cell>
              <table:table-cell office:value-type="float" office:value="14035">
                <text:p>14035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7cm" svg:y="0.316cm" chart:style-name="ch2">
          <text:p>main_create</text:p>
        </chart:title>
        <chart:legend chart:legend-position="end" svg:x="12.996cm" svg:y="3.952cm" style:legend-expansion="high" chart:style-name="ch3"/>
        <chart:plot-area chart:style-name="ch4" table:cell-range-address="Sheet1.K1:Sheet1.L49" chart:data-source-has-labels="row" svg:x="1.331cm" svg:y="1.301cm" svg:width="11.345cm" svg:height="7.519cm">
          <chartooo:coordinate-region svg:x="2.508cm" svg:y="1.5cm" svg:width="10.168cm" svg:height="7.121cm"/>
          <chart:axis chart:dimension="x" chart:name="primary-x" chart:style-name="ch5"/>
          <chart:axis chart:dimension="y" chart:name="primary-y" chart:style-name="ch6">
            <chart:title svg:x="0.451cm" svg:y="6.202cm" chart:style-name="ch7">
              <text:p>duration (usec)</text:p>
            </chart:title>
            <chart:grid chart:style-name="ch8" chart:class="major"/>
          </chart:axis>
          <chart:series chart:style-name="ch9" chart:values-cell-range-address="Sheet1.K2:Sheet1.K49" chart:label-cell-address="Sheet1.K1:Sheet1.K1" chart:class="chart:area">
            <chart:data-point chart:repeated="48"/>
          </chart:series>
          <chart:series chart:style-name="ch10" chart:values-cell-range-address="Sheet1.L2:Sheet1.L49" chart:label-cell-address="Sheet1.L1:Sheet1.L1" chart:class="chart:area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_domain</text:p>
                <draw:g>
                  <svg:desc>Sheet1.K1:Sheet1.K1</svg:desc>
                </draw:g>
              </table:table-cell>
              <table:table-cell office:value-type="string">
                <text:p>others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54">
                <text:p>39654</text:p>
                <draw:g>
                  <svg:desc>Sheet1.K2:Sheet1.K49</svg:desc>
                </draw:g>
              </table:table-cell>
              <table:table-cell office:value-type="float" office:value="47">
                <text:p>47</text:p>
                <draw:g>
                  <svg:desc>Sheet1.L2:Sheet1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491">
                <text:p>39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98">
                <text:p>308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72">
                <text:p>289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83">
                <text:p>41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48">
                <text:p>207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43">
                <text:p>41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633">
                <text:p>29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21">
                <text:p>227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426">
                <text:p>294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02">
                <text:p>20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98">
                <text:p>209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57">
                <text:p>212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812">
                <text:p>318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93">
                <text:p>215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14">
                <text:p>220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672">
                <text:p>446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17">
                <text:p>410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81">
                <text:p>206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23">
                <text:p>445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52">
                <text:p>2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652">
                <text:p>20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221">
                <text:p>212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131">
                <text:p>391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20">
                <text:p>424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18">
                <text:p>210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563">
                <text:p>355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91">
                <text:p>2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263">
                <text:p>372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612">
                <text:p>23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673">
                <text:p>206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82">
                <text:p>205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90">
                <text:p>208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355">
                <text:p>213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766">
                <text:p>447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263">
                <text:p>212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951">
                <text:p>449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53">
                <text:p>219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653">
                <text:p>316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33">
                <text:p>210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32">
                <text:p>234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18">
                <text:p>21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305">
                <text:p>363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99">
                <text:p>328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375">
                <text:p>313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349">
                <text:p>203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52">
                <text:p>399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24">
                <text:p>32524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462cm" svg:y="0.316cm" chart:style-name="ch2">
          <text:p>create_domain</text:p>
        </chart:title>
        <chart:legend chart:legend-position="end" svg:x="11.409cm" svg:y="3.952cm" style:legend-expansion="high" chart:style-name="ch3"/>
        <chart:plot-area chart:style-name="ch4" table:cell-range-address="Sheet1.Q1:Sheet1.R49" chart:data-source-has-labels="row" svg:x="1.331cm" svg:y="1.301cm" svg:width="9.758cm" svg:height="7.519cm">
          <chartooo:coordinate-region svg:x="2.508cm" svg:y="1.5cm" svg:width="8.581cm" svg:height="7.121cm"/>
          <chart:axis chart:dimension="x" chart:name="primary-x" chart:style-name="ch5"/>
          <chart:axis chart:dimension="y" chart:name="primary-y" chart:style-name="ch6">
            <chart:title svg:x="0.451cm" svg:y="6.202cm" chart:style-name="ch7">
              <text:p>duration (usec)</text:p>
            </chart:title>
            <chart:grid chart:style-name="ch8" chart:class="major"/>
          </chart:axis>
          <chart:series chart:style-name="ch9" chart:values-cell-range-address="Sheet1.Q2:Sheet1.Q49" chart:label-cell-address="Sheet1.Q1:Sheet1.Q1" chart:class="chart:area">
            <chart:data-point chart:repeated="48"/>
          </chart:series>
          <chart:series chart:style-name="ch10" chart:values-cell-range-address="Sheet1.R2:Sheet1.R49" chart:label-cell-address="Sheet1.R1:Sheet1.R1" chart:class="chart:area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xl_domain_create_new</text:p>
                <draw:g>
                  <svg:desc>Sheet1.Q1:Sheet1.Q1</svg:desc>
                </draw:g>
              </table:table-cell>
              <table:table-cell office:value-type="string">
                <text:p>others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247">
                <text:p>36247</text:p>
                <draw:g>
                  <svg:desc>Sheet1.Q2:Sheet1.Q49</svg:desc>
                </draw:g>
              </table:table-cell>
              <table:table-cell office:value-type="float" office:value="3407">
                <text:p>3407</text:p>
                <draw:g>
                  <svg:desc>Sheet1.R2:Sheet1.R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343">
                <text:p>34343</text:p>
              </table:table-cell>
              <table:table-cell office:value-type="float" office:value="5148">
                <text:p>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717">
                <text:p>27717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53">
                <text:p>25553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394">
                <text:p>37394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96">
                <text:p>17796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630">
                <text:p>37630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91">
                <text:p>2659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50">
                <text:p>1925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39">
                <text:p>25839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65">
                <text:p>17665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95">
                <text:p>18195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332">
                <text:p>18332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26">
                <text:p>26426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6">
                <text:p>18036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99">
                <text:p>1829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416">
                <text:p>41416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37">
                <text:p>37937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30">
                <text:p>18130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74">
                <text:p>41374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48">
                <text:p>18648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180">
                <text:p>18180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52">
                <text:p>18252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810">
                <text:p>34810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81">
                <text:p>3928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58">
                <text:p>18458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53">
                <text:p>30853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955">
                <text:p>17955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535">
                <text:p>34535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81">
                <text:p>20981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173">
                <text:p>1817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63">
                <text:p>18063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370">
                <text:p>1837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542">
                <text:p>18542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968">
                <text:p>40968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81">
                <text:p>18681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81">
                <text:p>40481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45">
                <text:p>18645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391">
                <text:p>28391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71">
                <text:p>18571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54">
                <text:p>20054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638">
                <text:p>18638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004">
                <text:p>33004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612">
                <text:p>2961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577">
                <text:p>26577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85">
                <text:p>17385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274">
                <text:p>36274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185">
                <text:p>27185</text:p>
              </table:table-cell>
              <table:table-cell office:value-type="float" office:value="5339">
                <text:p>533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